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Y37-12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641.417" calcext:value-type="float">
            <text:p>641,417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3797.464" calcext:value-type="float">
            <text:p>3797,464</text:p>
          </table:table-cell>
          <table:table-cell office:value-type="float" office:value="2710" calcext:value-type="float">
            <text:p>2710</text:p>
          </table:table-cell>
          <table:table-cell/>
          <table:table-cell office:value-type="float" office:value="39511.614" calcext:value-type="float">
            <text:p>39511,614</text:p>
          </table:table-cell>
          <table:table-cell office:value-type="float" office:value="24220" calcext:value-type="float">
            <text:p>24220</text:p>
          </table:table-cell>
          <table:table-cell table:number-columns-repeated="5"/>
          <table:table-cell table:formula="of:=['PY37-128MB'.N7]-['PY37-128MB'.$L7]" office:value-type="float" office:value="-128.041237113402" calcext:value-type="float">
            <text:p>-128,0412371134</text:p>
          </table:table-cell>
          <table:table-cell table:formula="of:=['PY37-128MB'.O7]-['PY37-128MB'.$L7]" office:value-type="float" office:value="131.958762886598" calcext:value-type="float">
            <text:p>131,9587628866</text:p>
          </table:table-cell>
        </table:table-row>
        <table:table-row table:style-name="ro1">
          <table:table-cell office:value-type="float" office:value="592.808" calcext:value-type="float">
            <text:p>592,8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691.299" calcext:value-type="float">
            <text:p>3691,299</text:p>
          </table:table-cell>
          <table:table-cell office:value-type="float" office:value="2690" calcext:value-type="float">
            <text:p>2690</text:p>
          </table:table-cell>
          <table:table-cell/>
          <table:table-cell office:value-type="float" office:value="36702.071" calcext:value-type="float">
            <text:p>36702,071</text:p>
          </table:table-cell>
          <table:table-cell office:value-type="float" office:value="24150" calcext:value-type="float">
            <text:p>24150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98.181" calcext:value-type="float">
            <text:p>498,181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799.049" calcext:value-type="float">
            <text:p>3799,049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43311.517" calcext:value-type="float">
            <text:p>43311,517</text:p>
          </table:table-cell>
          <table:table-cell office:value-type="float" office:value="23980" calcext:value-type="float">
            <text:p>2398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PY37-128MB'.$B$8:.$B$104])" office:value-type="float" office:value="218.041237113402" calcext:value-type="float">
            <text:p>218,0412371134</text:p>
          </table:table-cell>
          <table:table-cell table:formula="of:=STDEV(['PY37-128MB'.$B$8:.$B$104])" office:value-type="float" office:value="55.9322353250217" calcext:value-type="float">
            <text:p>55,932235325</text:p>
          </table:table-cell>
          <table:table-cell table:formula="of:=MIN(['PY37-128MB'.$B$8:.$B$104])" office:value-type="float" office:value="90" calcext:value-type="float">
            <text:p>90</text:p>
          </table:table-cell>
          <table:table-cell table:formula="of:=MAX(['PY37-128MB'.$B$8:.$B$104]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95.141" calcext:value-type="float">
            <text:p>395,14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←</text:p>
          </table:table-cell>
          <table:table-cell office:value-type="float" office:value="3995.442" calcext:value-type="float">
            <text:p>3995,442</text:p>
          </table:table-cell>
          <table:table-cell office:value-type="float" office:value="2570" calcext:value-type="float">
            <text:p>2570</text:p>
          </table:table-cell>
          <table:table-cell/>
          <table:table-cell office:value-type="float" office:value="43153.606" calcext:value-type="float">
            <text:p>43153,606</text:p>
          </table:table-cell>
          <table:table-cell office:value-type="float" office:value="23960" calcext:value-type="float">
            <text:p>2396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128MB'.$E$17:.$E$104])" office:value-type="float" office:value="2061.02272727273" calcext:value-type="float">
            <text:p>2061,0227272727</text:p>
          </table:table-cell>
          <table:table-cell table:formula="of:=STDEV(['PY37-128MB'.$E$17:.$E$104])" office:value-type="float" office:value="182.479977000957" calcext:value-type="float">
            <text:p>182,479977001</text:p>
          </table:table-cell>
          <table:table-cell table:formula="of:=MIN(['PY37-128MB'.$E$17:.$E$104])" office:value-type="float" office:value="1600" calcext:value-type="float">
            <text:p>1600</text:p>
          </table:table-cell>
          <table:table-cell table:formula="of:=MAX(['PY37-128MB'.$E$17:.$E$104])"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496.761" calcext:value-type="float">
            <text:p>496,761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3944.947" calcext:value-type="float">
            <text:p>3944,947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37896.367" calcext:value-type="float">
            <text:p>37896,367</text:p>
          </table:table-cell>
          <table:table-cell office:value-type="float" office:value="23830" calcext:value-type="float">
            <text:p>2383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PY37-128MB'.$H$5:.$H$23])" office:value-type="float" office:value="22692.6315789474" calcext:value-type="float">
            <text:p>22692,6315789474</text:p>
          </table:table-cell>
          <table:table-cell table:formula="of:=STDEV(['PY37-128MB'.$H$5:.$H$23])" office:value-type="float" office:value="1056.78675503341" calcext:value-type="float">
            <text:p>1056,7867550334</text:p>
          </table:table-cell>
          <table:table-cell table:formula="of:=MIN(['PY37-128MB'.$H$5:.$H$23])" office:value-type="float" office:value="20720" calcext:value-type="float">
            <text:p>20720</text:p>
          </table:table-cell>
          <table:table-cell table:formula="of:=MAX(['PY37-128MB'.$H$5:.$H$79])" office:value-type="float" office:value="24220" calcext:value-type="float">
            <text:p>24220</text:p>
          </table:table-cell>
        </table:table-row>
        <table:table-row table:style-name="ro1">
          <table:table-cell office:value-type="float" office:value="497.398" calcext:value-type="float">
            <text:p>497,398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4305.035" calcext:value-type="float">
            <text:p>4305,035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38705.362" calcext:value-type="float">
            <text:p>38705,362</text:p>
          </table:table-cell>
          <table:table-cell office:value-type="float" office:value="23340" calcext:value-type="float">
            <text:p>23340</text:p>
          </table:table-cell>
          <table:table-cell table:number-columns-repeated="7"/>
        </table:table-row>
        <table:table-row table:style-name="ro1">
          <table:table-cell office:value-type="float" office:value="503.932" calcext:value-type="float">
            <text:p>503,932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3808.357" calcext:value-type="float">
            <text:p>3808,357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41382.983" calcext:value-type="float">
            <text:p>41382,983</text:p>
          </table:table-cell>
          <table:table-cell office:value-type="float" office:value="23110" calcext:value-type="float">
            <text:p>23110</text:p>
          </table:table-cell>
          <table:table-cell table:number-columns-repeated="5"/>
          <table:table-cell table:formula="of:=[.L8]-[.N8]" office:value-type="float" office:value="461.022727272727" calcext:value-type="float">
            <text:p>461,0227272727</text:p>
          </table:table-cell>
          <table:table-cell table:formula="of:=[.L8]-[.O8]" office:value-type="float" office:value="-318.977272727273" calcext:value-type="float">
            <text:p>-318,9772727273</text:p>
          </table:table-cell>
        </table:table-row>
        <table:table-row table:style-name="ro1">
          <table:table-cell office:value-type="float" office:value="402.667" calcext:value-type="float">
            <text:p>402,667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4005.073" calcext:value-type="float">
            <text:p>4005,073</text:p>
          </table:table-cell>
          <table:table-cell office:value-type="float" office:value="2470" calcext:value-type="float">
            <text:p>2470</text:p>
          </table:table-cell>
          <table:table-cell/>
          <table:table-cell office:value-type="float" office:value="37128.408" calcext:value-type="float">
            <text:p>37128,408</text:p>
          </table:table-cell>
          <table:table-cell office:value-type="float" office:value="22830" calcext:value-type="float">
            <text:p>22830</text:p>
          </table:table-cell>
          <table:table-cell table:number-columns-repeated="7"/>
        </table:table-row>
        <table:table-row table:style-name="ro1">
          <table:table-cell office:value-type="float" office:value="397.991" calcext:value-type="float">
            <text:p>397,99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3895.091" calcext:value-type="float">
            <text:p>3895,091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36931.993" calcext:value-type="float">
            <text:p>36931,993</text:p>
          </table:table-cell>
          <table:table-cell office:value-type="float" office:value="22740" calcext:value-type="float">
            <text:p>22740</text:p>
          </table:table-cell>
          <table:table-cell table:number-columns-repeated="7"/>
        </table:table-row>
        <table:table-row table:style-name="ro1">
          <table:table-cell office:value-type="float" office:value="396.047" calcext:value-type="float">
            <text:p>396,047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3498.021" calcext:value-type="float">
            <text:p>3498,021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38205.97" calcext:value-type="float">
            <text:p>38205,97</text:p>
          </table:table-cell>
          <table:table-cell office:value-type="float" office:value="22660" calcext:value-type="float">
            <text:p>22660</text:p>
          </table:table-cell>
          <table:table-cell table:number-columns-repeated="7"/>
        </table:table-row>
        <table:table-row table:style-name="ro1">
          <table:table-cell office:value-type="float" office:value="400.741" calcext:value-type="float">
            <text:p>400,74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807.705" calcext:value-type="float">
            <text:p>3807,705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43380.576" calcext:value-type="float">
            <text:p>43380,576</text:p>
          </table:table-cell>
          <table:table-cell office:value-type="float" office:value="22630" calcext:value-type="float">
            <text:p>22630</text:p>
          </table:table-cell>
          <table:table-cell table:number-columns-repeated="7"/>
        </table:table-row>
        <table:table-row table:style-name="ro1">
          <table:table-cell office:value-type="float" office:value="491.149" calcext:value-type="float">
            <text:p>491,14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781.739" calcext:value-type="float">
            <text:p>3781,739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38758.17" calcext:value-type="float">
            <text:p>38758,17</text:p>
          </table:table-cell>
          <table:table-cell office:value-type="float" office:value="22490" calcext:value-type="float">
            <text:p>22490</text:p>
          </table:table-cell>
          <table:table-cell table:number-columns-repeated="7"/>
        </table:table-row>
        <table:table-row table:style-name="ro1">
          <table:table-cell office:value-type="float" office:value="489.812" calcext:value-type="float">
            <text:p>489,812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3695.407" calcext:value-type="float">
            <text:p>3695,407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←</text:p>
          </table:table-cell>
          <table:table-cell office:value-type="float" office:value="42331.191" calcext:value-type="float">
            <text:p>42331,191</text:p>
          </table:table-cell>
          <table:table-cell office:value-type="float" office:value="22310" calcext:value-type="float">
            <text:p>22310</text:p>
          </table:table-cell>
          <table:table-cell table:number-columns-repeated="7"/>
        </table:table-row>
        <table:table-row table:style-name="ro1">
          <table:table-cell office:value-type="float" office:value="492.526" calcext:value-type="float">
            <text:p>492,526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4106.201" calcext:value-type="float">
            <text:p>4106,201</text:p>
          </table:table-cell>
          <table:table-cell office:value-type="float" office:value="2370" calcext:value-type="float">
            <text:p>2370</text:p>
          </table:table-cell>
          <table:table-cell/>
          <table:table-cell office:value-type="float" office:value="42335.859" calcext:value-type="float">
            <text:p>42335,859</text:p>
          </table:table-cell>
          <table:table-cell office:value-type="float" office:value="22150" calcext:value-type="float">
            <text:p>22150</text:p>
          </table:table-cell>
          <table:table-cell table:number-columns-repeated="7"/>
        </table:table-row>
        <table:table-row table:style-name="ro1">
          <table:table-cell office:value-type="float" office:value="397.505" calcext:value-type="float">
            <text:p>397,505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3800.892" calcext:value-type="float">
            <text:p>3800,892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36805.719" calcext:value-type="float">
            <text:p>36805,719</text:p>
          </table:table-cell>
          <table:table-cell office:value-type="float" office:value="21830" calcext:value-type="float">
            <text:p>21830</text:p>
          </table:table-cell>
          <table:table-cell table:number-columns-repeated="7"/>
        </table:table-row>
        <table:table-row table:style-name="ro1">
          <table:table-cell office:value-type="float" office:value="404.094" calcext:value-type="float">
            <text:p>404,09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4021.39" calcext:value-type="float">
            <text:p>4021,39</text:p>
          </table:table-cell>
          <table:table-cell office:value-type="float" office:value="2320" calcext:value-type="float">
            <text:p>2320</text:p>
          </table:table-cell>
          <table:table-cell/>
          <table:table-cell office:value-type="float" office:value="40946.612" calcext:value-type="float">
            <text:p>40946,612</text:p>
          </table:table-cell>
          <table:table-cell office:value-type="float" office:value="21760" calcext:value-type="float">
            <text:p>21760</text:p>
          </table:table-cell>
          <table:table-cell table:number-columns-repeated="7"/>
        </table:table-row>
        <table:table-row table:style-name="ro1">
          <table:table-cell office:value-type="float" office:value="495.994" calcext:value-type="float">
            <text:p>495,99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4302.519" calcext:value-type="float">
            <text:p>4302,519</text:p>
          </table:table-cell>
          <table:table-cell office:value-type="float" office:value="2320" calcext:value-type="float">
            <text:p>2320</text:p>
          </table:table-cell>
          <table:table-cell/>
          <table:table-cell office:value-type="float" office:value="38678.378" calcext:value-type="float">
            <text:p>38678,378</text:p>
          </table:table-cell>
          <table:table-cell office:value-type="float" office:value="21520" calcext:value-type="float">
            <text:p>21520</text:p>
          </table:table-cell>
          <table:table-cell table:number-columns-repeated="7"/>
        </table:table-row>
        <table:table-row table:style-name="ro1">
          <table:table-cell office:value-type="float" office:value="402.481" calcext:value-type="float">
            <text:p>402,48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3798.441" calcext:value-type="float">
            <text:p>3798,441</text:p>
          </table:table-cell>
          <table:table-cell office:value-type="float" office:value="2310" calcext:value-type="float">
            <text:p>2310</text:p>
          </table:table-cell>
          <table:table-cell/>
          <table:table-cell office:value-type="float" office:value="40514.756" calcext:value-type="float">
            <text:p>40514,756</text:p>
          </table:table-cell>
          <table:table-cell office:value-type="float" office:value="20930" calcext:value-type="float">
            <text:p>20930</text:p>
          </table:table-cell>
          <table:table-cell table:number-columns-repeated="7"/>
        </table:table-row>
        <table:table-row table:style-name="ro1">
          <table:table-cell office:value-type="float" office:value="497.032" calcext:value-type="float">
            <text:p>497,032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3885.354" calcext:value-type="float">
            <text:p>3885,354</text:p>
          </table:table-cell>
          <table:table-cell office:value-type="float" office:value="2310" calcext:value-type="float">
            <text:p>2310</text:p>
          </table:table-cell>
          <table:table-cell/>
          <table:table-cell office:value-type="float" office:value="45160.176" calcext:value-type="float">
            <text:p>45160,176</text:p>
          </table:table-cell>
          <table:table-cell office:value-type="float" office:value="20720" calcext:value-type="float">
            <text:p>20720</text:p>
          </table:table-cell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413.568" calcext:value-type="float">
            <text:p>413,568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3616.136" calcext:value-type="float">
            <text:p>3616,136</text:p>
          </table:table-cell>
          <table:table-cell office:value-type="float" office:value="2310" calcext:value-type="float">
            <text:p>2310</text:p>
          </table:table-cell>
          <table:table-cell/>
          <table:table-cell office:value-type="float" office:value="6383.504" calcext:value-type="float">
            <text:p>6383,504</text:p>
          </table:table-cell>
          <table:table-cell office:value-type="float" office:value="3770" calcext:value-type="float">
            <text:p>3770</text:p>
          </table:table-cell>
          <table:table-cell table:number-columns-repeated="7"/>
        </table:table-row>
        <table:table-row table:style-name="ro1">
          <table:table-cell office:value-type="float" office:value="500.687" calcext:value-type="float">
            <text:p>500,687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3716.423" calcext:value-type="float">
            <text:p>3716,423</text:p>
          </table:table-cell>
          <table:table-cell office:value-type="float" office:value="2280" calcext:value-type="float">
            <text:p>2280</text:p>
          </table:table-cell>
          <table:table-cell table:number-columns-repeated="10"/>
        </table:table-row>
        <table:table-row table:style-name="ro1">
          <table:table-cell office:value-type="float" office:value="493.152" calcext:value-type="float">
            <text:p>493,152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3892.698" calcext:value-type="float">
            <text:p>3892,698</text:p>
          </table:table-cell>
          <table:table-cell office:value-type="float" office:value="2270" calcext:value-type="float">
            <text:p>2270</text:p>
          </table:table-cell>
          <table:table-cell table:number-columns-repeated="10"/>
        </table:table-row>
        <table:table-row table:style-name="ro1">
          <table:table-cell office:value-type="float" office:value="396.534" calcext:value-type="float">
            <text:p>396,53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3901.792" calcext:value-type="float">
            <text:p>3901,792</text:p>
          </table:table-cell>
          <table:table-cell office:value-type="float" office:value="2270" calcext:value-type="float">
            <text:p>2270</text:p>
          </table:table-cell>
          <table:table-cell table:number-columns-repeated="10"/>
        </table:table-row>
        <table:table-row table:style-name="ro1">
          <table:table-cell office:value-type="float" office:value="415.788" calcext:value-type="float">
            <text:p>415,788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3993.314" calcext:value-type="float">
            <text:p>3993,314</text:p>
          </table:table-cell>
          <table:table-cell office:value-type="float" office:value="2270" calcext:value-type="float">
            <text:p>2270</text:p>
          </table:table-cell>
          <table:table-cell table:number-columns-repeated="10"/>
        </table:table-row>
        <table:table-row table:style-name="ro1">
          <table:table-cell office:value-type="float" office:value="402.507" calcext:value-type="float">
            <text:p>402,507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4108.93" calcext:value-type="float">
            <text:p>4108,93</text:p>
          </table:table-cell>
          <table:table-cell office:value-type="float" office:value="2240" calcext:value-type="float">
            <text:p>2240</text:p>
          </table:table-cell>
          <table:table-cell table:number-columns-repeated="10"/>
        </table:table-row>
        <table:table-row table:style-name="ro1">
          <table:table-cell office:value-type="float" office:value="394.234" calcext:value-type="float">
            <text:p>394,234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3890.79" calcext:value-type="float">
            <text:p>3890,79</text:p>
          </table:table-cell>
          <table:table-cell office:value-type="float" office:value="2230" calcext:value-type="float">
            <text:p>2230</text:p>
          </table:table-cell>
          <table:table-cell table:number-columns-repeated="10"/>
        </table:table-row>
        <table:table-row table:style-name="ro1">
          <table:table-cell office:value-type="float" office:value="497.124" calcext:value-type="float">
            <text:p>497,12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3925.362" calcext:value-type="float">
            <text:p>3925,362</text:p>
          </table:table-cell>
          <table:table-cell office:value-type="float" office:value="2230" calcext:value-type="float">
            <text:p>2230</text:p>
          </table:table-cell>
          <table:table-cell table:number-columns-repeated="10"/>
        </table:table-row>
        <table:table-row table:style-name="ro1">
          <table:table-cell office:value-type="float" office:value="396.418" calcext:value-type="float">
            <text:p>396,418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3895.823" calcext:value-type="float">
            <text:p>3895,823</text:p>
          </table:table-cell>
          <table:table-cell office:value-type="float" office:value="2230" calcext:value-type="float">
            <text:p>2230</text:p>
          </table:table-cell>
          <table:table-cell table:number-columns-repeated="10"/>
        </table:table-row>
        <table:table-row table:style-name="ro1">
          <table:table-cell office:value-type="float" office:value="398.203" calcext:value-type="float">
            <text:p>398,203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3703.328" calcext:value-type="float">
            <text:p>3703,328</text:p>
          </table:table-cell>
          <table:table-cell office:value-type="float" office:value="2220" calcext:value-type="float">
            <text:p>2220</text:p>
          </table:table-cell>
          <table:table-cell table:number-columns-repeated="10"/>
        </table:table-row>
        <table:table-row table:style-name="ro1">
          <table:table-cell office:value-type="float" office:value="402.08" calcext:value-type="float">
            <text:p>402,08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3698.571" calcext:value-type="float">
            <text:p>3698,571</text:p>
          </table:table-cell>
          <table:table-cell office:value-type="float" office:value="2210" calcext:value-type="float">
            <text:p>2210</text:p>
          </table:table-cell>
          <table:table-cell table:number-columns-repeated="10"/>
        </table:table-row>
        <table:table-row table:style-name="ro1">
          <table:table-cell office:value-type="float" office:value="398.229" calcext:value-type="float">
            <text:p>398,229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3963.533" calcext:value-type="float">
            <text:p>3963,533</text:p>
          </table:table-cell>
          <table:table-cell office:value-type="float" office:value="2210" calcext:value-type="float">
            <text:p>2210</text:p>
          </table:table-cell>
          <table:table-cell table:number-columns-repeated="10"/>
        </table:table-row>
        <table:table-row table:style-name="ro1">
          <table:table-cell office:value-type="float" office:value="404.857" calcext:value-type="float">
            <text:p>404,85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3788.305" calcext:value-type="float">
            <text:p>3788,305</text:p>
          </table:table-cell>
          <table:table-cell office:value-type="float" office:value="2210" calcext:value-type="float">
            <text:p>2210</text:p>
          </table:table-cell>
          <table:table-cell table:number-columns-repeated="10"/>
        </table:table-row>
        <table:table-row table:style-name="ro1">
          <table:table-cell office:value-type="float" office:value="309.077" calcext:value-type="float">
            <text:p>309,07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055.273" calcext:value-type="float">
            <text:p>4055,273</text:p>
          </table:table-cell>
          <table:table-cell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office:value-type="float" office:value="396.855" calcext:value-type="float">
            <text:p>396,855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3903.955" calcext:value-type="float">
            <text:p>3903,955</text:p>
          </table:table-cell>
          <table:table-cell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office:value-type="float" office:value="365.567" calcext:value-type="float">
            <text:p>365,567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988.83" calcext:value-type="float">
            <text:p>3988,83</text:p>
          </table:table-cell>
          <table:table-cell office:value-type="float" office:value="2190" calcext:value-type="float">
            <text:p>2190</text:p>
          </table:table-cell>
          <table:table-cell table:number-columns-repeated="10"/>
        </table:table-row>
        <table:table-row table:style-name="ro1">
          <table:table-cell office:value-type="float" office:value="400.612" calcext:value-type="float">
            <text:p>400,61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827.414" calcext:value-type="float">
            <text:p>3827,414</text:p>
          </table:table-cell>
          <table:table-cell office:value-type="float" office:value="2190" calcext:value-type="float">
            <text:p>2190</text:p>
          </table:table-cell>
          <table:table-cell table:number-columns-repeated="10"/>
        </table:table-row>
        <table:table-row table:style-name="ro1">
          <table:table-cell office:value-type="float" office:value="402.026" calcext:value-type="float">
            <text:p>402,026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501.252" calcext:value-type="float">
            <text:p>3501,252</text:p>
          </table:table-cell>
          <table:table-cell office:value-type="float" office:value="2180" calcext:value-type="float">
            <text:p>2180</text:p>
          </table:table-cell>
          <table:table-cell table:number-columns-repeated="10"/>
        </table:table-row>
        <table:table-row table:style-name="ro1">
          <table:table-cell office:value-type="float" office:value="489.638" calcext:value-type="float">
            <text:p>489,63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702.648" calcext:value-type="float">
            <text:p>3702,648</text:p>
          </table:table-cell>
          <table:table-cell office:value-type="float" office:value="2170" calcext:value-type="float">
            <text:p>2170</text:p>
          </table:table-cell>
          <table:table-cell table:number-columns-repeated="10"/>
        </table:table-row>
        <table:table-row table:style-name="ro1">
          <table:table-cell office:value-type="float" office:value="493.856" calcext:value-type="float">
            <text:p>493,856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4098.188" calcext:value-type="float">
            <text:p>4098,188</text:p>
          </table:table-cell>
          <table:table-cell office:value-type="float" office:value="2170" calcext:value-type="float">
            <text:p>2170</text:p>
          </table:table-cell>
          <table:table-cell table:number-columns-repeated="10"/>
        </table:table-row>
        <table:table-row table:style-name="ro1">
          <table:table-cell office:value-type="float" office:value="398.042" calcext:value-type="float">
            <text:p>398,04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844.726" calcext:value-type="float">
            <text:p>3844,726</text:p>
          </table:table-cell>
          <table:table-cell office:value-type="float" office:value="2170" calcext:value-type="float">
            <text:p>2170</text:p>
          </table:table-cell>
          <table:table-cell table:number-columns-repeated="10"/>
        </table:table-row>
        <table:table-row table:style-name="ro1">
          <table:table-cell office:value-type="float" office:value="401.641" calcext:value-type="float">
            <text:p>401,64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999.245" calcext:value-type="float">
            <text:p>3999,245</text:p>
          </table:table-cell>
          <table:table-cell office:value-type="float" office:value="2160" calcext:value-type="float">
            <text:p>2160</text:p>
          </table:table-cell>
          <table:table-cell table:number-columns-repeated="10"/>
        </table:table-row>
        <table:table-row table:style-name="ro1">
          <table:table-cell office:value-type="float" office:value="398.455" calcext:value-type="float">
            <text:p>398,455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4543.404" calcext:value-type="float">
            <text:p>4543,404</text:p>
          </table:table-cell>
          <table:table-cell office:value-type="float" office:value="2150" calcext:value-type="float">
            <text:p>2150</text:p>
          </table:table-cell>
          <table:table-cell table:number-columns-repeated="10"/>
        </table:table-row>
        <table:table-row table:style-name="ro1">
          <table:table-cell office:value-type="float" office:value="399.694" calcext:value-type="float">
            <text:p>399,694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3802.63" calcext:value-type="float">
            <text:p>3802,63</text:p>
          </table:table-cell>
          <table:table-cell office:value-type="float" office:value="2150" calcext:value-type="float">
            <text:p>2150</text:p>
          </table:table-cell>
          <table:table-cell table:number-columns-repeated="10"/>
        </table:table-row>
        <table:table-row table:style-name="ro1">
          <table:table-cell office:value-type="float" office:value="399.815" calcext:value-type="float">
            <text:p>399,815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3967.66" calcext:value-type="float">
            <text:p>3967,66</text:p>
          </table:table-cell>
          <table:table-cell office:value-type="float" office:value="2150" calcext:value-type="float">
            <text:p>2150</text:p>
          </table:table-cell>
          <table:table-cell table:number-columns-repeated="10"/>
        </table:table-row>
        <table:table-row table:style-name="ro1">
          <table:table-cell office:value-type="float" office:value="494.42" calcext:value-type="float">
            <text:p>494,42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3926.431" calcext:value-type="float">
            <text:p>3926,431</text:p>
          </table:table-cell>
          <table:table-cell office:value-type="float" office:value="2150" calcext:value-type="float">
            <text:p>2150</text:p>
          </table:table-cell>
          <table:table-cell table:number-columns-repeated="10"/>
        </table:table-row>
        <table:table-row table:style-name="ro1">
          <table:table-cell office:value-type="float" office:value="399.807" calcext:value-type="float">
            <text:p>399,807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3778.627" calcext:value-type="float">
            <text:p>3778,627</text:p>
          </table:table-cell>
          <table:table-cell office:value-type="float" office:value="2140" calcext:value-type="float">
            <text:p>2140</text:p>
          </table:table-cell>
          <table:table-cell table:number-columns-repeated="10"/>
        </table:table-row>
        <table:table-row table:style-name="ro1">
          <table:table-cell office:value-type="float" office:value="489.308" calcext:value-type="float">
            <text:p>489,30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3875.443" calcext:value-type="float">
            <text:p>3875,443</text:p>
          </table:table-cell>
          <table:table-cell office:value-type="float" office:value="2140" calcext:value-type="float">
            <text:p>2140</text:p>
          </table:table-cell>
          <table:table-cell table:number-columns-repeated="10"/>
        </table:table-row>
        <table:table-row table:style-name="ro1">
          <table:table-cell office:value-type="float" office:value="401.561" calcext:value-type="float">
            <text:p>401,56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3986.929" calcext:value-type="float">
            <text:p>3986,929</text:p>
          </table:table-cell>
          <table:table-cell office:value-type="float" office:value="2140" calcext:value-type="float">
            <text:p>2140</text:p>
          </table:table-cell>
          <table:table-cell table:number-columns-repeated="10"/>
        </table:table-row>
        <table:table-row table:style-name="ro1">
          <table:table-cell office:value-type="float" office:value="404.511" calcext:value-type="float">
            <text:p>404,511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3860.753" calcext:value-type="float">
            <text:p>3860,753</text:p>
          </table:table-cell>
          <table:table-cell office:value-type="float" office:value="2130" calcext:value-type="float">
            <text:p>2130</text:p>
          </table:table-cell>
          <table:table-cell table:number-columns-repeated="10"/>
        </table:table-row>
        <table:table-row table:style-name="ro1">
          <table:table-cell office:value-type="float" office:value="399.211" calcext:value-type="float">
            <text:p>399,211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3706.225" calcext:value-type="float">
            <text:p>3706,225</text:p>
          </table:table-cell>
          <table:table-cell office:value-type="float" office:value="2120" calcext:value-type="float">
            <text:p>2120</text:p>
          </table:table-cell>
          <table:table-cell table:number-columns-repeated="10"/>
        </table:table-row>
        <table:table-row table:style-name="ro1">
          <table:table-cell office:value-type="float" office:value="367.228" calcext:value-type="float">
            <text:p>367,228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6300.557" calcext:value-type="float">
            <text:p>6300,557</text:p>
          </table:table-cell>
          <table:table-cell office:value-type="float" office:value="2120" calcext:value-type="float">
            <text:p>2120</text:p>
          </table:table-cell>
          <table:table-cell table:number-columns-repeated="10"/>
        </table:table-row>
        <table:table-row table:style-name="ro1">
          <table:table-cell office:value-type="float" office:value="492.546" calcext:value-type="float">
            <text:p>492,546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349.799" calcext:value-type="float">
            <text:p>4349,799</text:p>
          </table:table-cell>
          <table:table-cell office:value-type="float" office:value="2110" calcext:value-type="float">
            <text:p>2110</text:p>
          </table:table-cell>
          <table:table-cell table:number-columns-repeated="10"/>
        </table:table-row>
        <table:table-row table:style-name="ro1">
          <table:table-cell office:value-type="float" office:value="307.07" calcext:value-type="float">
            <text:p>307,07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5224.226" calcext:value-type="float">
            <text:p>5224,226</text:p>
          </table:table-cell>
          <table:table-cell office:value-type="float" office:value="2110" calcext:value-type="float">
            <text:p>2110</text:p>
          </table:table-cell>
          <table:table-cell table:number-columns-repeated="10"/>
        </table:table-row>
        <table:table-row table:style-name="ro1">
          <table:table-cell office:value-type="float" office:value="498.679" calcext:value-type="float">
            <text:p>498,679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3959.301" calcext:value-type="float">
            <text:p>3959,301</text:p>
          </table:table-cell>
          <table:table-cell office:value-type="float" office:value="2110" calcext:value-type="float">
            <text:p>2110</text:p>
          </table:table-cell>
          <table:table-cell table:number-columns-repeated="10"/>
        </table:table-row>
        <table:table-row table:style-name="ro1">
          <table:table-cell office:value-type="float" office:value="400.739" calcext:value-type="float">
            <text:p>400,739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3799.725" calcext:value-type="float">
            <text:p>3799,725</text:p>
          </table:table-cell>
          <table:table-cell office:value-type="float" office:value="2100" calcext:value-type="float">
            <text:p>2100</text:p>
          </table:table-cell>
          <table:table-cell table:number-columns-repeated="10"/>
        </table:table-row>
        <table:table-row table:style-name="ro1">
          <table:table-cell office:value-type="float" office:value="501.972" calcext:value-type="float">
            <text:p>501,97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3897.943" calcext:value-type="float">
            <text:p>3897,943</text:p>
          </table:table-cell>
          <table:table-cell office:value-type="float" office:value="2090" calcext:value-type="float">
            <text:p>2090</text:p>
          </table:table-cell>
          <table:table-cell table:number-columns-repeated="10"/>
        </table:table-row>
        <table:table-row table:style-name="ro1">
          <table:table-cell office:value-type="float" office:value="496.46" calcext:value-type="float">
            <text:p>496,46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201.214" calcext:value-type="float">
            <text:p>4201,214</text:p>
          </table:table-cell>
          <table:table-cell office:value-type="float" office:value="2090" calcext:value-type="float">
            <text:p>2090</text:p>
          </table:table-cell>
          <table:table-cell table:number-columns-repeated="10"/>
        </table:table-row>
        <table:table-row table:style-name="ro1">
          <table:table-cell office:value-type="float" office:value="489.027" calcext:value-type="float">
            <text:p>489,027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60.683" calcext:value-type="float">
            <text:p>4660,683</text:p>
          </table:table-cell>
          <table:table-cell office:value-type="float" office:value="2080" calcext:value-type="float">
            <text:p>2080</text:p>
          </table:table-cell>
          <table:table-cell table:number-columns-repeated="10"/>
        </table:table-row>
        <table:table-row table:style-name="ro1">
          <table:table-cell office:value-type="float" office:value="495.352" calcext:value-type="float">
            <text:p>495,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3899.553" calcext:value-type="float">
            <text:p>3899,553</text:p>
          </table:table-cell>
          <table:table-cell office:value-type="float" office:value="2070" calcext:value-type="float">
            <text:p>2070</text:p>
          </table:table-cell>
          <table:table-cell table:number-columns-repeated="10"/>
        </table:table-row>
        <table:table-row table:style-name="ro1">
          <table:table-cell office:value-type="float" office:value="503.215" calcext:value-type="float">
            <text:p>503,215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3794.345" calcext:value-type="float">
            <text:p>3794,345</text:p>
          </table:table-cell>
          <table:table-cell office:value-type="float" office:value="2070" calcext:value-type="float">
            <text:p>2070</text:p>
          </table:table-cell>
          <table:table-cell table:number-columns-repeated="10"/>
        </table:table-row>
        <table:table-row table:style-name="ro1">
          <table:table-cell office:value-type="float" office:value="401.059" calcext:value-type="float">
            <text:p>401,05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161.203" calcext:value-type="float">
            <text:p>4161,203</text:p>
          </table:table-cell>
          <table:table-cell office:value-type="float" office:value="2060" calcext:value-type="float">
            <text:p>2060</text:p>
          </table:table-cell>
          <table:table-cell table:number-columns-repeated="10"/>
        </table:table-row>
        <table:table-row table:style-name="ro1">
          <table:table-cell office:value-type="float" office:value="385.093" calcext:value-type="float">
            <text:p>385,09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905.586" calcext:value-type="float">
            <text:p>3905,586</text:p>
          </table:table-cell>
          <table:table-cell office:value-type="float" office:value="2050" calcext:value-type="float">
            <text:p>2050</text:p>
          </table:table-cell>
          <table:table-cell table:number-columns-repeated="10"/>
        </table:table-row>
        <table:table-row table:style-name="ro1">
          <table:table-cell office:value-type="float" office:value="399.773" calcext:value-type="float">
            <text:p>399,77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992.569" calcext:value-type="float">
            <text:p>3992,569</text:p>
          </table:table-cell>
          <table:table-cell office:value-type="float" office:value="2050" calcext:value-type="float">
            <text:p>2050</text:p>
          </table:table-cell>
          <table:table-cell table:number-columns-repeated="10"/>
        </table:table-row>
        <table:table-row table:style-name="ro1">
          <table:table-cell office:value-type="float" office:value="397.604" calcext:value-type="float">
            <text:p>397,60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898.674" calcext:value-type="float">
            <text:p>3898,674</text:p>
          </table:table-cell>
          <table:table-cell office:value-type="float" office:value="2040" calcext:value-type="float">
            <text:p>2040</text:p>
          </table:table-cell>
          <table:table-cell table:number-columns-repeated="10"/>
        </table:table-row>
        <table:table-row table:style-name="ro1">
          <table:table-cell office:value-type="float" office:value="401.894" calcext:value-type="float">
            <text:p>401,89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802.31" calcext:value-type="float">
            <text:p>3802,31</text:p>
          </table:table-cell>
          <table:table-cell office:value-type="float" office:value="2030" calcext:value-type="float">
            <text:p>2030</text:p>
          </table:table-cell>
          <table:table-cell table:number-columns-repeated="10"/>
        </table:table-row>
        <table:table-row table:style-name="ro1">
          <table:table-cell office:value-type="float" office:value="406.041" calcext:value-type="float">
            <text:p>406,04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871.768" calcext:value-type="float">
            <text:p>3871,768</text:p>
          </table:table-cell>
          <table:table-cell office:value-type="float" office:value="2030" calcext:value-type="float">
            <text:p>2030</text:p>
          </table:table-cell>
          <table:table-cell table:number-columns-repeated="10"/>
        </table:table-row>
        <table:table-row table:style-name="ro1">
          <table:table-cell office:value-type="float" office:value="397.511" calcext:value-type="float">
            <text:p>397,51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203.801" calcext:value-type="float">
            <text:p>4203,801</text:p>
          </table:table-cell>
          <table:table-cell office:value-type="float" office:value="2030" calcext:value-type="float">
            <text:p>2030</text:p>
          </table:table-cell>
          <table:table-cell table:number-columns-repeated="10"/>
        </table:table-row>
        <table:table-row table:style-name="ro1">
          <table:table-cell office:value-type="float" office:value="400.91" calcext:value-type="float">
            <text:p>400,9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3991.687" calcext:value-type="float">
            <text:p>3991,687</text:p>
          </table:table-cell>
          <table:table-cell office:value-type="float" office:value="2030" calcext:value-type="float">
            <text:p>2030</text:p>
          </table:table-cell>
          <table:table-cell table:number-columns-repeated="10"/>
        </table:table-row>
        <table:table-row table:style-name="ro1">
          <table:table-cell office:value-type="float" office:value="408.522" calcext:value-type="float">
            <text:p>408,522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4097.528" calcext:value-type="float">
            <text:p>4097,528</text:p>
          </table:table-cell>
          <table:table-cell office:value-type="float" office:value="2020" calcext:value-type="float">
            <text:p>2020</text:p>
          </table:table-cell>
          <table:table-cell table:number-columns-repeated="10"/>
        </table:table-row>
        <table:table-row table:style-name="ro1">
          <table:table-cell office:value-type="float" office:value="409.72" calcext:value-type="float">
            <text:p>409,72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4296.937" calcext:value-type="float">
            <text:p>4296,937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float" office:value="400.488" calcext:value-type="float">
            <text:p>400,488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3908.67" calcext:value-type="float">
            <text:p>3908,67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float" office:value="392.148" calcext:value-type="float">
            <text:p>392,148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897.283" calcext:value-type="float">
            <text:p>3897,283</text:p>
          </table:table-cell>
          <table:table-cell office:value-type="float" office:value="1990" calcext:value-type="float">
            <text:p>1990</text:p>
          </table:table-cell>
          <table:table-cell table:number-columns-repeated="10"/>
        </table:table-row>
        <table:table-row table:style-name="ro1">
          <table:table-cell office:value-type="float" office:value="396.052" calcext:value-type="float">
            <text:p>396,05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608.123" calcext:value-type="float">
            <text:p>3608,123</text:p>
          </table:table-cell>
          <table:table-cell office:value-type="float" office:value="1980" calcext:value-type="float">
            <text:p>1980</text:p>
          </table:table-cell>
          <table:table-cell table:number-columns-repeated="10"/>
        </table:table-row>
        <table:table-row table:style-name="ro1">
          <table:table-cell office:value-type="float" office:value="312.241" calcext:value-type="float">
            <text:p>312,24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716.245" calcext:value-type="float">
            <text:p>3716,245</text:p>
          </table:table-cell>
          <table:table-cell office:value-type="float" office:value="1980" calcext:value-type="float">
            <text:p>1980</text:p>
          </table:table-cell>
          <table:table-cell table:number-columns-repeated="10"/>
        </table:table-row>
        <table:table-row table:style-name="ro1">
          <table:table-cell office:value-type="float" office:value="306.534" calcext:value-type="float">
            <text:p>306,534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791.661" calcext:value-type="float">
            <text:p>3791,661</text:p>
          </table:table-cell>
          <table:table-cell office:value-type="float" office:value="1970" calcext:value-type="float">
            <text:p>1970</text:p>
          </table:table-cell>
          <table:table-cell table:number-columns-repeated="3"/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398.212" calcext:value-type="float">
            <text:p>398,21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701.693" calcext:value-type="float">
            <text:p>3701,693</text:p>
          </table:table-cell>
          <table:table-cell office:value-type="float" office:value="1970" calcext:value-type="float">
            <text:p>1970</text:p>
          </table:table-cell>
          <table:table-cell table:number-columns-repeated="10"/>
        </table:table-row>
        <table:table-row table:style-name="ro1">
          <table:table-cell office:value-type="float" office:value="500.783" calcext:value-type="float">
            <text:p>500,783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733.43" calcext:value-type="float">
            <text:p>3733,43</text:p>
          </table:table-cell>
          <table:table-cell office:value-type="float" office:value="1960" calcext:value-type="float">
            <text:p>1960</text:p>
          </table:table-cell>
          <table:table-cell table:number-columns-repeated="10"/>
        </table:table-row>
        <table:table-row table:style-name="ro1">
          <table:table-cell office:value-type="float" office:value="403.001" calcext:value-type="float">
            <text:p>403,00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898.783" calcext:value-type="float">
            <text:p>3898,783</text:p>
          </table:table-cell>
          <table:table-cell office:value-type="float" office:value="1940" calcext:value-type="float">
            <text:p>1940</text:p>
          </table:table-cell>
          <table:table-cell table:number-columns-repeated="10"/>
        </table:table-row>
        <table:table-row table:style-name="ro1">
          <table:table-cell office:value-type="float" office:value="397.452" calcext:value-type="float">
            <text:p>397,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3893.383" calcext:value-type="float">
            <text:p>3893,383</text:p>
          </table:table-cell>
          <table:table-cell office:value-type="float" office:value="1940" calcext:value-type="float">
            <text:p>1940</text:p>
          </table:table-cell>
          <table:table-cell table:number-columns-repeated="10"/>
        </table:table-row>
        <table:table-row table:style-name="ro1">
          <table:table-cell office:value-type="float" office:value="401.948" calcext:value-type="float">
            <text:p>401,948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3787.642" calcext:value-type="float">
            <text:p>3787,642</text:p>
          </table:table-cell>
          <table:table-cell office:value-type="float" office:value="1940" calcext:value-type="float">
            <text:p>1940</text:p>
          </table:table-cell>
          <table:table-cell table:number-columns-repeated="10"/>
        </table:table-row>
        <table:table-row table:style-name="ro1">
          <table:table-cell office:value-type="float" office:value="396.55" calcext:value-type="float">
            <text:p>396,5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3756.604" calcext:value-type="float">
            <text:p>3756,604</text:p>
          </table:table-cell>
          <table:table-cell office:value-type="float" office:value="1930" calcext:value-type="float">
            <text:p>1930</text:p>
          </table:table-cell>
          <table:table-cell table:number-columns-repeated="10"/>
        </table:table-row>
        <table:table-row table:style-name="ro1">
          <table:table-cell office:value-type="float" office:value="396.861" calcext:value-type="float">
            <text:p>396,861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3998.511" calcext:value-type="float">
            <text:p>3998,511</text:p>
          </table:table-cell>
          <table:table-cell office:value-type="float" office:value="1920" calcext:value-type="float">
            <text:p>1920</text:p>
          </table:table-cell>
          <table:table-cell table:number-columns-repeated="10"/>
        </table:table-row>
        <table:table-row table:style-name="ro1">
          <table:table-cell office:value-type="float" office:value="317.848" calcext:value-type="float">
            <text:p>317,848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3810.966" calcext:value-type="float">
            <text:p>3810,966</text:p>
          </table:table-cell>
          <table:table-cell office:value-type="float" office:value="1920" calcext:value-type="float">
            <text:p>1920</text:p>
          </table:table-cell>
          <table:table-cell table:number-columns-repeated="10"/>
        </table:table-row>
        <table:table-row table:style-name="ro1">
          <table:table-cell office:value-type="float" office:value="393.477" calcext:value-type="float">
            <text:p>393,477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4004.147" calcext:value-type="float">
            <text:p>4004,147</text:p>
          </table:table-cell>
          <table:table-cell office:value-type="float" office:value="1910" calcext:value-type="float">
            <text:p>1910</text:p>
          </table:table-cell>
          <table:table-cell table:number-columns-repeated="10"/>
        </table:table-row>
        <table:table-row table:style-name="ro1">
          <table:table-cell office:value-type="float" office:value="496.039" calcext:value-type="float">
            <text:p>496,039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3820.54" calcext:value-type="float">
            <text:p>3820,54</text:p>
          </table:table-cell>
          <table:table-cell office:value-type="float" office:value="1900" calcext:value-type="float">
            <text:p>1900</text:p>
          </table:table-cell>
          <table:table-cell table:number-columns-repeated="10"/>
        </table:table-row>
        <table:table-row table:style-name="ro1">
          <table:table-cell office:value-type="float" office:value="407.64" calcext:value-type="float">
            <text:p>407,6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4070.617" calcext:value-type="float">
            <text:p>4070,617</text:p>
          </table:table-cell>
          <table:table-cell office:value-type="float" office:value="1890" calcext:value-type="float">
            <text:p>1890</text:p>
          </table:table-cell>
          <table:table-cell table:number-columns-repeated="10"/>
        </table:table-row>
        <table:table-row table:style-name="ro1">
          <table:table-cell office:value-type="float" office:value="406.039" calcext:value-type="float">
            <text:p>406,039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3695.165" calcext:value-type="float">
            <text:p>3695,165</text:p>
          </table:table-cell>
          <table:table-cell office:value-type="float" office:value="1880" calcext:value-type="float">
            <text:p>1880</text:p>
          </table:table-cell>
          <table:table-cell table:number-columns-repeated="10"/>
        </table:table-row>
        <table:table-row table:style-name="ro1">
          <table:table-cell office:value-type="float" office:value="398.544" calcext:value-type="float">
            <text:p>398,5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3693.07" calcext:value-type="float">
            <text:p>3693,07</text:p>
          </table:table-cell>
          <table:table-cell office:value-type="float" office:value="1860" calcext:value-type="float">
            <text:p>1860</text:p>
          </table:table-cell>
          <table:table-cell table:number-columns-repeated="10"/>
        </table:table-row>
        <table:table-row table:style-name="ro1">
          <table:table-cell office:value-type="float" office:value="490.117" calcext:value-type="float">
            <text:p>490,117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3836.828" calcext:value-type="float">
            <text:p>3836,828</text:p>
          </table:table-cell>
          <table:table-cell office:value-type="float" office:value="1840" calcext:value-type="float">
            <text:p>1840</text:p>
          </table:table-cell>
          <table:table-cell table:number-columns-repeated="10"/>
        </table:table-row>
        <table:table-row table:style-name="ro1">
          <table:table-cell office:value-type="float" office:value="306.894" calcext:value-type="float">
            <text:p>306,894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920.501" calcext:value-type="float">
            <text:p>3920,501</text:p>
          </table:table-cell>
          <table:table-cell office:value-type="float" office:value="1830" calcext:value-type="float">
            <text:p>1830</text:p>
          </table:table-cell>
          <table:table-cell table:number-columns-repeated="10"/>
        </table:table-row>
        <table:table-row table:style-name="ro1">
          <table:table-cell office:value-type="float" office:value="493.923" calcext:value-type="float">
            <text:p>493,923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4042.434" calcext:value-type="float">
            <text:p>4042,434</text:p>
          </table:table-cell>
          <table:table-cell office:value-type="float" office:value="1790" calcext:value-type="float">
            <text:p>1790</text:p>
          </table:table-cell>
          <table:table-cell table:number-columns-repeated="10"/>
        </table:table-row>
        <table:table-row table:style-name="ro1">
          <table:table-cell office:value-type="float" office:value="399.547" calcext:value-type="float">
            <text:p>399,54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4300.371" calcext:value-type="float">
            <text:p>4300,371</text:p>
          </table:table-cell>
          <table:table-cell office:value-type="float" office:value="1780" calcext:value-type="float">
            <text:p>1780</text:p>
          </table:table-cell>
          <table:table-cell table:number-columns-repeated="10"/>
        </table:table-row>
        <table:table-row table:style-name="ro1">
          <table:table-cell office:value-type="float" office:value="398.447" calcext:value-type="float">
            <text:p>398,44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4830.935" calcext:value-type="float">
            <text:p>4830,935</text:p>
          </table:table-cell>
          <table:table-cell office:value-type="float" office:value="1770" calcext:value-type="float">
            <text:p>1770</text:p>
          </table:table-cell>
          <table:table-cell table:number-columns-repeated="10"/>
        </table:table-row>
        <table:table-row table:style-name="ro1">
          <table:table-cell office:value-type="float" office:value="303.871" calcext:value-type="float">
            <text:p>303,87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3910.367" calcext:value-type="float">
            <text:p>3910,367</text:p>
          </table:table-cell>
          <table:table-cell office:value-type="float" office:value="1760" calcext:value-type="float">
            <text:p>1760</text:p>
          </table:table-cell>
          <table:table-cell table:number-columns-repeated="10"/>
        </table:table-row>
        <table:table-row table:style-name="ro1">
          <table:table-cell office:value-type="float" office:value="400.252" calcext:value-type="float">
            <text:p>400,25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703.201" calcext:value-type="float">
            <text:p>3703,201</text:p>
          </table:table-cell>
          <table:table-cell office:value-type="float" office:value="1740" calcext:value-type="float">
            <text:p>1740</text:p>
          </table:table-cell>
          <table:table-cell table:number-columns-repeated="10"/>
        </table:table-row>
        <table:table-row table:style-name="ro1">
          <table:table-cell office:value-type="float" office:value="402.551" calcext:value-type="float">
            <text:p>402,55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809.042" calcext:value-type="float">
            <text:p>3809,042</text:p>
          </table:table-cell>
          <table:table-cell office:value-type="float" office:value="1730" calcext:value-type="float">
            <text:p>1730</text:p>
          </table:table-cell>
          <table:table-cell table:number-columns-repeated="10"/>
        </table:table-row>
        <table:table-row table:style-name="ro1">
          <table:table-cell office:value-type="float" office:value="396.04" calcext:value-type="float">
            <text:p>396,0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787.806" calcext:value-type="float">
            <text:p>3787,806</text:p>
          </table:table-cell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402.204" calcext:value-type="float">
            <text:p>402,20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794.726" calcext:value-type="float">
            <text:p>3794,726</text:p>
          </table:table-cell>
          <table:table-cell office:value-type="float" office:value="1620" calcext:value-type="float">
            <text:p>1620</text:p>
          </table:table-cell>
          <table:table-cell table:number-columns-repeated="10"/>
        </table:table-row>
        <table:table-row table:style-name="ro1">
          <table:table-cell office:value-type="float" office:value="485.989" calcext:value-type="float">
            <text:p>485,9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02.475" calcext:value-type="float">
            <text:p>3802,475</text:p>
          </table:table-cell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306.4" calcext:value-type="float">
            <text:p>306,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892.131" calcext:value-type="float">
            <text:p>3892,131</text:p>
          </table:table-cell>
          <table:table-cell office:value-type="float" office:value="1600" calcext:value-type="float">
            <text:p>1600</text:p>
          </table:table-cell>
          <table:table-cell table:number-columns-repeated="10"/>
        </table:table-row>
      </table:table>
      <table:table table:name="PY37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190.67" calcext:value-type="float">
            <text:p>190,6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101.308" calcext:value-type="float">
            <text:p>2101,308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float" office:value="18458.539" calcext:value-type="float">
            <text:p>18458,539</text:p>
          </table:table-cell>
          <table:table-cell office:value-type="float" office:value="14600" calcext:value-type="float">
            <text:p>14600</text:p>
          </table:table-cell>
          <table:table-cell table:number-columns-repeated="5"/>
          <table:table-cell table:formula="of:=['PY37-256MB'.N7]-['PY37-256MB'.$L7]" office:value-type="float" office:value="-55.4" calcext:value-type="float">
            <text:p>-55,4</text:p>
          </table:table-cell>
          <table:table-cell table:formula="of:=['PY37-256MB'.O7]-['PY37-256MB'.$L7]" office:value-type="float" office:value="54.6" calcext:value-type="float">
            <text:p>54,6</text:p>
          </table:table-cell>
        </table:table-row>
        <table:table-row table:style-name="ro1">
          <table:table-cell office:value-type="float" office:value="195.554" calcext:value-type="float">
            <text:p>195,554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886.258" calcext:value-type="float">
            <text:p>1886,258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17494.452" calcext:value-type="float">
            <text:p>17494,452</text:p>
          </table:table-cell>
          <table:table-cell office:value-type="float" office:value="14520" calcext:value-type="float">
            <text:p>14520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86.45" calcext:value-type="float">
            <text:p>186,4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014.464" calcext:value-type="float">
            <text:p>2014,464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17191.132" calcext:value-type="float">
            <text:p>17191,132</text:p>
          </table:table-cell>
          <table:table-cell office:value-type="float" office:value="13790" calcext:value-type="float">
            <text:p>1379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PY37-256MB'.$B$5:.$B$104])" office:value-type="float" office:value="95.4" calcext:value-type="float">
            <text:p>95,4</text:p>
          </table:table-cell>
          <table:table-cell table:formula="of:=STDEV(['PY37-256MB'.$B$5:.$B$104])" office:value-type="float" office:value="33.0417550344648" calcext:value-type="float">
            <text:p>33,0417550345</text:p>
          </table:table-cell>
          <table:table-cell table:formula="of:=MIN(['PY37-256MB'.$B$5:.$B$104])" office:value-type="float" office:value="40" calcext:value-type="float">
            <text:p>40</text:p>
          </table:table-cell>
          <table:table-cell table:formula="of:=MAX(['PY37-256MB'.$B$5:.$B$104]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9.107" calcext:value-type="float">
            <text:p>199,10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225.215" calcext:value-type="float">
            <text:p>2225,215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17301.183" calcext:value-type="float">
            <text:p>17301,183</text:p>
          </table:table-cell>
          <table:table-cell office:value-type="float" office:value="13630" calcext:value-type="float">
            <text:p>1363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256MB'.$E$5:.$E$104])" office:value-type="float" office:value="1450.1" calcext:value-type="float">
            <text:p>1450,1</text:p>
          </table:table-cell>
          <table:table-cell table:formula="of:=STDEV(['PY37-256MB'.$E$5:.$E$104])" office:value-type="float" office:value="123.823717967573" calcext:value-type="float">
            <text:p>123,8237179676</text:p>
          </table:table-cell>
          <table:table-cell table:formula="of:=MIN(['PY37-256MB'.$E$5:.$E$104])" office:value-type="float" office:value="1150" calcext:value-type="float">
            <text:p>1150</text:p>
          </table:table-cell>
          <table:table-cell table:formula="of:=MAX(['PY37-256MB'.$E$5:.$E$104])"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190.655" calcext:value-type="float">
            <text:p>190,6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699.366" calcext:value-type="float">
            <text:p>1699,366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17797.821" calcext:value-type="float">
            <text:p>17797,821</text:p>
          </table:table-cell>
          <table:table-cell office:value-type="float" office:value="13490" calcext:value-type="float">
            <text:p>1349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PY37-256MB'.$H$5:.$H$31])" office:value-type="float" office:value="12969.2592592593" calcext:value-type="float">
            <text:p>12969,2592592593</text:p>
          </table:table-cell>
          <table:table-cell table:formula="of:=STDEV(['PY37-256MB'.$H$5:.$H$31])" office:value-type="float" office:value="709.050968797925" calcext:value-type="float">
            <text:p>709,0509687979</text:p>
          </table:table-cell>
          <table:table-cell table:formula="of:=MIN(['PY37-256MB'.$H$5:.$H$31])" office:value-type="float" office:value="11800" calcext:value-type="float">
            <text:p>11800</text:p>
          </table:table-cell>
          <table:table-cell table:formula="of:=MAX(['PY37-256MB'.$H$5:.$H$60])" office:value-type="float" office:value="14600" calcext:value-type="float">
            <text:p>14600</text:p>
          </table:table-cell>
        </table:table-row>
        <table:table-row table:style-name="ro1">
          <table:table-cell office:value-type="float" office:value="195.564" calcext:value-type="float">
            <text:p>195,564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692.55" calcext:value-type="float">
            <text:p>1692,55</text:p>
          </table:table-cell>
          <table:table-cell office:value-type="float" office:value="1620" calcext:value-type="float">
            <text:p>1620</text:p>
          </table:table-cell>
          <table:table-cell/>
          <table:table-cell office:value-type="float" office:value="17509.52" calcext:value-type="float">
            <text:p>17509,52</text:p>
          </table:table-cell>
          <table:table-cell office:value-type="float" office:value="13480" calcext:value-type="float">
            <text:p>13480</text:p>
          </table:table-cell>
          <table:table-cell table:number-columns-repeated="7"/>
        </table:table-row>
        <table:table-row table:style-name="ro1">
          <table:table-cell office:value-type="float" office:value="217.879" calcext:value-type="float">
            <text:p>217,879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990.007" calcext:value-type="float">
            <text:p>1990,007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17301.661" calcext:value-type="float">
            <text:p>17301,661</text:p>
          </table:table-cell>
          <table:table-cell office:value-type="float" office:value="13460" calcext:value-type="float">
            <text:p>13460</text:p>
          </table:table-cell>
          <table:table-cell table:number-columns-repeated="7"/>
        </table:table-row>
        <table:table-row table:style-name="ro1">
          <table:table-cell office:value-type="float" office:value="194.558" calcext:value-type="float">
            <text:p>194,5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805.244" calcext:value-type="float">
            <text:p>1805,244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17504.56" calcext:value-type="float">
            <text:p>17504,56</text:p>
          </table:table-cell>
          <table:table-cell office:value-type="float" office:value="13450" calcext:value-type="float">
            <text:p>13450</text:p>
          </table:table-cell>
          <table:table-cell table:number-columns-repeated="7"/>
        </table:table-row>
        <table:table-row table:style-name="ro1">
          <table:table-cell office:value-type="float" office:value="190.509" calcext:value-type="float">
            <text:p>190,509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789.949" calcext:value-type="float">
            <text:p>1789,949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17161.061" calcext:value-type="float">
            <text:p>17161,061</text:p>
          </table:table-cell>
          <table:table-cell office:value-type="float" office:value="13390" calcext:value-type="float">
            <text:p>13390</text:p>
          </table:table-cell>
          <table:table-cell table:number-columns-repeated="7"/>
        </table:table-row>
        <table:table-row table:style-name="ro1">
          <table:table-cell office:value-type="float" office:value="192.871" calcext:value-type="float">
            <text:p>192,87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107.94" calcext:value-type="float">
            <text:p>2107,94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17586.789" calcext:value-type="float">
            <text:p>17586,789</text:p>
          </table:table-cell>
          <table:table-cell office:value-type="float" office:value="13290" calcext:value-type="float">
            <text:p>13290</text:p>
          </table:table-cell>
          <table:table-cell table:number-columns-repeated="7"/>
        </table:table-row>
        <table:table-row table:style-name="ro1">
          <table:table-cell office:value-type="float" office:value="190.94" calcext:value-type="float">
            <text:p>190,9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810.246" calcext:value-type="float">
            <text:p>1810,246</text:p>
          </table:table-cell>
          <table:table-cell office:value-type="float" office:value="1590" calcext:value-type="float">
            <text:p>1590</text:p>
          </table:table-cell>
          <table:table-cell/>
          <table:table-cell office:value-type="float" office:value="17683.541" calcext:value-type="float">
            <text:p>17683,541</text:p>
          </table:table-cell>
          <table:table-cell office:value-type="float" office:value="13140" calcext:value-type="float">
            <text:p>13140</text:p>
          </table:table-cell>
          <table:table-cell table:number-columns-repeated="7"/>
        </table:table-row>
        <table:table-row table:style-name="ro1">
          <table:table-cell office:value-type="float" office:value="193.665" calcext:value-type="float">
            <text:p>193,66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772.595" calcext:value-type="float">
            <text:p>1772,595</text:p>
          </table:table-cell>
          <table:table-cell office:value-type="float" office:value="1590" calcext:value-type="float">
            <text:p>1590</text:p>
          </table:table-cell>
          <table:table-cell/>
          <table:table-cell office:value-type="float" office:value="17289.386" calcext:value-type="float">
            <text:p>17289,386</text:p>
          </table:table-cell>
          <table:table-cell office:value-type="float" office:value="12950" calcext:value-type="float">
            <text:p>12950</text:p>
          </table:table-cell>
          <table:table-cell table:number-columns-repeated="7"/>
        </table:table-row>
        <table:table-row table:style-name="ro1">
          <table:table-cell office:value-type="float" office:value="194.807" calcext:value-type="float">
            <text:p>194,80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707.752" calcext:value-type="float">
            <text:p>1707,752</text:p>
          </table:table-cell>
          <table:table-cell office:value-type="float" office:value="1580" calcext:value-type="float">
            <text:p>1580</text:p>
          </table:table-cell>
          <table:table-cell/>
          <table:table-cell office:value-type="float" office:value="17494.891" calcext:value-type="float">
            <text:p>17494,891</text:p>
          </table:table-cell>
          <table:table-cell office:value-type="float" office:value="12920" calcext:value-type="float">
            <text:p>12920</text:p>
          </table:table-cell>
          <table:table-cell table:number-columns-repeated="7"/>
        </table:table-row>
        <table:table-row table:style-name="ro1">
          <table:table-cell office:value-type="float" office:value="195.759" calcext:value-type="float">
            <text:p>195,759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950.517" calcext:value-type="float">
            <text:p>1950,517</text:p>
          </table:table-cell>
          <table:table-cell office:value-type="float" office:value="1580" calcext:value-type="float">
            <text:p>1580</text:p>
          </table:table-cell>
          <table:table-cell/>
          <table:table-cell office:value-type="float" office:value="17600.268" calcext:value-type="float">
            <text:p>17600,268</text:p>
          </table:table-cell>
          <table:table-cell office:value-type="float" office:value="12810" calcext:value-type="float">
            <text:p>12810</text:p>
          </table:table-cell>
          <table:table-cell table:number-columns-repeated="7"/>
        </table:table-row>
        <table:table-row table:style-name="ro1">
          <table:table-cell office:value-type="float" office:value="192.215" calcext:value-type="float">
            <text:p>192,21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983.689" calcext:value-type="float">
            <text:p>1983,689</text:p>
          </table:table-cell>
          <table:table-cell office:value-type="float" office:value="1580" calcext:value-type="float">
            <text:p>1580</text:p>
          </table:table-cell>
          <table:table-cell/>
          <table:table-cell office:value-type="float" office:value="17997.704" calcext:value-type="float">
            <text:p>17997,704</text:p>
          </table:table-cell>
          <table:table-cell office:value-type="float" office:value="12780" calcext:value-type="float">
            <text:p>12780</text:p>
          </table:table-cell>
          <table:table-cell table:number-columns-repeated="7"/>
        </table:table-row>
        <table:table-row table:style-name="ro1">
          <table:table-cell office:value-type="float" office:value="190.715" calcext:value-type="float">
            <text:p>190,71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816.191" calcext:value-type="float">
            <text:p>1816,191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17310.898" calcext:value-type="float">
            <text:p>17310,898</text:p>
          </table:table-cell>
          <table:table-cell office:value-type="float" office:value="12760" calcext:value-type="float">
            <text:p>12760</text:p>
          </table:table-cell>
          <table:table-cell table:number-columns-repeated="7"/>
        </table:table-row>
        <table:table-row table:style-name="ro1">
          <table:table-cell office:value-type="float" office:value="193.592" calcext:value-type="float">
            <text:p>193,592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092.461" calcext:value-type="float">
            <text:p>2092,461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17505.237" calcext:value-type="float">
            <text:p>17505,237</text:p>
          </table:table-cell>
          <table:table-cell office:value-type="float" office:value="12720" calcext:value-type="float">
            <text:p>12720</text:p>
          </table:table-cell>
          <table:table-cell table:number-columns-repeated="7"/>
        </table:table-row>
        <table:table-row table:style-name="ro1">
          <table:table-cell office:value-type="float" office:value="194.822" calcext:value-type="float">
            <text:p>194,822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773.22" calcext:value-type="float">
            <text:p>1773,22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float" office:value="18890.792" calcext:value-type="float">
            <text:p>18890,792</text:p>
          </table:table-cell>
          <table:table-cell office:value-type="float" office:value="12660" calcext:value-type="float">
            <text:p>12660</text:p>
          </table:table-cell>
          <table:table-cell table:number-columns-repeated="7"/>
        </table:table-row>
        <table:table-row table:style-name="ro1">
          <table:table-cell office:value-type="float" office:value="195.421" calcext:value-type="float">
            <text:p>195,42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801.26" calcext:value-type="float">
            <text:p>1801,26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float" office:value="17815.428" calcext:value-type="float">
            <text:p>17815,428</text:p>
          </table:table-cell>
          <table:table-cell office:value-type="float" office:value="12570" calcext:value-type="float">
            <text:p>12570</text:p>
          </table:table-cell>
          <table:table-cell table:number-columns-repeated="7"/>
        </table:table-row>
        <table:table-row table:style-name="ro1">
          <table:table-cell office:value-type="float" office:value="196.593" calcext:value-type="float">
            <text:p>196,593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770.133" calcext:value-type="float">
            <text:p>1770,133</text:p>
          </table:table-cell>
          <table:table-cell office:value-type="float" office:value="1550" calcext:value-type="float">
            <text:p>1550</text:p>
          </table:table-cell>
          <table:table-cell/>
          <table:table-cell office:value-type="float" office:value="17407.558" calcext:value-type="float">
            <text:p>17407,558</text:p>
          </table:table-cell>
          <table:table-cell office:value-type="float" office:value="12560" calcext:value-type="float">
            <text:p>12560</text:p>
          </table:table-cell>
          <table:table-cell table:number-columns-repeated="7"/>
        </table:table-row>
        <table:table-row table:style-name="ro1">
          <table:table-cell office:value-type="float" office:value="199.451" calcext:value-type="float">
            <text:p>199,45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776.345" calcext:value-type="float">
            <text:p>1776,345</text:p>
          </table:table-cell>
          <table:table-cell office:value-type="float" office:value="1540" calcext:value-type="float">
            <text:p>1540</text:p>
          </table:table-cell>
          <table:table-cell/>
          <table:table-cell office:value-type="float" office:value="17591.874" calcext:value-type="float">
            <text:p>17591,874</text:p>
          </table:table-cell>
          <table:table-cell office:value-type="float" office:value="12520" calcext:value-type="float">
            <text:p>12520</text:p>
          </table:table-cell>
          <table:table-cell table:number-columns-repeated="7"/>
        </table:table-row>
        <table:table-row table:style-name="ro1">
          <table:table-cell office:value-type="float" office:value="196.771" calcext:value-type="float">
            <text:p>196,77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780.696" calcext:value-type="float">
            <text:p>1780,696</text:p>
          </table:table-cell>
          <table:table-cell office:value-type="float" office:value="1540" calcext:value-type="float">
            <text:p>1540</text:p>
          </table:table-cell>
          <table:table-cell/>
          <table:table-cell office:value-type="float" office:value="17793.575" calcext:value-type="float">
            <text:p>17793,575</text:p>
          </table:table-cell>
          <table:table-cell office:value-type="float" office:value="12460" calcext:value-type="float">
            <text:p>12460</text:p>
          </table:table-cell>
          <table:table-cell table:number-columns-repeated="7"/>
        </table:table-row>
        <table:table-row table:style-name="ro1">
          <table:table-cell office:value-type="float" office:value="198.273" calcext:value-type="float">
            <text:p>198,273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745.712" calcext:value-type="float">
            <text:p>1745,712</text:p>
          </table:table-cell>
          <table:table-cell office:value-type="float" office:value="1540" calcext:value-type="float">
            <text:p>1540</text:p>
          </table:table-cell>
          <table:table-cell/>
          <table:table-cell office:value-type="float" office:value="19195.459" calcext:value-type="float">
            <text:p>19195,459</text:p>
          </table:table-cell>
          <table:table-cell office:value-type="float" office:value="12420" calcext:value-type="float">
            <text:p>12420</text:p>
          </table:table-cell>
          <table:table-cell table:number-columns-repeated="7"/>
        </table:table-row>
        <table:table-row table:style-name="ro1">
          <table:table-cell office:value-type="float" office:value="211.401" calcext:value-type="float">
            <text:p>211,40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695.939" calcext:value-type="float">
            <text:p>1695,939</text:p>
          </table:table-cell>
          <table:table-cell office:value-type="float" office:value="1540" calcext:value-type="float">
            <text:p>1540</text:p>
          </table:table-cell>
          <table:table-cell/>
          <table:table-cell office:value-type="float" office:value="18607.12" calcext:value-type="float">
            <text:p>18607,12</text:p>
          </table:table-cell>
          <table:table-cell office:value-type="float" office:value="12160" calcext:value-type="float">
            <text:p>12160</text:p>
          </table:table-cell>
          <table:table-cell table:number-columns-repeated="7"/>
        </table:table-row>
        <table:table-row table:style-name="ro1">
          <table:table-cell office:value-type="float" office:value="177.802" calcext:value-type="float">
            <text:p>177,802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781.403" calcext:value-type="float">
            <text:p>1781,403</text:p>
          </table:table-cell>
          <table:table-cell office:value-type="float" office:value="1540" calcext:value-type="float">
            <text:p>1540</text:p>
          </table:table-cell>
          <table:table-cell/>
          <table:table-cell office:value-type="float" office:value="18797.321" calcext:value-type="float">
            <text:p>18797,321</text:p>
          </table:table-cell>
          <table:table-cell office:value-type="float" office:value="11970" calcext:value-type="float">
            <text:p>11970</text:p>
          </table:table-cell>
          <table:table-cell table:number-columns-repeated="7"/>
        </table:table-row>
        <table:table-row table:style-name="ro1">
          <table:table-cell office:value-type="float" office:value="205.612" calcext:value-type="float">
            <text:p>205,612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703.123" calcext:value-type="float">
            <text:p>1703,123</text:p>
          </table:table-cell>
          <table:table-cell office:value-type="float" office:value="1530" calcext:value-type="float">
            <text:p>1530</text:p>
          </table:table-cell>
          <table:table-cell/>
          <table:table-cell office:value-type="float" office:value="17408.357" calcext:value-type="float">
            <text:p>17408,357</text:p>
          </table:table-cell>
          <table:table-cell office:value-type="float" office:value="11870" calcext:value-type="float">
            <text:p>11870</text:p>
          </table:table-cell>
          <table:table-cell table:number-columns-repeated="7"/>
        </table:table-row>
        <table:table-row table:style-name="ro1">
          <table:table-cell office:value-type="float" office:value="194.399" calcext:value-type="float">
            <text:p>194,399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913.836" calcext:value-type="float">
            <text:p>1913,836</text:p>
          </table:table-cell>
          <table:table-cell office:value-type="float" office:value="1530" calcext:value-type="float">
            <text:p>1530</text:p>
          </table:table-cell>
          <table:table-cell/>
          <table:table-cell office:value-type="float" office:value="17402.496" calcext:value-type="float">
            <text:p>17402,496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193.142" calcext:value-type="float">
            <text:p>193,14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715.6" calcext:value-type="float">
            <text:p>1715,6</text:p>
          </table:table-cell>
          <table:table-cell office:value-type="float" office:value="1530" calcext:value-type="float">
            <text:p>1530</text:p>
          </table:table-cell>
          <table:table-cell/>
          <table:table-cell office:value-type="float" office:value="5590.747" calcext:value-type="float">
            <text:p>5590,747</text:p>
          </table:table-cell>
          <table:table-cell office:value-type="float" office:value="3420" calcext:value-type="float">
            <text:p>3420</text:p>
          </table:table-cell>
          <table:table-cell table:number-columns-repeated="7"/>
        </table:table-row>
        <table:table-row table:style-name="ro1">
          <table:table-cell office:value-type="float" office:value="193.363" calcext:value-type="float">
            <text:p>193,36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860.495" calcext:value-type="float">
            <text:p>1860,495</text:p>
          </table:table-cell>
          <table:table-cell office:value-type="float" office:value="1520" calcext:value-type="float">
            <text:p>1520</text:p>
          </table:table-cell>
          <table:table-cell table:number-columns-repeated="10"/>
        </table:table-row>
        <table:table-row table:style-name="ro1">
          <table:table-cell office:value-type="float" office:value="193.351" calcext:value-type="float">
            <text:p>193,35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732.761" calcext:value-type="float">
            <text:p>1732,761</text:p>
          </table:table-cell>
          <table:table-cell office:value-type="float" office:value="1520" calcext:value-type="float">
            <text:p>1520</text:p>
          </table:table-cell>
          <table:table-cell table:number-columns-repeated="10"/>
        </table:table-row>
        <table:table-row table:style-name="ro1">
          <table:table-cell office:value-type="float" office:value="216.56" calcext:value-type="float">
            <text:p>216,5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785.868" calcext:value-type="float">
            <text:p>1785,868</text:p>
          </table:table-cell>
          <table:table-cell office:value-type="float" office:value="1510" calcext:value-type="float">
            <text:p>1510</text:p>
          </table:table-cell>
          <table:table-cell table:number-columns-repeated="10"/>
        </table:table-row>
        <table:table-row table:style-name="ro1">
          <table:table-cell office:value-type="float" office:value="194.392" calcext:value-type="float">
            <text:p>194,39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816.739" calcext:value-type="float">
            <text:p>1816,739</text:p>
          </table:table-cell>
          <table:table-cell office:value-type="float" office:value="1510" calcext:value-type="float">
            <text:p>1510</text:p>
          </table:table-cell>
          <table:table-cell table:number-columns-repeated="10"/>
        </table:table-row>
        <table:table-row table:style-name="ro1">
          <table:table-cell office:value-type="float" office:value="193.893" calcext:value-type="float">
            <text:p>193,89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784.915" calcext:value-type="float">
            <text:p>1784,915</text:p>
          </table:table-cell>
          <table:table-cell office:value-type="float" office:value="1510" calcext:value-type="float">
            <text:p>1510</text:p>
          </table:table-cell>
          <table:table-cell table:number-columns-repeated="10"/>
        </table:table-row>
        <table:table-row table:style-name="ro1">
          <table:table-cell office:value-type="float" office:value="189.03" calcext:value-type="float">
            <text:p>189,0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980.475" calcext:value-type="float">
            <text:p>1980,475</text:p>
          </table:table-cell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float" office:value="196.665" calcext:value-type="float">
            <text:p>196,66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804.043" calcext:value-type="float">
            <text:p>1804,043</text:p>
          </table:table-cell>
          <table:table-cell office:value-type="float" office:value="1490" calcext:value-type="float">
            <text:p>1490</text:p>
          </table:table-cell>
          <table:table-cell table:number-columns-repeated="10"/>
        </table:table-row>
        <table:table-row table:style-name="ro1">
          <table:table-cell office:value-type="float" office:value="195.676" calcext:value-type="float">
            <text:p>195,67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991.059" calcext:value-type="float">
            <text:p>1991,059</text:p>
          </table:table-cell>
          <table:table-cell office:value-type="float" office:value="1490" calcext:value-type="float">
            <text:p>1490</text:p>
          </table:table-cell>
          <table:table-cell table:number-columns-repeated="10"/>
        </table:table-row>
        <table:table-row table:style-name="ro1">
          <table:table-cell office:value-type="float" office:value="199.135" calcext:value-type="float">
            <text:p>199,13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800.193" calcext:value-type="float">
            <text:p>1800,193</text:p>
          </table:table-cell>
          <table:table-cell office:value-type="float" office:value="1490" calcext:value-type="float">
            <text:p>1490</text:p>
          </table:table-cell>
          <table:table-cell table:number-columns-repeated="10"/>
        </table:table-row>
        <table:table-row table:style-name="ro1">
          <table:table-cell office:value-type="float" office:value="187.159" calcext:value-type="float">
            <text:p>187,15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781.415" calcext:value-type="float">
            <text:p>1781,415</text:p>
          </table:table-cell>
          <table:table-cell office:value-type="float" office:value="1490" calcext:value-type="float">
            <text:p>1490</text:p>
          </table:table-cell>
          <table:table-cell table:number-columns-repeated="10"/>
        </table:table-row>
        <table:table-row table:style-name="ro1">
          <table:table-cell office:value-type="float" office:value="194.99" calcext:value-type="float">
            <text:p>194,9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710.592" calcext:value-type="float">
            <text:p>1710,592</text:p>
          </table:table-cell>
          <table:table-cell office:value-type="float" office:value="1490" calcext:value-type="float">
            <text:p>1490</text:p>
          </table:table-cell>
          <table:table-cell table:number-columns-repeated="10"/>
        </table:table-row>
        <table:table-row table:style-name="ro1">
          <table:table-cell office:value-type="float" office:value="295.875" calcext:value-type="float">
            <text:p>295,8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10.704" calcext:value-type="float">
            <text:p>1710,704</text:p>
          </table:table-cell>
          <table:table-cell office:value-type="float" office:value="1490" calcext:value-type="float">
            <text:p>1490</text:p>
          </table:table-cell>
          <table:table-cell table:number-columns-repeated="10"/>
        </table:table-row>
        <table:table-row table:style-name="ro1">
          <table:table-cell office:value-type="float" office:value="192.097" calcext:value-type="float">
            <text:p>192,0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84.425" calcext:value-type="float">
            <text:p>1684,425</text:p>
          </table:table-cell>
          <table:table-cell office:value-type="float" office:value="1490" calcext:value-type="float">
            <text:p>1490</text:p>
          </table:table-cell>
          <table:table-cell table:number-columns-repeated="10"/>
        </table:table-row>
        <table:table-row table:style-name="ro1">
          <table:table-cell office:value-type="float" office:value="197.532" calcext:value-type="float">
            <text:p>197,53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20.269" calcext:value-type="float">
            <text:p>1920,269</text:p>
          </table:table-cell>
          <table:table-cell office:value-type="float" office:value="1480" calcext:value-type="float">
            <text:p>1480</text:p>
          </table:table-cell>
          <table:table-cell table:number-columns-repeated="10"/>
        </table:table-row>
        <table:table-row table:style-name="ro1">
          <table:table-cell office:value-type="float" office:value="195.075" calcext:value-type="float">
            <text:p>195,0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82.128" calcext:value-type="float">
            <text:p>1782,128</text:p>
          </table:table-cell>
          <table:table-cell office:value-type="float" office:value="1480" calcext:value-type="float">
            <text:p>1480</text:p>
          </table:table-cell>
          <table:table-cell table:number-columns-repeated="10"/>
        </table:table-row>
        <table:table-row table:style-name="ro1">
          <table:table-cell office:value-type="float" office:value="195.017" calcext:value-type="float">
            <text:p>195,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59.734" calcext:value-type="float">
            <text:p>1659,734</text:p>
          </table:table-cell>
          <table:table-cell office:value-type="float" office:value="1470" calcext:value-type="float">
            <text:p>1470</text:p>
          </table:table-cell>
          <table:table-cell table:number-columns-repeated="10"/>
        </table:table-row>
        <table:table-row table:style-name="ro1">
          <table:table-cell office:value-type="float" office:value="193.092" calcext:value-type="float">
            <text:p>193,0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46.553" calcext:value-type="float">
            <text:p>1746,553</text:p>
          </table:table-cell>
          <table:table-cell office:value-type="float" office:value="1460" calcext:value-type="float">
            <text:p>1460</text:p>
          </table:table-cell>
          <table:table-cell table:number-columns-repeated="10"/>
        </table:table-row>
        <table:table-row table:style-name="ro1">
          <table:table-cell office:value-type="float" office:value="196.019" calcext:value-type="float">
            <text:p>196,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81.724" calcext:value-type="float">
            <text:p>1781,724</text:p>
          </table:table-cell>
          <table:table-cell office:value-type="float" office:value="1460" calcext:value-type="float">
            <text:p>1460</text:p>
          </table:table-cell>
          <table:table-cell table:number-columns-repeated="10"/>
        </table:table-row>
        <table:table-row table:style-name="ro1">
          <table:table-cell office:value-type="float" office:value="192.033" calcext:value-type="float">
            <text:p>192,0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800.856" calcext:value-type="float">
            <text:p>1800,856</text:p>
          </table:table-cell>
          <table:table-cell office:value-type="float" office:value="1460" calcext:value-type="float">
            <text:p>1460</text:p>
          </table:table-cell>
          <table:table-cell table:number-columns-repeated="10"/>
        </table:table-row>
        <table:table-row table:style-name="ro1">
          <table:table-cell office:value-type="float" office:value="202.634" calcext:value-type="float">
            <text:p>202,63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882.928" calcext:value-type="float">
            <text:p>1882,928</text:p>
          </table:table-cell>
          <table:table-cell office:value-type="float" office:value="1450" calcext:value-type="float">
            <text:p>1450</text:p>
          </table:table-cell>
          <table:table-cell table:number-columns-repeated="10"/>
        </table:table-row>
        <table:table-row table:style-name="ro1">
          <table:table-cell office:value-type="float" office:value="192.242" calcext:value-type="float">
            <text:p>192,24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704.68" calcext:value-type="float">
            <text:p>1704,68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float" office:value="185.282" calcext:value-type="float">
            <text:p>185,28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986.753" calcext:value-type="float">
            <text:p>1986,753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float" office:value="193.299" calcext:value-type="float">
            <text:p>193,29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807.346" calcext:value-type="float">
            <text:p>1807,346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float" office:value="211.881" calcext:value-type="float">
            <text:p>211,88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881.561" calcext:value-type="float">
            <text:p>1881,561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float" office:value="182.002" calcext:value-type="float">
            <text:p>182,00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763" calcext:value-type="float">
            <text:p>1763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float" office:value="191.953" calcext:value-type="float">
            <text:p>191,95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99.897" calcext:value-type="float">
            <text:p>1699,897</text:p>
          </table:table-cell>
          <table:table-cell office:value-type="float" office:value="1430" calcext:value-type="float">
            <text:p>1430</text:p>
          </table:table-cell>
          <table:table-cell table:number-columns-repeated="10"/>
        </table:table-row>
        <table:table-row table:style-name="ro1">
          <table:table-cell office:value-type="float" office:value="191.425" calcext:value-type="float">
            <text:p>191,4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923.169" calcext:value-type="float">
            <text:p>1923,169</text:p>
          </table:table-cell>
          <table:table-cell office:value-type="float" office:value="1430" calcext:value-type="float">
            <text:p>1430</text:p>
          </table:table-cell>
          <table:table-cell table:number-columns-repeated="10"/>
        </table:table-row>
        <table:table-row table:style-name="ro1">
          <table:table-cell office:value-type="float" office:value="193.042" calcext:value-type="float">
            <text:p>193,04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33.638" calcext:value-type="float">
            <text:p>1833,638</text:p>
          </table:table-cell>
          <table:table-cell office:value-type="float" office:value="1430" calcext:value-type="float">
            <text:p>1430</text:p>
          </table:table-cell>
          <table:table-cell table:number-columns-repeated="10"/>
        </table:table-row>
        <table:table-row table:style-name="ro1">
          <table:table-cell office:value-type="float" office:value="204.188" calcext:value-type="float">
            <text:p>204,18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552.335" calcext:value-type="float">
            <text:p>2552,335</text:p>
          </table:table-cell>
          <table:table-cell office:value-type="float" office:value="1430" calcext:value-type="float">
            <text:p>1430</text:p>
          </table:table-cell>
          <table:table-cell table:number-columns-repeated="10"/>
        </table:table-row>
        <table:table-row table:style-name="ro1">
          <table:table-cell office:value-type="float" office:value="187.478" calcext:value-type="float">
            <text:p>187,47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03.308" calcext:value-type="float">
            <text:p>1603,308</text:p>
          </table:table-cell>
          <table:table-cell office:value-type="float" office:value="1430" calcext:value-type="float">
            <text:p>1430</text:p>
          </table:table-cell>
          <table:table-cell table:number-columns-repeated="10"/>
        </table:table-row>
        <table:table-row table:style-name="ro1">
          <table:table-cell office:value-type="float" office:value="193.963" calcext:value-type="float">
            <text:p>193,96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734.602" calcext:value-type="float">
            <text:p>1734,602</text:p>
          </table:table-cell>
          <table:table-cell office:value-type="float" office:value="1420" calcext:value-type="float">
            <text:p>1420</text:p>
          </table:table-cell>
          <table:table-cell table:number-columns-repeated="3"/>
          <table:table-cell office:value-type="string" calcext:value-type="string">
            <text:p>&lt;-</text:p>
          </table:table-cell>
          <table:table-cell table:number-columns-repeated="6"/>
        </table:table-row>
        <table:table-row table:style-name="ro1">
          <table:table-cell office:value-type="float" office:value="114.536" calcext:value-type="float">
            <text:p>114,53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90.068" calcext:value-type="float">
            <text:p>1890,068</text:p>
          </table:table-cell>
          <table:table-cell office:value-type="float" office:value="1420" calcext:value-type="float">
            <text:p>1420</text:p>
          </table:table-cell>
          <table:table-cell table:number-columns-repeated="10"/>
        </table:table-row>
        <table:table-row table:style-name="ro1">
          <table:table-cell office:value-type="float" office:value="193.581" calcext:value-type="float">
            <text:p>193,58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567.963" calcext:value-type="float">
            <text:p>6567,963</text:p>
          </table:table-cell>
          <table:table-cell office:value-type="float" office:value="1410" calcext:value-type="float">
            <text:p>1410</text:p>
          </table:table-cell>
          <table:table-cell table:number-columns-repeated="10"/>
        </table:table-row>
        <table:table-row table:style-name="ro1">
          <table:table-cell office:value-type="float" office:value="114.134" calcext:value-type="float">
            <text:p>114,13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01.799" calcext:value-type="float">
            <text:p>1801,799</text:p>
          </table:table-cell>
          <table:table-cell office:value-type="float" office:value="1410" calcext:value-type="float">
            <text:p>1410</text:p>
          </table:table-cell>
          <table:table-cell table:number-columns-repeated="10"/>
        </table:table-row>
        <table:table-row table:style-name="ro1">
          <table:table-cell office:value-type="float" office:value="114.203" calcext:value-type="float">
            <text:p>114,20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05.549" calcext:value-type="float">
            <text:p>1705,549</text:p>
          </table:table-cell>
          <table:table-cell office:value-type="float" office:value="1410" calcext:value-type="float">
            <text:p>1410</text:p>
          </table:table-cell>
          <table:table-cell table:number-columns-repeated="10"/>
        </table:table-row>
        <table:table-row table:style-name="ro1">
          <table:table-cell office:value-type="float" office:value="191.029" calcext:value-type="float">
            <text:p>191,02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694.821" calcext:value-type="float">
            <text:p>1694,821</text:p>
          </table:table-cell>
          <table:table-cell office:value-type="float" office:value="1410" calcext:value-type="float">
            <text:p>1410</text:p>
          </table:table-cell>
          <table:table-cell table:number-columns-repeated="10"/>
        </table:table-row>
        <table:table-row table:style-name="ro1">
          <table:table-cell office:value-type="float" office:value="114.15" calcext:value-type="float">
            <text:p>114,1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29.476" calcext:value-type="float">
            <text:p>1729,476</text:p>
          </table:table-cell>
          <table:table-cell office:value-type="float" office:value="1410" calcext:value-type="float">
            <text:p>1410</text:p>
          </table:table-cell>
          <table:table-cell table:number-columns-repeated="10"/>
        </table:table-row>
        <table:table-row table:style-name="ro1">
          <table:table-cell office:value-type="float" office:value="113.349" calcext:value-type="float">
            <text:p>113,34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12.098" calcext:value-type="float">
            <text:p>1912,098</text:p>
          </table:table-cell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office:value-type="float" office:value="115.351" calcext:value-type="float">
            <text:p>115,35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83.228" calcext:value-type="float">
            <text:p>1783,228</text:p>
          </table:table-cell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office:value-type="float" office:value="191.493" calcext:value-type="float">
            <text:p>191,49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692.566" calcext:value-type="float">
            <text:p>1692,566</text:p>
          </table:table-cell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office:value-type="float" office:value="118.164" calcext:value-type="float">
            <text:p>118,16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16.036" calcext:value-type="float">
            <text:p>1716,036</text:p>
          </table:table-cell>
          <table:table-cell office:value-type="float" office:value="1390" calcext:value-type="float">
            <text:p>1390</text:p>
          </table:table-cell>
          <table:table-cell table:number-columns-repeated="10"/>
        </table:table-row>
        <table:table-row table:style-name="ro1">
          <table:table-cell office:value-type="float" office:value="206.907" calcext:value-type="float">
            <text:p>206,90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26.877" calcext:value-type="float">
            <text:p>1726,877</text:p>
          </table:table-cell>
          <table:table-cell office:value-type="float" office:value="1390" calcext:value-type="float">
            <text:p>1390</text:p>
          </table:table-cell>
          <table:table-cell table:number-columns-repeated="10"/>
        </table:table-row>
        <table:table-row table:style-name="ro1">
          <table:table-cell office:value-type="float" office:value="115.037" calcext:value-type="float">
            <text:p>115,0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42.394" calcext:value-type="float">
            <text:p>1742,394</text:p>
          </table:table-cell>
          <table:table-cell office:value-type="float" office:value="1390" calcext:value-type="float">
            <text:p>1390</text:p>
          </table:table-cell>
          <table:table-cell table:number-columns-repeated="10"/>
        </table:table-row>
        <table:table-row table:style-name="ro1">
          <table:table-cell office:value-type="float" office:value="117.846" calcext:value-type="float">
            <text:p>117,84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97.148" calcext:value-type="float">
            <text:p>1797,148</text:p>
          </table:table-cell>
          <table:table-cell office:value-type="float" office:value="1380" calcext:value-type="float">
            <text:p>1380</text:p>
          </table:table-cell>
          <table:table-cell table:number-columns-repeated="10"/>
        </table:table-row>
        <table:table-row table:style-name="ro1">
          <table:table-cell office:value-type="float" office:value="116.962" calcext:value-type="float">
            <text:p>116,96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02.508" calcext:value-type="float">
            <text:p>1702,508</text:p>
          </table:table-cell>
          <table:table-cell office:value-type="float" office:value="1380" calcext:value-type="float">
            <text:p>1380</text:p>
          </table:table-cell>
          <table:table-cell table:number-columns-repeated="10"/>
        </table:table-row>
        <table:table-row table:style-name="ro1">
          <table:table-cell office:value-type="float" office:value="113.978" calcext:value-type="float">
            <text:p>113,97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10.378" calcext:value-type="float">
            <text:p>1810,378</text:p>
          </table:table-cell>
          <table:table-cell office:value-type="float" office:value="1380" calcext:value-type="float">
            <text:p>1380</text:p>
          </table:table-cell>
          <table:table-cell table:number-columns-repeated="10"/>
        </table:table-row>
        <table:table-row table:style-name="ro1">
          <table:table-cell office:value-type="float" office:value="197.678" calcext:value-type="float">
            <text:p>197,67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92.105" calcext:value-type="float">
            <text:p>1792,105</text:p>
          </table:table-cell>
          <table:table-cell office:value-type="float" office:value="1370" calcext:value-type="float">
            <text:p>1370</text:p>
          </table:table-cell>
          <table:table-cell table:number-columns-repeated="10"/>
        </table:table-row>
        <table:table-row table:style-name="ro1">
          <table:table-cell office:value-type="float" office:value="114.237" calcext:value-type="float">
            <text:p>114,2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07.108" calcext:value-type="float">
            <text:p>1807,108</text:p>
          </table:table-cell>
          <table:table-cell office:value-type="float" office:value="1370" calcext:value-type="float">
            <text:p>1370</text:p>
          </table:table-cell>
          <table:table-cell table:number-columns-repeated="10"/>
        </table:table-row>
        <table:table-row table:style-name="ro1">
          <table:table-cell office:value-type="float" office:value="200.638" calcext:value-type="float">
            <text:p>200,63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41.701" calcext:value-type="float">
            <text:p>1941,701</text:p>
          </table:table-cell>
          <table:table-cell office:value-type="float" office:value="1360" calcext:value-type="float">
            <text:p>1360</text:p>
          </table:table-cell>
          <table:table-cell table:number-columns-repeated="10"/>
        </table:table-row>
        <table:table-row table:style-name="ro1">
          <table:table-cell office:value-type="float" office:value="114.371" calcext:value-type="float">
            <text:p>114,37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00.533" calcext:value-type="float">
            <text:p>1700,533</text:p>
          </table:table-cell>
          <table:table-cell office:value-type="float" office:value="1360" calcext:value-type="float">
            <text:p>1360</text:p>
          </table:table-cell>
          <table:table-cell table:number-columns-repeated="10"/>
        </table:table-row>
        <table:table-row table:style-name="ro1">
          <table:table-cell office:value-type="float" office:value="118.618" calcext:value-type="float">
            <text:p>118,61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91.247" calcext:value-type="float">
            <text:p>1991,247</text:p>
          </table:table-cell>
          <table:table-cell office:value-type="float" office:value="1360" calcext:value-type="float">
            <text:p>1360</text:p>
          </table:table-cell>
          <table:table-cell table:number-columns-repeated="10"/>
        </table:table-row>
        <table:table-row table:style-name="ro1">
          <table:table-cell office:value-type="float" office:value="115.768" calcext:value-type="float">
            <text:p>115,76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687.332" calcext:value-type="float">
            <text:p>1687,332</text:p>
          </table:table-cell>
          <table:table-cell office:value-type="float" office:value="1360" calcext:value-type="float">
            <text:p>1360</text:p>
          </table:table-cell>
          <table:table-cell table:number-columns-repeated="10"/>
        </table:table-row>
        <table:table-row table:style-name="ro1">
          <table:table-cell office:value-type="float" office:value="190.001" calcext:value-type="float">
            <text:p>190,00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97.986" calcext:value-type="float">
            <text:p>1797,986</text:p>
          </table:table-cell>
          <table:table-cell office:value-type="float" office:value="1360" calcext:value-type="float">
            <text:p>1360</text:p>
          </table:table-cell>
          <table:table-cell table:number-columns-repeated="10"/>
        </table:table-row>
        <table:table-row table:style-name="ro1">
          <table:table-cell office:value-type="float" office:value="111.687" calcext:value-type="float">
            <text:p>111,68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724.516" calcext:value-type="float">
            <text:p>1724,516</text:p>
          </table:table-cell>
          <table:table-cell office:value-type="float" office:value="1350" calcext:value-type="float">
            <text:p>1350</text:p>
          </table:table-cell>
          <table:table-cell table:number-columns-repeated="10"/>
        </table:table-row>
        <table:table-row table:style-name="ro1">
          <table:table-cell office:value-type="float" office:value="112.379" calcext:value-type="float">
            <text:p>112,37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016.45" calcext:value-type="float">
            <text:p>2016,45</text:p>
          </table:table-cell>
          <table:table-cell office:value-type="float" office:value="1350" calcext:value-type="float">
            <text:p>1350</text:p>
          </table:table-cell>
          <table:table-cell table:number-columns-repeated="10"/>
        </table:table-row>
        <table:table-row table:style-name="ro1">
          <table:table-cell office:value-type="float" office:value="196.567" calcext:value-type="float">
            <text:p>196,56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686.951" calcext:value-type="float">
            <text:p>1686,951</text:p>
          </table:table-cell>
          <table:table-cell office:value-type="float" office:value="1350" calcext:value-type="float">
            <text:p>1350</text:p>
          </table:table-cell>
          <table:table-cell table:number-columns-repeated="10"/>
        </table:table-row>
        <table:table-row table:style-name="ro1">
          <table:table-cell office:value-type="float" office:value="189.68" calcext:value-type="float">
            <text:p>189,6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899.457" calcext:value-type="float">
            <text:p>1899,457</text:p>
          </table:table-cell>
          <table:table-cell office:value-type="float" office:value="1350" calcext:value-type="float">
            <text:p>1350</text:p>
          </table:table-cell>
          <table:table-cell table:number-columns-repeated="10"/>
        </table:table-row>
        <table:table-row table:style-name="ro1">
          <table:table-cell office:value-type="float" office:value="192.926" calcext:value-type="float">
            <text:p>192,92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721.885" calcext:value-type="float">
            <text:p>1721,885</text:p>
          </table:table-cell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float" office:value="201.08" calcext:value-type="float">
            <text:p>201,0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702.92" calcext:value-type="float">
            <text:p>1702,92</text:p>
          </table:table-cell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float" office:value="189.261" calcext:value-type="float">
            <text:p>189,26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709.57" calcext:value-type="float">
            <text:p>1709,57</text:p>
          </table:table-cell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float" office:value="110.653" calcext:value-type="float">
            <text:p>110,65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803.476" calcext:value-type="float">
            <text:p>1803,476</text:p>
          </table:table-cell>
          <table:table-cell office:value-type="float" office:value="1330" calcext:value-type="float">
            <text:p>1330</text:p>
          </table:table-cell>
          <table:table-cell table:number-columns-repeated="10"/>
        </table:table-row>
        <table:table-row table:style-name="ro1">
          <table:table-cell office:value-type="float" office:value="190.451" calcext:value-type="float">
            <text:p>190,45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709.744" calcext:value-type="float">
            <text:p>1709,744</text:p>
          </table:table-cell>
          <table:table-cell office:value-type="float" office:value="1330" calcext:value-type="float">
            <text:p>1330</text:p>
          </table:table-cell>
          <table:table-cell table:number-columns-repeated="10"/>
        </table:table-row>
        <table:table-row table:style-name="ro1">
          <table:table-cell office:value-type="float" office:value="193.916" calcext:value-type="float">
            <text:p>193,91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693.521" calcext:value-type="float">
            <text:p>1693,521</text:p>
          </table:table-cell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office:value-type="float" office:value="195.062" calcext:value-type="float">
            <text:p>195,06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698.365" calcext:value-type="float">
            <text:p>1698,365</text:p>
          </table:table-cell>
          <table:table-cell office:value-type="float" office:value="1290" calcext:value-type="float">
            <text:p>1290</text:p>
          </table:table-cell>
          <table:table-cell table:number-columns-repeated="10"/>
        </table:table-row>
        <table:table-row table:style-name="ro1">
          <table:table-cell office:value-type="float" office:value="115.691" calcext:value-type="float">
            <text:p>115,69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112.552" calcext:value-type="float">
            <text:p>2112,552</text:p>
          </table:table-cell>
          <table:table-cell office:value-type="float" office:value="1280" calcext:value-type="float">
            <text:p>1280</text:p>
          </table:table-cell>
          <table:table-cell table:number-columns-repeated="10"/>
        </table:table-row>
        <table:table-row table:style-name="ro1">
          <table:table-cell office:value-type="float" office:value="201.723" calcext:value-type="float">
            <text:p>201,72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19.477" calcext:value-type="float">
            <text:p>1619,477</text:p>
          </table:table-cell>
          <table:table-cell office:value-type="float" office:value="1280" calcext:value-type="float">
            <text:p>1280</text:p>
          </table:table-cell>
          <table:table-cell table:number-columns-repeated="10"/>
        </table:table-row>
        <table:table-row table:style-name="ro1">
          <table:table-cell office:value-type="float" office:value="115.992" calcext:value-type="float">
            <text:p>115,99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910.28" calcext:value-type="float">
            <text:p>1910,28</text:p>
          </table:table-cell>
          <table:table-cell office:value-type="float" office:value="1220" calcext:value-type="float">
            <text:p>1220</text:p>
          </table:table-cell>
          <table:table-cell table:number-columns-repeated="10"/>
        </table:table-row>
        <table:table-row table:style-name="ro1">
          <table:table-cell office:value-type="float" office:value="196.115" calcext:value-type="float">
            <text:p>196,1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788.822" calcext:value-type="float">
            <text:p>1788,822</text:p>
          </table:table-cell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188.644" calcext:value-type="float">
            <text:p>188,64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60.184" calcext:value-type="float">
            <text:p>2460,184</text:p>
          </table:table-cell>
          <table:table-cell office:value-type="float" office:value="1180" calcext:value-type="float">
            <text:p>1180</text:p>
          </table:table-cell>
          <table:table-cell table:number-columns-repeated="10"/>
        </table:table-row>
        <table:table-row table:style-name="ro1">
          <table:table-cell office:value-type="float" office:value="118.307" calcext:value-type="float">
            <text:p>118,3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972.068" calcext:value-type="float">
            <text:p>1972,068</text:p>
          </table:table-cell>
          <table:table-cell office:value-type="float" office:value="1170" calcext:value-type="float">
            <text:p>1170</text:p>
          </table:table-cell>
          <table:table-cell table:number-columns-repeated="10"/>
        </table:table-row>
        <table:table-row table:style-name="ro1">
          <table:table-cell office:value-type="float" office:value="85.693" calcext:value-type="float">
            <text:p>85,69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848.822" calcext:value-type="float">
            <text:p>1848,822</text:p>
          </table:table-cell>
          <table:table-cell office:value-type="float" office:value="1150" calcext:value-type="float">
            <text:p>1150</text:p>
          </table:table-cell>
          <table:table-cell table:number-columns-repeated="10"/>
        </table:table-row>
        <table:table-row table:style-name="ro1">
          <table:table-cell office:value-type="float" office:value="92.28" calcext:value-type="float">
            <text:p>92,2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979.542" calcext:value-type="float">
            <text:p>1979,542</text:p>
          </table:table-cell>
          <table:table-cell office:value-type="float" office:value="1150" calcext:value-type="float">
            <text:p>1150</text:p>
          </table:table-cell>
          <table:table-cell table:number-columns-repeated="10"/>
        </table:table-row>
      </table:table>
      <table:table table:name="PY37-512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160.58" calcext:value-type="float">
            <text:p>160,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5.723" calcext:value-type="float">
            <text:p>1205,723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9892.964" calcext:value-type="float">
            <text:p>9892,964</text:p>
          </table:table-cell>
          <table:table-cell office:value-type="float" office:value="8490" calcext:value-type="float">
            <text:p>8490</text:p>
          </table:table-cell>
          <table:table-cell table:number-columns-repeated="5"/>
          <table:table-cell table:formula="of:=['PY37-512MB'.N7]-['PY37-512MB'.$L7]" office:value-type="float" office:value="-18.2474226804124" calcext:value-type="float">
            <text:p>-18,2474226804</text:p>
          </table:table-cell>
          <table:table-cell table:formula="of:=['PY37-512MB'.O7]-['PY37-512MB'.$L7]" office:value-type="float" office:value="51.7525773195876" calcext:value-type="float">
            <text:p>51,7525773196</text:p>
          </table:table-cell>
        </table:table-row>
        <table:table-row table:style-name="ro1">
          <table:table-cell office:value-type="float" office:value="142.407" calcext:value-type="float">
            <text:p>142,40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37.465" calcext:value-type="float">
            <text:p>1237,465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9597.44" calcext:value-type="float">
            <text:p>9597,44</text:p>
          </table:table-cell>
          <table:table-cell office:value-type="float" office:value="8490" calcext:value-type="float">
            <text:p>8490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35.978" calcext:value-type="float">
            <text:p>135,97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45.168" calcext:value-type="float">
            <text:p>1145,16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433.767" calcext:value-type="float">
            <text:p>10433,767</text:p>
          </table:table-cell>
          <table:table-cell office:value-type="float" office:value="8450" calcext:value-type="float">
            <text:p>84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PY37-512MB'.$B$8:.$B$104])" office:value-type="float" office:value="48.2474226804124" calcext:value-type="float">
            <text:p>48,2474226804</text:p>
          </table:table-cell>
          <table:table-cell table:formula="of:=STDEV(['PY37-512MB'.$B$8:.$B$104])" office:value-type="float" office:value="14.2163571633722" calcext:value-type="float">
            <text:p>14,2163571634</text:p>
          </table:table-cell>
          <table:table-cell table:formula="of:=MIN(['PY37-512MB'.$B$5:.$B$104])" office:value-type="float" office:value="30" calcext:value-type="float">
            <text:p>30</text:p>
          </table:table-cell>
          <table:table-cell table:formula="of:=MAX(['PY37-512MB'.$B$5:.$B$10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.296" calcext:value-type="float">
            <text:p>163,29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←</text:p>
          </table:table-cell>
          <table:table-cell office:value-type="float" office:value="1037.998" calcext:value-type="float">
            <text:p>1037,998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9743.838" calcext:value-type="float">
            <text:p>9743,838</text:p>
          </table:table-cell>
          <table:table-cell office:value-type="float" office:value="8410" calcext:value-type="float">
            <text:p>841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512MB'.$E$11:.$E$102])" office:value-type="float" office:value="778.369565217391" calcext:value-type="float">
            <text:p>778,3695652174</text:p>
          </table:table-cell>
          <table:table-cell table:formula="of:=STDEV(['PY37-512MB'.$E$11:.$E$102])" office:value-type="float" office:value="63.9759084792311" calcext:value-type="float">
            <text:p>63,9759084792</text:p>
          </table:table-cell>
          <table:table-cell table:formula="of:=MIN(['PY37-512MB'.$E$11:.$E$104])" office:value-type="float" office:value="370" calcext:value-type="float">
            <text:p>370</text:p>
          </table:table-cell>
          <table:table-cell table:formula="of:=MAX(['PY37-512MB'.$E$11:.$E$104])"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59.142" calcext:value-type="float">
            <text:p>159,14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08.482" calcext:value-type="float">
            <text:p>1008,482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float" office:value="9254.739" calcext:value-type="float">
            <text:p>9254,739</text:p>
          </table:table-cell>
          <table:table-cell office:value-type="float" office:value="8290" calcext:value-type="float">
            <text:p>829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PY37-512MB'.$H$5:.$H$104])" office:value-type="float" office:value="7858.05555555556" calcext:value-type="float">
            <text:p>7858,0555555556</text:p>
          </table:table-cell>
          <table:table-cell table:formula="of:=STDEV(['PY37-512MB'.$H$5:.$H$104])" office:value-type="float" office:value="300.645205653674" calcext:value-type="float">
            <text:p>300,6452056537</text:p>
          </table:table-cell>
          <table:table-cell table:formula="of:=MIN(['PY37-512MB'.$H$5:.$H$104])" office:value-type="float" office:value="7340" calcext:value-type="float">
            <text:p>7340</text:p>
          </table:table-cell>
          <table:table-cell table:formula="of:=MAX(['PY37-512MB'.$H$5:.$H$104])"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164.556" calcext:value-type="float">
            <text:p>164,5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81.139" calcext:value-type="float">
            <text:p>1081,139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9629.472" calcext:value-type="float">
            <text:p>9629,472</text:p>
          </table:table-cell>
          <table:table-cell office:value-type="float" office:value="8230" calcext:value-type="float">
            <text:p>8230</text:p>
          </table:table-cell>
          <table:table-cell table:number-columns-repeated="7"/>
        </table:table-row>
        <table:table-row table:style-name="ro1">
          <table:table-cell office:value-type="float" office:value="266.732" calcext:value-type="float">
            <text:p>266,73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96.176" calcext:value-type="float">
            <text:p>996,176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9043.647" calcext:value-type="float">
            <text:p>9043,647</text:p>
          </table:table-cell>
          <table:table-cell office:value-type="float" office:value="8090" calcext:value-type="float">
            <text:p>8090</text:p>
          </table:table-cell>
          <table:table-cell table:number-columns-repeated="7"/>
        </table:table-row>
        <table:table-row table:style-name="ro1">
          <table:table-cell office:value-type="float" office:value="114.161" calcext:value-type="float">
            <text:p>114,16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134.118" calcext:value-type="float">
            <text:p>1134,118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9292.037" calcext:value-type="float">
            <text:p>9292,037</text:p>
          </table:table-cell>
          <table:table-cell office:value-type="float" office:value="8050" calcext:value-type="float">
            <text:p>8050</text:p>
          </table:table-cell>
          <table:table-cell table:number-columns-repeated="7"/>
        </table:table-row>
        <table:table-row table:style-name="ro1">
          <table:table-cell office:value-type="float" office:value="125.428" calcext:value-type="float">
            <text:p>125,42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8.333" calcext:value-type="float">
            <text:p>1008,333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10535.074" calcext:value-type="float">
            <text:p>10535,074</text:p>
          </table:table-cell>
          <table:table-cell office:value-type="float" office:value="8030" calcext:value-type="float">
            <text:p>8030</text:p>
          </table:table-cell>
          <table:table-cell table:number-columns-repeated="7"/>
        </table:table-row>
        <table:table-row table:style-name="ro1">
          <table:table-cell office:value-type="float" office:value="223.344" calcext:value-type="float">
            <text:p>223,34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963.691" calcext:value-type="float">
            <text:p>963,691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9320.596" calcext:value-type="float">
            <text:p>9320,596</text:p>
          </table:table-cell>
          <table:table-cell office:value-type="float" office:value="8020" calcext:value-type="float">
            <text:p>8020</text:p>
          </table:table-cell>
          <table:table-cell table:number-columns-repeated="7"/>
        </table:table-row>
        <table:table-row table:style-name="ro1">
          <table:table-cell office:value-type="float" office:value="216.667" calcext:value-type="float">
            <text:p>216,66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976.12" calcext:value-type="float">
            <text:p>976,12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9164.556" calcext:value-type="float">
            <text:p>9164,556</text:p>
          </table:table-cell>
          <table:table-cell office:value-type="float" office:value="7960" calcext:value-type="float">
            <text:p>7960</text:p>
          </table:table-cell>
          <table:table-cell table:number-columns-repeated="7"/>
        </table:table-row>
        <table:table-row table:style-name="ro1">
          <table:table-cell office:value-type="float" office:value="114.125" calcext:value-type="float">
            <text:p>114,1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0.742" calcext:value-type="float">
            <text:p>1000,742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9181.733" calcext:value-type="float">
            <text:p>9181,733</text:p>
          </table:table-cell>
          <table:table-cell office:value-type="float" office:value="7960" calcext:value-type="float">
            <text:p>7960</text:p>
          </table:table-cell>
          <table:table-cell table:number-columns-repeated="7"/>
        </table:table-row>
        <table:table-row table:style-name="ro1">
          <table:table-cell office:value-type="float" office:value="119.362" calcext:value-type="float">
            <text:p>119,36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7.632" calcext:value-type="float">
            <text:p>1007,632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9067.628" calcext:value-type="float">
            <text:p>9067,628</text:p>
          </table:table-cell>
          <table:table-cell office:value-type="float" office:value="7890" calcext:value-type="float">
            <text:p>7890</text:p>
          </table:table-cell>
          <table:table-cell table:number-columns-repeated="7"/>
        </table:table-row>
        <table:table-row table:style-name="ro1">
          <table:table-cell office:value-type="float" office:value="99.6" calcext:value-type="float">
            <text:p>99,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08.708" calcext:value-type="float">
            <text:p>908,708</text:p>
          </table:table-cell>
          <table:table-cell office:value-type="float" office:value="870" calcext:value-type="float">
            <text:p>870</text:p>
          </table:table-cell>
          <table:table-cell/>
          <table:table-cell office:value-type="float" office:value="9072.185" calcext:value-type="float">
            <text:p>9072,185</text:p>
          </table:table-cell>
          <table:table-cell office:value-type="float" office:value="7890" calcext:value-type="float">
            <text:p>7890</text:p>
          </table:table-cell>
          <table:table-cell table:number-columns-repeated="7"/>
        </table:table-row>
        <table:table-row table:style-name="ro1">
          <table:table-cell office:value-type="float" office:value="100.685" calcext:value-type="float">
            <text:p>100,68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90.814" calcext:value-type="float">
            <text:p>1090,814</text:p>
          </table:table-cell>
          <table:table-cell office:value-type="float" office:value="870" calcext:value-type="float">
            <text:p>870</text:p>
          </table:table-cell>
          <table:table-cell/>
          <table:table-cell office:value-type="float" office:value="9065.274" calcext:value-type="float">
            <text:p>9065,274</text:p>
          </table:table-cell>
          <table:table-cell office:value-type="float" office:value="7830" calcext:value-type="float">
            <text:p>7830</text:p>
          </table:table-cell>
          <table:table-cell table:number-columns-repeated="7"/>
        </table:table-row>
        <table:table-row table:style-name="ro1">
          <table:table-cell office:value-type="float" office:value="107.113" calcext:value-type="float">
            <text:p>107,11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105.075" calcext:value-type="float">
            <text:p>1105,075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float" office:value="9040.251" calcext:value-type="float">
            <text:p>9040,251</text:p>
          </table:table-cell>
          <table:table-cell office:value-type="float" office:value="7820" calcext:value-type="float">
            <text:p>7820</text:p>
          </table:table-cell>
          <table:table-cell table:number-columns-repeated="7"/>
        </table:table-row>
        <table:table-row table:style-name="ro1">
          <table:table-cell office:value-type="float" office:value="100.488" calcext:value-type="float">
            <text:p>100,48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59.993" calcext:value-type="float">
            <text:p>959,993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float" office:value="9412.267" calcext:value-type="float">
            <text:p>9412,267</text:p>
          </table:table-cell>
          <table:table-cell office:value-type="float" office:value="7800" calcext:value-type="float">
            <text:p>7800</text:p>
          </table:table-cell>
          <table:table-cell table:number-columns-repeated="7"/>
        </table:table-row>
        <table:table-row table:style-name="ro1">
          <table:table-cell office:value-type="float" office:value="113.189" calcext:value-type="float">
            <text:p>113,18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11.744" calcext:value-type="float">
            <text:p>1011,744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float" office:value="9596.809" calcext:value-type="float">
            <text:p>9596,809</text:p>
          </table:table-cell>
          <table:table-cell office:value-type="float" office:value="7780" calcext:value-type="float">
            <text:p>7780</text:p>
          </table:table-cell>
          <table:table-cell table:number-columns-repeated="7"/>
        </table:table-row>
        <table:table-row table:style-name="ro1">
          <table:table-cell office:value-type="float" office:value="110.972" calcext:value-type="float">
            <text:p>110,97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20.319" calcext:value-type="float">
            <text:p>920,31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9113.454" calcext:value-type="float">
            <text:p>9113,454</text:p>
          </table:table-cell>
          <table:table-cell office:value-type="float" office:value="7780" calcext:value-type="float">
            <text:p>7780</text:p>
          </table:table-cell>
          <table:table-cell table:number-columns-repeated="7"/>
        </table:table-row>
        <table:table-row table:style-name="ro1">
          <table:table-cell office:value-type="float" office:value="157.686" calcext:value-type="float">
            <text:p>157,68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31.2" calcext:value-type="float">
            <text:p>1031,2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9267.38" calcext:value-type="float">
            <text:p>9267,38</text:p>
          </table:table-cell>
          <table:table-cell office:value-type="float" office:value="7780" calcext:value-type="float">
            <text:p>7780</text:p>
          </table:table-cell>
          <table:table-cell table:number-columns-repeated="7"/>
        </table:table-row>
        <table:table-row table:style-name="ro1">
          <table:table-cell office:value-type="float" office:value="97.05" calcext:value-type="float">
            <text:p>97,0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12.695" calcext:value-type="float">
            <text:p>912,695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9039.186" calcext:value-type="float">
            <text:p>9039,186</text:p>
          </table:table-cell>
          <table:table-cell office:value-type="float" office:value="7770" calcext:value-type="float">
            <text:p>7770</text:p>
          </table:table-cell>
          <table:table-cell table:number-columns-repeated="7"/>
        </table:table-row>
        <table:table-row table:style-name="ro1">
          <table:table-cell office:value-type="float" office:value="108.51" calcext:value-type="float">
            <text:p>108,5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829.617" calcext:value-type="float">
            <text:p>1829,617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9056.249" calcext:value-type="float">
            <text:p>9056,249</text:p>
          </table:table-cell>
          <table:table-cell office:value-type="float" office:value="7760" calcext:value-type="float">
            <text:p>7760</text:p>
          </table:table-cell>
          <table:table-cell table:number-columns-repeated="7"/>
        </table:table-row>
        <table:table-row table:style-name="ro1">
          <table:table-cell office:value-type="float" office:value="107.634" calcext:value-type="float">
            <text:p>107,63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57.711" calcext:value-type="float">
            <text:p>957,711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9040.555" calcext:value-type="float">
            <text:p>9040,555</text:p>
          </table:table-cell>
          <table:table-cell office:value-type="float" office:value="7750" calcext:value-type="float">
            <text:p>7750</text:p>
          </table:table-cell>
          <table:table-cell table:number-columns-repeated="7"/>
        </table:table-row>
        <table:table-row table:style-name="ro1">
          <table:table-cell office:value-type="float" office:value="103.833" calcext:value-type="float">
            <text:p>103,83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81.265" calcext:value-type="float">
            <text:p>981,265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9033.021" calcext:value-type="float">
            <text:p>9033,021</text:p>
          </table:table-cell>
          <table:table-cell office:value-type="float" office:value="7740" calcext:value-type="float">
            <text:p>7740</text:p>
          </table:table-cell>
          <table:table-cell table:number-columns-repeated="7"/>
        </table:table-row>
        <table:table-row table:style-name="ro1">
          <table:table-cell office:value-type="float" office:value="101.941" calcext:value-type="float">
            <text:p>101,94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1.063" calcext:value-type="float">
            <text:p>1001,063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8897.183" calcext:value-type="float">
            <text:p>8897,183</text:p>
          </table:table-cell>
          <table:table-cell office:value-type="float" office:value="7730" calcext:value-type="float">
            <text:p>7730</text:p>
          </table:table-cell>
          <table:table-cell table:number-columns-repeated="7"/>
        </table:table-row>
        <table:table-row table:style-name="ro1">
          <table:table-cell office:value-type="float" office:value="95.932" calcext:value-type="float">
            <text:p>95,93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73.522" calcext:value-type="float">
            <text:p>973,522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8710.069" calcext:value-type="float">
            <text:p>8710,069</text:p>
          </table:table-cell>
          <table:table-cell office:value-type="float" office:value="7680" calcext:value-type="float">
            <text:p>7680</text:p>
          </table:table-cell>
          <table:table-cell table:number-columns-repeated="7"/>
        </table:table-row>
        <table:table-row table:style-name="ro1">
          <table:table-cell office:value-type="float" office:value="101.795" calcext:value-type="float">
            <text:p>101,79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03.071" calcext:value-type="float">
            <text:p>903,071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8762.308" calcext:value-type="float">
            <text:p>8762,308</text:p>
          </table:table-cell>
          <table:table-cell office:value-type="float" office:value="7640" calcext:value-type="float">
            <text:p>7640</text:p>
          </table:table-cell>
          <table:table-cell table:number-columns-repeated="7"/>
        </table:table-row>
        <table:table-row table:style-name="ro1">
          <table:table-cell office:value-type="float" office:value="98.149" calcext:value-type="float">
            <text:p>98,14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67.005" calcext:value-type="float">
            <text:p>967,005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9233.961" calcext:value-type="float">
            <text:p>9233,961</text:p>
          </table:table-cell>
          <table:table-cell office:value-type="float" office:value="7630" calcext:value-type="float">
            <text:p>7630</text:p>
          </table:table-cell>
          <table:table-cell table:number-columns-repeated="7"/>
        </table:table-row>
        <table:table-row table:style-name="ro1">
          <table:table-cell office:value-type="float" office:value="115.98" calcext:value-type="float">
            <text:p>115,9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68.781" calcext:value-type="float">
            <text:p>968,78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9317.865" calcext:value-type="float">
            <text:p>9317,865</text:p>
          </table:table-cell>
          <table:table-cell office:value-type="float" office:value="7620" calcext:value-type="float">
            <text:p>7620</text:p>
          </table:table-cell>
          <table:table-cell table:number-columns-repeated="7"/>
        </table:table-row>
        <table:table-row table:style-name="ro1">
          <table:table-cell office:value-type="float" office:value="101.64" calcext:value-type="float">
            <text:p>101,6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84.673" calcext:value-type="float">
            <text:p>984,673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9102.634" calcext:value-type="float">
            <text:p>9102,634</text:p>
          </table:table-cell>
          <table:table-cell office:value-type="float" office:value="7600" calcext:value-type="float">
            <text:p>7600</text:p>
          </table:table-cell>
          <table:table-cell table:number-columns-repeated="7"/>
        </table:table-row>
        <table:table-row table:style-name="ro1">
          <table:table-cell office:value-type="float" office:value="176.156" calcext:value-type="float">
            <text:p>176,15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19.251" calcext:value-type="float">
            <text:p>919,25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9017.654" calcext:value-type="float">
            <text:p>9017,654</text:p>
          </table:table-cell>
          <table:table-cell office:value-type="float" office:value="7600" calcext:value-type="float">
            <text:p>7600</text:p>
          </table:table-cell>
          <table:table-cell table:number-columns-repeated="7"/>
        </table:table-row>
        <table:table-row table:style-name="ro1">
          <table:table-cell office:value-type="float" office:value="108.066" calcext:value-type="float">
            <text:p>108,06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3.101" calcext:value-type="float">
            <text:p>1003,1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8978.752" calcext:value-type="float">
            <text:p>8978,752</text:p>
          </table:table-cell>
          <table:table-cell office:value-type="float" office:value="7600" calcext:value-type="float">
            <text:p>7600</text:p>
          </table:table-cell>
          <table:table-cell table:number-columns-repeated="7"/>
        </table:table-row>
        <table:table-row table:style-name="ro1">
          <table:table-cell office:value-type="float" office:value="97.254" calcext:value-type="float">
            <text:p>97,25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09.475" calcext:value-type="float">
            <text:p>909,475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8755.578" calcext:value-type="float">
            <text:p>8755,578</text:p>
          </table:table-cell>
          <table:table-cell office:value-type="float" office:value="7520" calcext:value-type="float">
            <text:p>7520</text:p>
          </table:table-cell>
          <table:table-cell table:number-columns-repeated="7"/>
        </table:table-row>
        <table:table-row table:style-name="ro1">
          <table:table-cell office:value-type="float" office:value="97.081" calcext:value-type="float">
            <text:p>97,08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7.572" calcext:value-type="float">
            <text:p>1007,572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9043.111" calcext:value-type="float">
            <text:p>9043,111</text:p>
          </table:table-cell>
          <table:table-cell office:value-type="float" office:value="7480" calcext:value-type="float">
            <text:p>7480</text:p>
          </table:table-cell>
          <table:table-cell table:number-columns-repeated="7"/>
        </table:table-row>
        <table:table-row table:style-name="ro1">
          <table:table-cell office:value-type="float" office:value="99.742" calcext:value-type="float">
            <text:p>99,74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64.923" calcext:value-type="float">
            <text:p>964,923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10879.441" calcext:value-type="float">
            <text:p>10879,441</text:p>
          </table:table-cell>
          <table:table-cell office:value-type="float" office:value="7390" calcext:value-type="float">
            <text:p>7390</text:p>
          </table:table-cell>
          <table:table-cell table:number-columns-repeated="7"/>
        </table:table-row>
        <table:table-row table:style-name="ro1">
          <table:table-cell office:value-type="float" office:value="101.248" calcext:value-type="float">
            <text:p>101,24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91.342" calcext:value-type="float">
            <text:p>891,342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8861.211" calcext:value-type="float">
            <text:p>8861,211</text:p>
          </table:table-cell>
          <table:table-cell office:value-type="float" office:value="7340" calcext:value-type="float">
            <text:p>7340</text:p>
          </table:table-cell>
          <table:table-cell table:number-columns-repeated="7"/>
        </table:table-row>
        <table:table-row table:style-name="ro1">
          <table:table-cell office:value-type="float" office:value="104.116" calcext:value-type="float">
            <text:p>104,1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56.887" calcext:value-type="float">
            <text:p>1056,887</text:p>
          </table:table-cell>
          <table:table-cell office:value-type="float" office:value="810" calcext:value-type="float">
            <text:p>810</text:p>
          </table:table-cell>
          <table:table-cell table:number-columns-repeated="10"/>
        </table:table-row>
        <table:table-row table:style-name="ro1">
          <table:table-cell office:value-type="float" office:value="125.836" calcext:value-type="float">
            <text:p>125,8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13.665" calcext:value-type="float">
            <text:p>1113,665</text:p>
          </table:table-cell>
          <table:table-cell office:value-type="float" office:value="810" calcext:value-type="float">
            <text:p>810</text:p>
          </table:table-cell>
          <table:table-cell table:number-columns-repeated="10"/>
        </table:table-row>
        <table:table-row table:style-name="ro1">
          <table:table-cell office:value-type="float" office:value="99.559" calcext:value-type="float">
            <text:p>99,55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39.7" calcext:value-type="float">
            <text:p>939,7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98.379" calcext:value-type="float">
            <text:p>98,37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07.804" calcext:value-type="float">
            <text:p>907,804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96.125" calcext:value-type="float">
            <text:p>96,1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77.687" calcext:value-type="float">
            <text:p>877,687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98.725" calcext:value-type="float">
            <text:p>98,7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78.237" calcext:value-type="float">
            <text:p>978,237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93.736" calcext:value-type="float">
            <text:p>93,7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58.077" calcext:value-type="float">
            <text:p>958,077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150.039" calcext:value-type="float">
            <text:p>150,03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54.174" calcext:value-type="float">
            <text:p>1154,174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100.876" calcext:value-type="float">
            <text:p>100,87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02.867" calcext:value-type="float">
            <text:p>902,867</text:p>
          </table:table-cell>
          <table:table-cell office:value-type="float" office:value="790" calcext:value-type="float">
            <text:p>790</text:p>
          </table:table-cell>
          <table:table-cell table:number-columns-repeated="10"/>
        </table:table-row>
        <table:table-row table:style-name="ro1">
          <table:table-cell office:value-type="float" office:value="99.188" calcext:value-type="float">
            <text:p>99,18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94.417" calcext:value-type="float">
            <text:p>894,417</text:p>
          </table:table-cell>
          <table:table-cell office:value-type="float" office:value="790" calcext:value-type="float">
            <text:p>790</text:p>
          </table:table-cell>
          <table:table-cell table:number-columns-repeated="10"/>
        </table:table-row>
        <table:table-row table:style-name="ro1">
          <table:table-cell office:value-type="float" office:value="96.99" calcext:value-type="float">
            <text:p>96,9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05.106" calcext:value-type="float">
            <text:p>905,106</text:p>
          </table:table-cell>
          <table:table-cell office:value-type="float" office:value="790" calcext:value-type="float">
            <text:p>790</text:p>
          </table:table-cell>
          <table:table-cell table:number-columns-repeated="10"/>
        </table:table-row>
        <table:table-row table:style-name="ro1">
          <table:table-cell office:value-type="float" office:value="94.887" calcext:value-type="float">
            <text:p>94,88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31.006" calcext:value-type="float">
            <text:p>931,006</text:p>
          </table:table-cell>
          <table:table-cell office:value-type="float" office:value="790" calcext:value-type="float">
            <text:p>790</text:p>
          </table:table-cell>
          <table:table-cell table:number-columns-repeated="10"/>
        </table:table-row>
        <table:table-row table:style-name="ro1">
          <table:table-cell office:value-type="float" office:value="94.449" calcext:value-type="float">
            <text:p>94,4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77.703" calcext:value-type="float">
            <text:p>977,703</text:p>
          </table:table-cell>
          <table:table-cell office:value-type="float" office:value="790" calcext:value-type="float">
            <text:p>790</text:p>
          </table:table-cell>
          <table:table-cell table:number-columns-repeated="10"/>
        </table:table-row>
        <table:table-row table:style-name="ro1">
          <table:table-cell office:value-type="float" office:value="99.218" calcext:value-type="float">
            <text:p>99,21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61.845" calcext:value-type="float">
            <text:p>961,845</text:p>
          </table:table-cell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office:value-type="float" office:value="97.118" calcext:value-type="float">
            <text:p>97,11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39.992" calcext:value-type="float">
            <text:p>939,992</text:p>
          </table:table-cell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office:value-type="float" office:value="99.901" calcext:value-type="float">
            <text:p>99,90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76.619" calcext:value-type="float">
            <text:p>976,619</text:p>
          </table:table-cell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office:value-type="float" office:value="110.467" calcext:value-type="float">
            <text:p>110,46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35.922" calcext:value-type="float">
            <text:p>1035,922</text:p>
          </table:table-cell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office:value-type="float" office:value="98.647" calcext:value-type="float">
            <text:p>98,64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97.12" calcext:value-type="float">
            <text:p>1197,12</text:p>
          </table:table-cell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office:value-type="float" office:value="94.482" calcext:value-type="float">
            <text:p>94,48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11.584" calcext:value-type="float">
            <text:p>911,584</text:p>
          </table:table-cell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office:value-type="float" office:value="95.364" calcext:value-type="float">
            <text:p>95,36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74.442" calcext:value-type="float">
            <text:p>1274,442</text:p>
          </table:table-cell>
          <table:table-cell office:value-type="float" office:value="770" calcext:value-type="float">
            <text:p>770</text:p>
          </table:table-cell>
          <table:table-cell table:number-columns-repeated="10"/>
        </table:table-row>
        <table:table-row table:style-name="ro1">
          <table:table-cell office:value-type="float" office:value="98.347" calcext:value-type="float">
            <text:p>98,34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48.803" calcext:value-type="float">
            <text:p>2448,803</text:p>
          </table:table-cell>
          <table:table-cell office:value-type="float" office:value="770" calcext:value-type="float">
            <text:p>770</text:p>
          </table:table-cell>
          <table:table-cell table:number-columns-repeated="10"/>
        </table:table-row>
        <table:table-row table:style-name="ro1">
          <table:table-cell office:value-type="float" office:value="102.563" calcext:value-type="float">
            <text:p>102,56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95.303" calcext:value-type="float">
            <text:p>895,303</text:p>
          </table:table-cell>
          <table:table-cell office:value-type="float" office:value="770" calcext:value-type="float">
            <text:p>770</text:p>
          </table:table-cell>
          <table:table-cell table:number-columns-repeated="10"/>
        </table:table-row>
        <table:table-row table:style-name="ro1">
          <table:table-cell office:value-type="float" office:value="99.704" calcext:value-type="float">
            <text:p>99,70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81.023" calcext:value-type="float">
            <text:p>881,023</text:p>
          </table:table-cell>
          <table:table-cell office:value-type="float" office:value="770" calcext:value-type="float">
            <text:p>770</text:p>
          </table:table-cell>
          <table:table-cell table:number-columns-repeated="10"/>
        </table:table-row>
        <table:table-row table:style-name="ro1">
          <table:table-cell office:value-type="float" office:value="100.549" calcext:value-type="float">
            <text:p>100,54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71.853" calcext:value-type="float">
            <text:p>971,853</text:p>
          </table:table-cell>
          <table:table-cell office:value-type="float" office:value="760" calcext:value-type="float">
            <text:p>760</text:p>
          </table:table-cell>
          <table:table-cell table:number-columns-repeated="10"/>
        </table:table-row>
        <table:table-row table:style-name="ro1">
          <table:table-cell office:value-type="float" office:value="98.64" calcext:value-type="float">
            <text:p>98,6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99.271" calcext:value-type="float">
            <text:p>999,271</text:p>
          </table:table-cell>
          <table:table-cell office:value-type="float" office:value="760" calcext:value-type="float">
            <text:p>760</text:p>
          </table:table-cell>
          <table:table-cell table:number-columns-repeated="10"/>
        </table:table-row>
        <table:table-row table:style-name="ro1">
          <table:table-cell office:value-type="float" office:value="108.772" calcext:value-type="float">
            <text:p>108,7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61.471" calcext:value-type="float">
            <text:p>961,471</text:p>
          </table:table-cell>
          <table:table-cell office:value-type="float" office:value="760" calcext:value-type="float">
            <text:p>760</text:p>
          </table:table-cell>
          <table:table-cell table:number-columns-repeated="10"/>
        </table:table-row>
        <table:table-row table:style-name="ro1">
          <table:table-cell office:value-type="float" office:value="100.807" calcext:value-type="float">
            <text:p>100,80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11.674" calcext:value-type="float">
            <text:p>911,674</text:p>
          </table:table-cell>
          <table:table-cell office:value-type="float" office:value="750" calcext:value-type="float">
            <text:p>750</text:p>
          </table:table-cell>
          <table:table-cell table:number-columns-repeated="10"/>
        </table:table-row>
        <table:table-row table:style-name="ro1">
          <table:table-cell office:value-type="float" office:value="104.661" calcext:value-type="float">
            <text:p>104,66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91.657" calcext:value-type="float">
            <text:p>891,657</text:p>
          </table:table-cell>
          <table:table-cell office:value-type="float" office:value="750" calcext:value-type="float">
            <text:p>750</text:p>
          </table:table-cell>
          <table:table-cell table:number-columns-repeated="10"/>
        </table:table-row>
        <table:table-row table:style-name="ro1">
          <table:table-cell office:value-type="float" office:value="96.608" calcext:value-type="float">
            <text:p>96,60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22.146" calcext:value-type="float">
            <text:p>922,146</text:p>
          </table:table-cell>
          <table:table-cell office:value-type="float" office:value="750" calcext:value-type="float">
            <text:p>750</text:p>
          </table:table-cell>
          <table:table-cell table:number-columns-repeated="10"/>
        </table:table-row>
        <table:table-row table:style-name="ro1">
          <table:table-cell office:value-type="float" office:value="161.974" calcext:value-type="float">
            <text:p>161,97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05.678" calcext:value-type="float">
            <text:p>905,678</text:p>
          </table:table-cell>
          <table:table-cell office:value-type="float" office:value="750" calcext:value-type="float">
            <text:p>750</text:p>
          </table:table-cell>
          <table:table-cell table:number-columns-repeated="10"/>
        </table:table-row>
        <table:table-row table:style-name="ro1">
          <table:table-cell office:value-type="float" office:value="100.443" calcext:value-type="float">
            <text:p>100,44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820.301" calcext:value-type="float">
            <text:p>3820,301</text:p>
          </table:table-cell>
          <table:table-cell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104.133" calcext:value-type="float">
            <text:p>104,13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714.375" calcext:value-type="float">
            <text:p>2714,375</text:p>
          </table:table-cell>
          <table:table-cell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161.686" calcext:value-type="float">
            <text:p>161,68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09.555" calcext:value-type="float">
            <text:p>909,555</text:p>
          </table:table-cell>
          <table:table-cell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100.308" calcext:value-type="float">
            <text:p>100,30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95.471" calcext:value-type="float">
            <text:p>895,471</text:p>
          </table:table-cell>
          <table:table-cell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100.203" calcext:value-type="float">
            <text:p>100,20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09.941" calcext:value-type="float">
            <text:p>909,941</text:p>
          </table:table-cell>
          <table:table-cell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102.806" calcext:value-type="float">
            <text:p>102,80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38.813" calcext:value-type="float">
            <text:p>938,813</text:p>
          </table:table-cell>
          <table:table-cell office:value-type="float" office:value="730" calcext:value-type="float">
            <text:p>730</text:p>
          </table:table-cell>
          <table:table-cell table:number-columns-repeated="10"/>
        </table:table-row>
        <table:table-row table:style-name="ro1">
          <table:table-cell office:value-type="float" office:value="99.13" calcext:value-type="float">
            <text:p>99,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12.49" calcext:value-type="float">
            <text:p>912,49</text:p>
          </table:table-cell>
          <table:table-cell office:value-type="float" office:value="730" calcext:value-type="float">
            <text:p>730</text:p>
          </table:table-cell>
          <table:table-cell table:number-columns-repeated="10"/>
        </table:table-row>
        <table:table-row table:style-name="ro1">
          <table:table-cell office:value-type="float" office:value="99.614" calcext:value-type="float">
            <text:p>99,6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88.443" calcext:value-type="float">
            <text:p>888,443</text:p>
          </table:table-cell>
          <table:table-cell office:value-type="float" office:value="730" calcext:value-type="float">
            <text:p>730</text:p>
          </table:table-cell>
          <table:table-cell table:number-columns-repeated="10"/>
        </table:table-row>
        <table:table-row table:style-name="ro1">
          <table:table-cell office:value-type="float" office:value="89.056" calcext:value-type="float">
            <text:p>89,05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93.913" calcext:value-type="float">
            <text:p>893,913</text:p>
          </table:table-cell>
          <table:table-cell office:value-type="float" office:value="730" calcext:value-type="float">
            <text:p>730</text:p>
          </table:table-cell>
          <table:table-cell table:number-columns-repeated="10"/>
        </table:table-row>
        <table:table-row table:style-name="ro1">
          <table:table-cell office:value-type="float" office:value="219.502" calcext:value-type="float">
            <text:p>219,50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15.378" calcext:value-type="float">
            <text:p>915,378</text:p>
          </table:table-cell>
          <table:table-cell office:value-type="float" office:value="730" calcext:value-type="float">
            <text:p>730</text:p>
          </table:table-cell>
          <table:table-cell table:number-columns-repeated="10"/>
        </table:table-row>
        <table:table-row table:style-name="ro1">
          <table:table-cell office:value-type="float" office:value="139.17" calcext:value-type="float">
            <text:p>139,1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27.769" calcext:value-type="float">
            <text:p>827,769</text:p>
          </table:table-cell>
          <table:table-cell office:value-type="float" office:value="730" calcext:value-type="float">
            <text:p>730</text:p>
          </table:table-cell>
          <table:table-cell table:number-columns-repeated="10"/>
        </table:table-row>
        <table:table-row table:style-name="ro1">
          <table:table-cell office:value-type="float" office:value="102.729" calcext:value-type="float">
            <text:p>102,72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78.385" calcext:value-type="float">
            <text:p>978,385</text:p>
          </table:table-cell>
          <table:table-cell office:value-type="float" office:value="730" calcext:value-type="float">
            <text:p>730</text:p>
          </table:table-cell>
          <table:table-cell table:number-columns-repeated="10"/>
        </table:table-row>
        <table:table-row table:style-name="ro1">
          <table:table-cell office:value-type="float" office:value="81.22" calcext:value-type="float">
            <text:p>81,2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57.704" calcext:value-type="float">
            <text:p>957,704</text:p>
          </table:table-cell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98.783" calcext:value-type="float">
            <text:p>98,78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82.942" calcext:value-type="float">
            <text:p>882,942</text:p>
          </table:table-cell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97.607" calcext:value-type="float">
            <text:p>97,60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91.001" calcext:value-type="float">
            <text:p>891,001</text:p>
          </table:table-cell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96.609" calcext:value-type="float">
            <text:p>96,60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5.774" calcext:value-type="float">
            <text:p>1005,774</text:p>
          </table:table-cell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98.886" calcext:value-type="float">
            <text:p>98,88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33.749" calcext:value-type="float">
            <text:p>833,749</text:p>
          </table:table-cell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100.837" calcext:value-type="float">
            <text:p>100,83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80.731" calcext:value-type="float">
            <text:p>880,731</text:p>
          </table:table-cell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100.815" calcext:value-type="float">
            <text:p>100,8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35.45" calcext:value-type="float">
            <text:p>1835,45</text:p>
          </table:table-cell>
          <table:table-cell office:value-type="float" office:value="710" calcext:value-type="float">
            <text:p>710</text:p>
          </table:table-cell>
          <table:table-cell table:number-columns-repeated="10"/>
        </table:table-row>
        <table:table-row table:style-name="ro1">
          <table:table-cell office:value-type="float" office:value="74.037" calcext:value-type="float">
            <text:p>74,03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73.582" calcext:value-type="float">
            <text:p>873,582</text:p>
          </table:table-cell>
          <table:table-cell office:value-type="float" office:value="710" calcext:value-type="float">
            <text:p>710</text:p>
          </table:table-cell>
          <table:table-cell table:number-columns-repeated="10"/>
        </table:table-row>
        <table:table-row table:style-name="ro1">
          <table:table-cell office:value-type="float" office:value="78.221" calcext:value-type="float">
            <text:p>78,22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62.547" calcext:value-type="float">
            <text:p>862,547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76.595" calcext:value-type="float">
            <text:p>76,59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63.732" calcext:value-type="float">
            <text:p>963,732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102.181" calcext:value-type="float">
            <text:p>102,18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20.739" calcext:value-type="float">
            <text:p>920,739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94.357" calcext:value-type="float">
            <text:p>94,35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78.484" calcext:value-type="float">
            <text:p>878,484</text:p>
          </table:table-cell>
          <table:table-cell office:value-type="float" office:value="690" calcext:value-type="float">
            <text:p>690</text:p>
          </table:table-cell>
          <table:table-cell table:number-columns-repeated="10"/>
        </table:table-row>
        <table:table-row table:style-name="ro1">
          <table:table-cell office:value-type="float" office:value="178.896" calcext:value-type="float">
            <text:p>178,89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29.677" calcext:value-type="float">
            <text:p>829,677</text:p>
          </table:table-cell>
          <table:table-cell office:value-type="float" office:value="690" calcext:value-type="float">
            <text:p>690</text:p>
          </table:table-cell>
          <table:table-cell table:number-columns-repeated="10"/>
        </table:table-row>
        <table:table-row table:style-name="ro1">
          <table:table-cell office:value-type="float" office:value="175.302" calcext:value-type="float">
            <text:p>175,30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37.219" calcext:value-type="float">
            <text:p>837,219</text:p>
          </table:table-cell>
          <table:table-cell office:value-type="float" office:value="690" calcext:value-type="float">
            <text:p>690</text:p>
          </table:table-cell>
          <table:table-cell table:number-columns-repeated="10"/>
        </table:table-row>
        <table:table-row table:style-name="ro1">
          <table:table-cell office:value-type="float" office:value="77.356" calcext:value-type="float">
            <text:p>77,35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94.604" calcext:value-type="float">
            <text:p>894,604</text:p>
          </table:table-cell>
          <table:table-cell office:value-type="float" office:value="690" calcext:value-type="float">
            <text:p>690</text:p>
          </table:table-cell>
          <table:table-cell table:number-columns-repeated="10"/>
        </table:table-row>
        <table:table-row table:style-name="ro1">
          <table:table-cell office:value-type="float" office:value="78.557" calcext:value-type="float">
            <text:p>78,55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16.544" calcext:value-type="float">
            <text:p>1216,544</text:p>
          </table:table-cell>
          <table:table-cell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office:value-type="float" office:value="101.897" calcext:value-type="float">
            <text:p>101,89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72.913" calcext:value-type="float">
            <text:p>872,913</text:p>
          </table:table-cell>
          <table:table-cell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office:value-type="float" office:value="208.93" calcext:value-type="float">
            <text:p>208,9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85.781" calcext:value-type="float">
            <text:p>885,781</text:p>
          </table:table-cell>
          <table:table-cell office:value-type="float" office:value="670" calcext:value-type="float">
            <text:p>670</text:p>
          </table:table-cell>
          <table:table-cell table:number-columns-repeated="10"/>
        </table:table-row>
        <table:table-row table:style-name="ro1">
          <table:table-cell office:value-type="float" office:value="76.435" calcext:value-type="float">
            <text:p>76,4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30.651" calcext:value-type="float">
            <text:p>830,651</text:p>
          </table:table-cell>
          <table:table-cell office:value-type="float" office:value="640" calcext:value-type="float">
            <text:p>640</text:p>
          </table:table-cell>
          <table:table-cell table:number-columns-repeated="10"/>
        </table:table-row>
        <table:table-row table:style-name="ro1">
          <table:table-cell office:value-type="float" office:value="97.387" calcext:value-type="float">
            <text:p>97,38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40.596" calcext:value-type="float">
            <text:p>840,596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←</text:p>
          </table:table-cell>
          <table:table-cell table:number-columns-repeated="9"/>
        </table:table-row>
        <table:table-row table:style-name="ro1">
          <table:table-cell office:value-type="float" office:value="73.135" calcext:value-type="float">
            <text:p>73,1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23.426" calcext:value-type="float">
            <text:p>823,426</text:p>
          </table:table-cell>
          <table:table-cell office:value-type="float" office:value="570" calcext:value-type="float">
            <text:p>570</text:p>
          </table:table-cell>
          <table:table-cell table:number-columns-repeated="10"/>
        </table:table-row>
        <table:table-row table:style-name="ro1">
          <table:table-cell office:value-type="float" office:value="95.956" calcext:value-type="float">
            <text:p>95,95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773.122" calcext:value-type="float">
            <text:p>2773,122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</table:table>
      <table:table table:name="PY37-1024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128.625" calcext:value-type="float">
            <text:p>128,6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21.18" calcext:value-type="float">
            <text:p>521,18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6118.514" calcext:value-type="float">
            <text:p>6118,514</text:p>
          </table:table-cell>
          <table:table-cell office:value-type="float" office:value="5830" calcext:value-type="float">
            <text:p>5830</text:p>
          </table:table-cell>
          <table:table-cell table:number-columns-repeated="5"/>
          <table:table-cell table:formula="of:=['PY37-1024MB'.N7]-['PY37-1024MB'.$L7]" office:value-type="float" office:value="-5.71428571428572" calcext:value-type="float">
            <text:p>-5,7142857143</text:p>
          </table:table-cell>
          <table:table-cell table:formula="of:=['PY37-1024MB'.O7]-['PY37-1024MB'.$L7]" office:value-type="float" office:value="34.2857142857143" calcext:value-type="float">
            <text:p>34,2857142857</text:p>
          </table:table-cell>
        </table:table-row>
        <table:table-row table:style-name="ro1">
          <table:table-cell office:value-type="float" office:value="135.84" calcext:value-type="float">
            <text:p>135,8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15.324" calcext:value-type="float">
            <text:p>515,324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6455.213" calcext:value-type="float">
            <text:p>6455,213</text:p>
          </table:table-cell>
          <table:table-cell office:value-type="float" office:value="5490" calcext:value-type="float">
            <text:p>5490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02.363" calcext:value-type="float">
            <text:p>102,3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←</text:p>
          </table:table-cell>
          <table:table-cell office:value-type="float" office:value="519.529" calcext:value-type="float">
            <text:p>519,529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5409.809" calcext:value-type="float">
            <text:p>5409,809</text:p>
          </table:table-cell>
          <table:table-cell office:value-type="float" office:value="5270" calcext:value-type="float">
            <text:p>527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PY37-1024MB'.$B$7:.$B$104])" office:value-type="float" office:value="45.7142857142857" calcext:value-type="float">
            <text:p>45,7142857143</text:p>
          </table:table-cell>
          <table:table-cell table:formula="of:=STDEV(['PY37-1024MB'.$B$7:.$B$104])" office:value-type="float" office:value="6.58019521535378" calcext:value-type="float">
            <text:p>6,5801952154</text:p>
          </table:table-cell>
          <table:table-cell table:formula="of:=MIN(['PY37-1024MB'.$B$5:.$B$104])" office:value-type="float" office:value="40" calcext:value-type="float">
            <text:p>40</text:p>
          </table:table-cell>
          <table:table-cell table:formula="of:=MAX(['PY37-1024MB'.$B$5:.$B$104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8.85" calcext:value-type="float">
            <text:p>98,8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10.504" calcext:value-type="float">
            <text:p>510,504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5278.391" calcext:value-type="float">
            <text:p>5278,391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1024MB'.$E$5:.$E$104])" office:value-type="float" office:value="436.1" calcext:value-type="float">
            <text:p>436,1</text:p>
          </table:table-cell>
          <table:table-cell table:formula="of:=STDEV(['PY37-1024MB'.$E$5:.$E$104])" office:value-type="float" office:value="16.6905888924195" calcext:value-type="float">
            <text:p>16,6905888924</text:p>
          </table:table-cell>
          <table:table-cell table:formula="of:=MIN(['PY37-1024MB'.$E$5:.$E$104])" office:value-type="float" office:value="400" calcext:value-type="float">
            <text:p>400</text:p>
          </table:table-cell>
          <table:table-cell table:formula="of:=MAX(['PY37-1024MB'.$E$5:.$E$104])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09.73" calcext:value-type="float">
            <text:p>109,7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7.759" calcext:value-type="float">
            <text:p>607,759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161.864" calcext:value-type="float">
            <text:p>5161,864</text:p>
          </table:table-cell>
          <table:table-cell office:value-type="float" office:value="4990" calcext:value-type="float">
            <text:p>499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PY37-1024MB'.$H$5:.$H$104])" office:value-type="float" office:value="4677.31707317073" calcext:value-type="float">
            <text:p>4677,3170731707</text:p>
          </table:table-cell>
          <table:table-cell table:formula="of:=STDEV(['PY37-1024MB'.$H$5:.$H$104])" office:value-type="float" office:value="345.868648407484" calcext:value-type="float">
            <text:p>345,8686484075</text:p>
          </table:table-cell>
          <table:table-cell table:formula="of:=MIN(['PY37-1024MB'.$H$5:.$H$104])" office:value-type="float" office:value="3450" calcext:value-type="float">
            <text:p>3450</text:p>
          </table:table-cell>
          <table:table-cell table:formula="of:=MAX(['PY37-1024MB'.$H$5:.$H$104])"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116.079" calcext:value-type="float">
            <text:p>116,07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21.604" calcext:value-type="float">
            <text:p>521,604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36.896" calcext:value-type="float">
            <text:p>5036,896</text:p>
          </table:table-cell>
          <table:table-cell office:value-type="float" office:value="4950" calcext:value-type="float">
            <text:p>4950</text:p>
          </table:table-cell>
          <table:table-cell table:number-columns-repeated="7"/>
        </table:table-row>
        <table:table-row table:style-name="ro1">
          <table:table-cell office:value-type="float" office:value="117.135" calcext:value-type="float">
            <text:p>117,13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35.788" calcext:value-type="float">
            <text:p>535,78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68.85" calcext:value-type="float">
            <text:p>5068,85</text:p>
          </table:table-cell>
          <table:table-cell office:value-type="float" office:value="4910" calcext:value-type="float">
            <text:p>4910</text:p>
          </table:table-cell>
          <table:table-cell table:number-columns-repeated="7"/>
        </table:table-row>
        <table:table-row table:style-name="ro1">
          <table:table-cell office:value-type="float" office:value="105.502" calcext:value-type="float">
            <text:p>105,50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95.279" calcext:value-type="float">
            <text:p>495,279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4979.539" calcext:value-type="float">
            <text:p>4979,539</text:p>
          </table:table-cell>
          <table:table-cell office:value-type="float" office:value="4830" calcext:value-type="float">
            <text:p>4830</text:p>
          </table:table-cell>
          <table:table-cell table:number-columns-repeated="7"/>
        </table:table-row>
        <table:table-row table:style-name="ro1">
          <table:table-cell office:value-type="float" office:value="111.063" calcext:value-type="float">
            <text:p>111,06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21.315" calcext:value-type="float">
            <text:p>521,315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4861.042" calcext:value-type="float">
            <text:p>4861,042</text:p>
          </table:table-cell>
          <table:table-cell office:value-type="float" office:value="4790" calcext:value-type="float">
            <text:p>4790</text:p>
          </table:table-cell>
          <table:table-cell table:number-columns-repeated="7"/>
        </table:table-row>
        <table:table-row table:style-name="ro1">
          <table:table-cell office:value-type="float" office:value="105.232" calcext:value-type="float">
            <text:p>105,23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97.796" calcext:value-type="float">
            <text:p>497,796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4875.185" calcext:value-type="float">
            <text:p>4875,185</text:p>
          </table:table-cell>
          <table:table-cell office:value-type="float" office:value="4760" calcext:value-type="float">
            <text:p>4760</text:p>
          </table:table-cell>
          <table:table-cell table:number-columns-repeated="7"/>
        </table:table-row>
        <table:table-row table:style-name="ro1">
          <table:table-cell office:value-type="float" office:value="111.869" calcext:value-type="float">
            <text:p>111,86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89.149" calcext:value-type="float">
            <text:p>489,149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856.806" calcext:value-type="float">
            <text:p>4856,806</text:p>
          </table:table-cell>
          <table:table-cell office:value-type="float" office:value="4760" calcext:value-type="float">
            <text:p>4760</text:p>
          </table:table-cell>
          <table:table-cell table:number-columns-repeated="7"/>
        </table:table-row>
        <table:table-row table:style-name="ro1">
          <table:table-cell office:value-type="float" office:value="110.857" calcext:value-type="float">
            <text:p>110,85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13.093" calcext:value-type="float">
            <text:p>513,093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5809.868" calcext:value-type="float">
            <text:p>5809,868</text:p>
          </table:table-cell>
          <table:table-cell office:value-type="float" office:value="4740" calcext:value-type="float">
            <text:p>4740</text:p>
          </table:table-cell>
          <table:table-cell table:number-columns-repeated="7"/>
        </table:table-row>
        <table:table-row table:style-name="ro1">
          <table:table-cell office:value-type="float" office:value="92.374" calcext:value-type="float">
            <text:p>92,37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16.217" calcext:value-type="float">
            <text:p>516,217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815.745" calcext:value-type="float">
            <text:p>4815,745</text:p>
          </table:table-cell>
          <table:table-cell office:value-type="float" office:value="4700" calcext:value-type="float">
            <text:p>4700</text:p>
          </table:table-cell>
          <table:table-cell table:number-columns-repeated="7"/>
        </table:table-row>
        <table:table-row table:style-name="ro1">
          <table:table-cell office:value-type="float" office:value="102.667" calcext:value-type="float">
            <text:p>102,66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8.774" calcext:value-type="float">
            <text:p>498,774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878.707" calcext:value-type="float">
            <text:p>4878,707</text:p>
          </table:table-cell>
          <table:table-cell office:value-type="float" office:value="4690" calcext:value-type="float">
            <text:p>4690</text:p>
          </table:table-cell>
          <table:table-cell table:number-columns-repeated="7"/>
        </table:table-row>
        <table:table-row table:style-name="ro1">
          <table:table-cell office:value-type="float" office:value="95.457" calcext:value-type="float">
            <text:p>95,45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92.683" calcext:value-type="float">
            <text:p>692,683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815.274" calcext:value-type="float">
            <text:p>4815,274</text:p>
          </table:table-cell>
          <table:table-cell office:value-type="float" office:value="4690" calcext:value-type="float">
            <text:p>4690</text:p>
          </table:table-cell>
          <table:table-cell table:number-columns-repeated="7"/>
        </table:table-row>
        <table:table-row table:style-name="ro1">
          <table:table-cell office:value-type="float" office:value="99.671" calcext:value-type="float">
            <text:p>99,67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4.779" calcext:value-type="float">
            <text:p>494,779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790.063" calcext:value-type="float">
            <text:p>4790,063</text:p>
          </table:table-cell>
          <table:table-cell office:value-type="float" office:value="4690" calcext:value-type="float">
            <text:p>4690</text:p>
          </table:table-cell>
          <table:table-cell table:number-columns-repeated="7"/>
        </table:table-row>
        <table:table-row table:style-name="ro1">
          <table:table-cell office:value-type="float" office:value="92.061" calcext:value-type="float">
            <text:p>92,06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2.798" calcext:value-type="float">
            <text:p>502,798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5251.679" calcext:value-type="float">
            <text:p>5251,679</text:p>
          </table:table-cell>
          <table:table-cell office:value-type="float" office:value="4690" calcext:value-type="float">
            <text:p>4690</text:p>
          </table:table-cell>
          <table:table-cell table:number-columns-repeated="7"/>
        </table:table-row>
        <table:table-row table:style-name="ro1">
          <table:table-cell office:value-type="float" office:value="108.055" calcext:value-type="float">
            <text:p>108,0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3.357" calcext:value-type="float">
            <text:p>493,357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754.118" calcext:value-type="float">
            <text:p>4754,118</text:p>
          </table:table-cell>
          <table:table-cell office:value-type="float" office:value="4670" calcext:value-type="float">
            <text:p>4670</text:p>
          </table:table-cell>
          <table:table-cell table:number-columns-repeated="7"/>
        </table:table-row>
        <table:table-row table:style-name="ro1">
          <table:table-cell office:value-type="float" office:value="89.373" calcext:value-type="float">
            <text:p>89,37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2.429" calcext:value-type="float">
            <text:p>502,429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753.656" calcext:value-type="float">
            <text:p>4753,656</text:p>
          </table:table-cell>
          <table:table-cell office:value-type="float" office:value="4640" calcext:value-type="float">
            <text:p>4640</text:p>
          </table:table-cell>
          <table:table-cell table:number-columns-repeated="7"/>
        </table:table-row>
        <table:table-row table:style-name="ro1">
          <table:table-cell office:value-type="float" office:value="92.793" calcext:value-type="float">
            <text:p>92,79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3.558" calcext:value-type="float">
            <text:p>503,558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734.494" calcext:value-type="float">
            <text:p>4734,494</text:p>
          </table:table-cell>
          <table:table-cell office:value-type="float" office:value="4640" calcext:value-type="float">
            <text:p>4640</text:p>
          </table:table-cell>
          <table:table-cell table:number-columns-repeated="7"/>
        </table:table-row>
        <table:table-row table:style-name="ro1">
          <table:table-cell office:value-type="float" office:value="105.475" calcext:value-type="float">
            <text:p>105,4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1.058" calcext:value-type="float">
            <text:p>491,058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739.303" calcext:value-type="float">
            <text:p>4739,303</text:p>
          </table:table-cell>
          <table:table-cell office:value-type="float" office:value="4630" calcext:value-type="float">
            <text:p>4630</text:p>
          </table:table-cell>
          <table:table-cell table:number-columns-repeated="7"/>
        </table:table-row>
        <table:table-row table:style-name="ro1">
          <table:table-cell office:value-type="float" office:value="94.597" calcext:value-type="float">
            <text:p>94,59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6.599" calcext:value-type="float">
            <text:p>506,599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697.061" calcext:value-type="float">
            <text:p>4697,061</text:p>
          </table:table-cell>
          <table:table-cell office:value-type="float" office:value="4620" calcext:value-type="float">
            <text:p>4620</text:p>
          </table:table-cell>
          <table:table-cell table:number-columns-repeated="7"/>
        </table:table-row>
        <table:table-row table:style-name="ro1">
          <table:table-cell office:value-type="float" office:value="97.12" calcext:value-type="float">
            <text:p>97,1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8.089" calcext:value-type="float">
            <text:p>498,089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769.027" calcext:value-type="float">
            <text:p>4769,027</text:p>
          </table:table-cell>
          <table:table-cell office:value-type="float" office:value="4620" calcext:value-type="float">
            <text:p>4620</text:p>
          </table:table-cell>
          <table:table-cell table:number-columns-repeated="7"/>
        </table:table-row>
        <table:table-row table:style-name="ro1">
          <table:table-cell office:value-type="float" office:value="90.391" calcext:value-type="float">
            <text:p>90,39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0.974" calcext:value-type="float">
            <text:p>490,974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716.336" calcext:value-type="float">
            <text:p>4716,336</text:p>
          </table:table-cell>
          <table:table-cell office:value-type="float" office:value="4610" calcext:value-type="float">
            <text:p>4610</text:p>
          </table:table-cell>
          <table:table-cell table:number-columns-repeated="7"/>
        </table:table-row>
        <table:table-row table:style-name="ro1">
          <table:table-cell office:value-type="float" office:value="89.038" calcext:value-type="float">
            <text:p>89,03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5.811" calcext:value-type="float">
            <text:p>495,81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690.783" calcext:value-type="float">
            <text:p>4690,783</text:p>
          </table:table-cell>
          <table:table-cell office:value-type="float" office:value="4610" calcext:value-type="float">
            <text:p>4610</text:p>
          </table:table-cell>
          <table:table-cell table:number-columns-repeated="7"/>
        </table:table-row>
        <table:table-row table:style-name="ro1">
          <table:table-cell office:value-type="float" office:value="107.763" calcext:value-type="float">
            <text:p>107,76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12.401" calcext:value-type="float">
            <text:p>512,40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633.317" calcext:value-type="float">
            <text:p>4633,317</text:p>
          </table:table-cell>
          <table:table-cell office:value-type="float" office:value="4570" calcext:value-type="float">
            <text:p>4570</text:p>
          </table:table-cell>
          <table:table-cell table:number-columns-repeated="7"/>
        </table:table-row>
        <table:table-row table:style-name="ro1">
          <table:table-cell office:value-type="float" office:value="104.339" calcext:value-type="float">
            <text:p>104,33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5.898" calcext:value-type="float">
            <text:p>505,898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697.697" calcext:value-type="float">
            <text:p>4697,697</text:p>
          </table:table-cell>
          <table:table-cell office:value-type="float" office:value="4560" calcext:value-type="float">
            <text:p>4560</text:p>
          </table:table-cell>
          <table:table-cell table:number-columns-repeated="7"/>
        </table:table-row>
        <table:table-row table:style-name="ro1">
          <table:table-cell office:value-type="float" office:value="97.201" calcext:value-type="float">
            <text:p>97,20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9.458" calcext:value-type="float">
            <text:p>489,458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838.951" calcext:value-type="float">
            <text:p>4838,951</text:p>
          </table:table-cell>
          <table:table-cell office:value-type="float" office:value="4560" calcext:value-type="float">
            <text:p>4560</text:p>
          </table:table-cell>
          <table:table-cell table:number-columns-repeated="7"/>
        </table:table-row>
        <table:table-row table:style-name="ro1">
          <table:table-cell office:value-type="float" office:value="96.315" calcext:value-type="float">
            <text:p>96,3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4.888" calcext:value-type="float">
            <text:p>504,888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5193.263" calcext:value-type="float">
            <text:p>5193,263</text:p>
          </table:table-cell>
          <table:table-cell office:value-type="float" office:value="4560" calcext:value-type="float">
            <text:p>4560</text:p>
          </table:table-cell>
          <table:table-cell table:number-columns-repeated="7"/>
        </table:table-row>
        <table:table-row table:style-name="ro1">
          <table:table-cell office:value-type="float" office:value="96.534" calcext:value-type="float">
            <text:p>96,53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2.28" calcext:value-type="float">
            <text:p>492,28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5560.717" calcext:value-type="float">
            <text:p>5560,717</text:p>
          </table:table-cell>
          <table:table-cell office:value-type="float" office:value="4550" calcext:value-type="float">
            <text:p>4550</text:p>
          </table:table-cell>
          <table:table-cell table:number-columns-repeated="7"/>
        </table:table-row>
        <table:table-row table:style-name="ro1">
          <table:table-cell office:value-type="float" office:value="102.173" calcext:value-type="float">
            <text:p>102,17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77.93" calcext:value-type="float">
            <text:p>477,93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4621.683" calcext:value-type="float">
            <text:p>4621,683</text:p>
          </table:table-cell>
          <table:table-cell office:value-type="float" office:value="4550" calcext:value-type="float">
            <text:p>4550</text:p>
          </table:table-cell>
          <table:table-cell table:number-columns-repeated="7"/>
        </table:table-row>
        <table:table-row table:style-name="ro1">
          <table:table-cell office:value-type="float" office:value="99.414" calcext:value-type="float">
            <text:p>99,4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1.522" calcext:value-type="float">
            <text:p>481,522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4677.423" calcext:value-type="float">
            <text:p>4677,423</text:p>
          </table:table-cell>
          <table:table-cell office:value-type="float" office:value="4520" calcext:value-type="float">
            <text:p>4520</text:p>
          </table:table-cell>
          <table:table-cell table:number-columns-repeated="7"/>
        </table:table-row>
        <table:table-row table:style-name="ro1">
          <table:table-cell office:value-type="float" office:value="101.564" calcext:value-type="float">
            <text:p>101,56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0.196" calcext:value-type="float">
            <text:p>480,196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4636.53" calcext:value-type="float">
            <text:p>4636,53</text:p>
          </table:table-cell>
          <table:table-cell office:value-type="float" office:value="4520" calcext:value-type="float">
            <text:p>4520</text:p>
          </table:table-cell>
          <table:table-cell table:number-columns-repeated="7"/>
        </table:table-row>
        <table:table-row table:style-name="ro1">
          <table:table-cell office:value-type="float" office:value="105.303" calcext:value-type="float">
            <text:p>105,30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7.717" calcext:value-type="float">
            <text:p>487,717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4616.528" calcext:value-type="float">
            <text:p>4616,528</text:p>
          </table:table-cell>
          <table:table-cell office:value-type="float" office:value="4510" calcext:value-type="float">
            <text:p>4510</text:p>
          </table:table-cell>
          <table:table-cell table:number-columns-repeated="7"/>
        </table:table-row>
        <table:table-row table:style-name="ro1">
          <table:table-cell office:value-type="float" office:value="99.36" calcext:value-type="float">
            <text:p>99,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3.976" calcext:value-type="float">
            <text:p>493,976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4644.595" calcext:value-type="float">
            <text:p>4644,595</text:p>
          </table:table-cell>
          <table:table-cell office:value-type="float" office:value="4500" calcext:value-type="float">
            <text:p>4500</text:p>
          </table:table-cell>
          <table:table-cell table:number-columns-repeated="7"/>
        </table:table-row>
        <table:table-row table:style-name="ro1">
          <table:table-cell office:value-type="float" office:value="98.163" calcext:value-type="float">
            <text:p>98,16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3.143" calcext:value-type="float">
            <text:p>483,143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4560.099" calcext:value-type="float">
            <text:p>4560,099</text:p>
          </table:table-cell>
          <table:table-cell office:value-type="float" office:value="4450" calcext:value-type="float">
            <text:p>4450</text:p>
          </table:table-cell>
          <table:table-cell table:number-columns-repeated="7"/>
        </table:table-row>
        <table:table-row table:style-name="ro1">
          <table:table-cell office:value-type="float" office:value="111.636" calcext:value-type="float">
            <text:p>111,6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2.237" calcext:value-type="float">
            <text:p>482,237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4640.693" calcext:value-type="float">
            <text:p>4640,693</text:p>
          </table:table-cell>
          <table:table-cell office:value-type="float" office:value="4450" calcext:value-type="float">
            <text:p>4450</text:p>
          </table:table-cell>
          <table:table-cell table:number-columns-repeated="7"/>
        </table:table-row>
        <table:table-row table:style-name="ro1">
          <table:table-cell office:value-type="float" office:value="99.692" calcext:value-type="float">
            <text:p>99,69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76.582" calcext:value-type="float">
            <text:p>476,582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4591.157" calcext:value-type="float">
            <text:p>4591,157</text:p>
          </table:table-cell>
          <table:table-cell office:value-type="float" office:value="4440" calcext:value-type="float">
            <text:p>4440</text:p>
          </table:table-cell>
          <table:table-cell table:number-columns-repeated="7"/>
        </table:table-row>
        <table:table-row table:style-name="ro1">
          <table:table-cell office:value-type="float" office:value="102.538" calcext:value-type="float">
            <text:p>102,53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5.632" calcext:value-type="float">
            <text:p>485,632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4523.748" calcext:value-type="float">
            <text:p>4523,748</text:p>
          </table:table-cell>
          <table:table-cell office:value-type="float" office:value="4410" calcext:value-type="float">
            <text:p>4410</text:p>
          </table:table-cell>
          <table:table-cell table:number-columns-repeated="7"/>
        </table:table-row>
        <table:table-row table:style-name="ro1">
          <table:table-cell office:value-type="float" office:value="98.947" calcext:value-type="float">
            <text:p>98,94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1.958" calcext:value-type="float">
            <text:p>491,958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5509.002" calcext:value-type="float">
            <text:p>5509,002</text:p>
          </table:table-cell>
          <table:table-cell office:value-type="float" office:value="4350" calcext:value-type="float">
            <text:p>4350</text:p>
          </table:table-cell>
          <table:table-cell table:number-columns-repeated="7"/>
        </table:table-row>
        <table:table-row table:style-name="ro1">
          <table:table-cell office:value-type="float" office:value="101.58" calcext:value-type="float">
            <text:p>101,5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6.863" calcext:value-type="float">
            <text:p>496,863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5640.536" calcext:value-type="float">
            <text:p>5640,536</text:p>
          </table:table-cell>
          <table:table-cell office:value-type="float" office:value="3450" calcext:value-type="float">
            <text:p>3450</text:p>
          </table:table-cell>
          <table:table-cell table:number-columns-repeated="7"/>
        </table:table-row>
        <table:table-row table:style-name="ro1">
          <table:table-cell office:value-type="float" office:value="107.628" calcext:value-type="float">
            <text:p>107,62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2.117" calcext:value-type="float">
            <text:p>482,117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98.482" calcext:value-type="float">
            <text:p>98,48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75.977" calcext:value-type="float">
            <text:p>475,977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99.376" calcext:value-type="float">
            <text:p>99,37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3.188" calcext:value-type="float">
            <text:p>483,188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102.196" calcext:value-type="float">
            <text:p>102,19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4.751" calcext:value-type="float">
            <text:p>484,751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96.706" calcext:value-type="float">
            <text:p>96,70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4.678" calcext:value-type="float">
            <text:p>484,678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111.144" calcext:value-type="float">
            <text:p>111,14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9.624" calcext:value-type="float">
            <text:p>499,624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117.226" calcext:value-type="float">
            <text:p>117,22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9.809" calcext:value-type="float">
            <text:p>489,809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101.308" calcext:value-type="float">
            <text:p>101,30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2.446" calcext:value-type="float">
            <text:p>482,446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226.131" calcext:value-type="float">
            <text:p>226,13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0.366" calcext:value-type="float">
            <text:p>480,366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88.523" calcext:value-type="float">
            <text:p>88,5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3.717" calcext:value-type="float">
            <text:p>483,717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90.112" calcext:value-type="float">
            <text:p>90,1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2.498" calcext:value-type="float">
            <text:p>502,498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89.627" calcext:value-type="float">
            <text:p>89,62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91.543" calcext:value-type="float">
            <text:p>491,543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89.269" calcext:value-type="float">
            <text:p>89,26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2.23" calcext:value-type="float">
            <text:p>482,23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88.433" calcext:value-type="float">
            <text:p>88,43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5.69" calcext:value-type="float">
            <text:p>485,69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88.822" calcext:value-type="float">
            <text:p>88,82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92.934" calcext:value-type="float">
            <text:p>492,934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98.117" calcext:value-type="float">
            <text:p>98,11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57.323" calcext:value-type="float">
            <text:p>757,323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94.68" calcext:value-type="float">
            <text:p>94,6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18.41" calcext:value-type="float">
            <text:p>518,41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91.816" calcext:value-type="float">
            <text:p>91,81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96.308" calcext:value-type="float">
            <text:p>496,308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86.991" calcext:value-type="float">
            <text:p>86,99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4.537" calcext:value-type="float">
            <text:p>484,537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92.194" calcext:value-type="float">
            <text:p>92,19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2.733" calcext:value-type="float">
            <text:p>482,733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115.434" calcext:value-type="float">
            <text:p>115,43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75.839" calcext:value-type="float">
            <text:p>475,839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89.541" calcext:value-type="float">
            <text:p>89,54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79.529" calcext:value-type="float">
            <text:p>479,529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98.896" calcext:value-type="float">
            <text:p>98,89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66.255" calcext:value-type="float">
            <text:p>666,255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94.145" calcext:value-type="float">
            <text:p>94,1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72.166" calcext:value-type="float">
            <text:p>472,166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90.764" calcext:value-type="float">
            <text:p>90,76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1.127" calcext:value-type="float">
            <text:p>481,127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93.528" calcext:value-type="float">
            <text:p>93,52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6.422" calcext:value-type="float">
            <text:p>486,422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91.214" calcext:value-type="float">
            <text:p>91,2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0.088" calcext:value-type="float">
            <text:p>480,088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92.377" calcext:value-type="float">
            <text:p>92,37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78.542" calcext:value-type="float">
            <text:p>478,542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105.515" calcext:value-type="float">
            <text:p>105,5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4.208" calcext:value-type="float">
            <text:p>484,208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93.963" calcext:value-type="float">
            <text:p>93,96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79.86" calcext:value-type="float">
            <text:p>479,86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86.42" calcext:value-type="float">
            <text:p>86,4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49.264" calcext:value-type="float">
            <text:p>549,264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89.453" calcext:value-type="float">
            <text:p>89,45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79.707" calcext:value-type="float">
            <text:p>479,707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88.317" calcext:value-type="float">
            <text:p>88,31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3.003" calcext:value-type="float">
            <text:p>503,003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89.075" calcext:value-type="float">
            <text:p>89,0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69.622" calcext:value-type="float">
            <text:p>469,622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93.467" calcext:value-type="float">
            <text:p>93,46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76.578" calcext:value-type="float">
            <text:p>476,578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88.609" calcext:value-type="float">
            <text:p>88,60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30.651" calcext:value-type="float">
            <text:p>530,651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89.884" calcext:value-type="float">
            <text:p>89,88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2.718" calcext:value-type="float">
            <text:p>482,718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87.177" calcext:value-type="float">
            <text:p>87,17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0.258" calcext:value-type="float">
            <text:p>480,258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92.025" calcext:value-type="float">
            <text:p>92,0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64.407" calcext:value-type="float">
            <text:p>464,407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89.466" calcext:value-type="float">
            <text:p>89,46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69.507" calcext:value-type="float">
            <text:p>469,507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87.623" calcext:value-type="float">
            <text:p>87,6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0.753" calcext:value-type="float">
            <text:p>480,753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89.999" calcext:value-type="float">
            <text:p>89,99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5.902" calcext:value-type="float">
            <text:p>485,902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96.165" calcext:value-type="float">
            <text:p>96,16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63.69" calcext:value-type="float">
            <text:p>463,69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89.247" calcext:value-type="float">
            <text:p>89,24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90.772" calcext:value-type="float">
            <text:p>490,772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92.454" calcext:value-type="float">
            <text:p>92,45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7.511" calcext:value-type="float">
            <text:p>487,511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87.516" calcext:value-type="float">
            <text:p>87,51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1.862" calcext:value-type="float">
            <text:p>501,862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89.744" calcext:value-type="float">
            <text:p>89,74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5.791" calcext:value-type="float">
            <text:p>485,791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85.806" calcext:value-type="float">
            <text:p>85,80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99.582" calcext:value-type="float">
            <text:p>999,582</text:p>
          </table:table-cell>
          <table:table-cell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office:value-type="float" office:value="99.964" calcext:value-type="float">
            <text:p>99,96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74.002" calcext:value-type="float">
            <text:p>474,002</text:p>
          </table:table-cell>
          <table:table-cell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office:value-type="float" office:value="97.885" calcext:value-type="float">
            <text:p>97,88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50.999" calcext:value-type="float">
            <text:p>450,999</text:p>
          </table:table-cell>
          <table:table-cell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office:value-type="float" office:value="106.871" calcext:value-type="float">
            <text:p>106,87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69.681" calcext:value-type="float">
            <text:p>469,681</text:p>
          </table:table-cell>
          <table:table-cell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office:value-type="float" office:value="96.733" calcext:value-type="float">
            <text:p>96,73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32.012" calcext:value-type="float">
            <text:p>532,012</text:p>
          </table:table-cell>
          <table:table-cell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office:value-type="float" office:value="101.326" calcext:value-type="float">
            <text:p>101,32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51.236" calcext:value-type="float">
            <text:p>451,236</text:p>
          </table:table-cell>
          <table:table-cell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office:value-type="float" office:value="94.604" calcext:value-type="float">
            <text:p>94,60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54.584" calcext:value-type="float">
            <text:p>454,584</text:p>
          </table:table-cell>
          <table:table-cell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office:value-type="float" office:value="95.307" calcext:value-type="float">
            <text:p>95,30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61.01" calcext:value-type="float">
            <text:p>461,01</text:p>
          </table:table-cell>
          <table:table-cell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office:value-type="float" office:value="98.649" calcext:value-type="float">
            <text:p>98,64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66.368" calcext:value-type="float">
            <text:p>466,368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95.924" calcext:value-type="float">
            <text:p>95,92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69.576" calcext:value-type="float">
            <text:p>469,576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96.578" calcext:value-type="float">
            <text:p>96,5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56.963" calcext:value-type="float">
            <text:p>456,963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119.571" calcext:value-type="float">
            <text:p>119,57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52.975" calcext:value-type="float">
            <text:p>452,975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</table:table>
      <table:table table:name="PY37-204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99.421" calcext:value-type="float">
            <text:p>99,4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81.272" calcext:value-type="float">
            <text:p>581,272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5066.818" calcext:value-type="float">
            <text:p>5066,818</text:p>
          </table:table-cell>
          <table:table-cell office:value-type="float" office:value="4950" calcext:value-type="float">
            <text:p>4950</text:p>
          </table:table-cell>
          <table:table-cell table:number-columns-repeated="5"/>
          <table:table-cell table:formula="of:=['PY37-2048MB'.N7]-['PY37-2048MB'.$L7]" office:value-type="float" office:value="-4.6" calcext:value-type="float">
            <text:p>-4,6</text:p>
          </table:table-cell>
          <table:table-cell table:formula="of:=['PY37-2048MB'.O7]-['PY37-2048MB'.$L7]" office:value-type="float" office:value="15.4" calcext:value-type="float">
            <text:p>15,4</text:p>
          </table:table-cell>
        </table:table-row>
        <table:table-row table:style-name="ro1">
          <table:table-cell office:value-type="float" office:value="96.072" calcext:value-type="float">
            <text:p>96,07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65.848" calcext:value-type="float">
            <text:p>565,84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←</text:p>
          </table:table-cell>
          <table:table-cell office:value-type="float" office:value="4294.619" calcext:value-type="float">
            <text:p>4294,619</text:p>
          </table:table-cell>
          <table:table-cell office:value-type="float" office:value="4110" calcext:value-type="float">
            <text:p>4110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02.192" calcext:value-type="float">
            <text:p>202,19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48.262" calcext:value-type="float">
            <text:p>548,262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812.684" calcext:value-type="float">
            <text:p>4812,68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←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'PY37-2048MB'.$B$5:.$B$104])" office:value-type="float" office:value="34.6" calcext:value-type="float">
            <text:p>34,6</text:p>
          </table:table-cell>
          <table:table-cell table:formula="of:=STDEV(['PY37-2048MB'.$B$5:.$B$104])" office:value-type="float" office:value="5.75948931518387" calcext:value-type="float">
            <text:p>5,7594893152</text:p>
          </table:table-cell>
          <table:table-cell table:formula="of:=MIN(['PY37-2048MB'.$B$5:.$B$104])" office:value-type="float" office:value="30" calcext:value-type="float">
            <text:p>30</text:p>
          </table:table-cell>
          <table:table-cell table:formula="of:=MAX(['PY37-2048MB'.$B$5:.$B$104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5.917" calcext:value-type="float">
            <text:p>105,91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9.592" calcext:value-type="float">
            <text:p>509,592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4100.713" calcext:value-type="float">
            <text:p>4100,713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2048MB'.$E$6:.$E$104])" office:value-type="float" office:value="381.212121212121" calcext:value-type="float">
            <text:p>381,2121212121</text:p>
          </table:table-cell>
          <table:table-cell table:formula="of:=STDEV(['PY37-2048MB'.$E$6:.$E$104])" office:value-type="float" office:value="20.9115107093778" calcext:value-type="float">
            <text:p>20,9115107094</text:p>
          </table:table-cell>
          <table:table-cell table:formula="of:=MIN(['PY37-2048MB'.$E$5:.$E$104])" office:value-type="float" office:value="350" calcext:value-type="float">
            <text:p>350</text:p>
          </table:table-cell>
          <table:table-cell table:formula="of:=MAX(['PY37-2048MB'.$E$5:.$E$104]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78.839" calcext:value-type="float">
            <text:p>78,83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63.966" calcext:value-type="float">
            <text:p>463,966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5411.582" calcext:value-type="float">
            <text:p>5411,582</text:p>
          </table:table-cell>
          <table:table-cell office:value-type="float" office:value="3990" calcext:value-type="float">
            <text:p>399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PY37-2048MB'.$H$7:.$H$40])" office:value-type="float" office:value="3807.64705882353" calcext:value-type="float">
            <text:p>3807,6470588235</text:p>
          </table:table-cell>
          <table:table-cell table:formula="of:=STDEV(['PY37-2048MB'.$H$7:.$H$40])" office:value-type="float" office:value="86.936369051247" calcext:value-type="float">
            <text:p>86,9363690512</text:p>
          </table:table-cell>
          <table:table-cell table:formula="of:=MIN(['PY37-2048MB'.$H$5:.$H$40])" office:value-type="float" office:value="3710" calcext:value-type="float">
            <text:p>3710</text:p>
          </table:table-cell>
          <table:table-cell table:formula="of:=MAX(['PY37-2048MB'.$H$5:.$H$40])"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83.101" calcext:value-type="float">
            <text:p>83,10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30.769" calcext:value-type="float">
            <text:p>530,769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4013.874" calcext:value-type="float">
            <text:p>4013,874</text:p>
          </table:table-cell>
          <table:table-cell office:value-type="float" office:value="3950" calcext:value-type="float">
            <text:p>3950</text:p>
          </table:table-cell>
          <table:table-cell table:number-columns-repeated="7"/>
        </table:table-row>
        <table:table-row table:style-name="ro1">
          <table:table-cell office:value-type="float" office:value="81.819" calcext:value-type="float">
            <text:p>81,81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4.694" calcext:value-type="float">
            <text:p>504,694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4098.069" calcext:value-type="float">
            <text:p>4098,069</text:p>
          </table:table-cell>
          <table:table-cell office:value-type="float" office:value="3950" calcext:value-type="float">
            <text:p>3950</text:p>
          </table:table-cell>
          <table:table-cell table:number-columns-repeated="7"/>
        </table:table-row>
        <table:table-row table:style-name="ro1">
          <table:table-cell office:value-type="float" office:value="93.032" calcext:value-type="float">
            <text:p>93,03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81.405" calcext:value-type="float">
            <text:p>781,405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3986.711" calcext:value-type="float">
            <text:p>3986,711</text:p>
          </table:table-cell>
          <table:table-cell office:value-type="float" office:value="3910" calcext:value-type="float">
            <text:p>3910</text:p>
          </table:table-cell>
          <table:table-cell table:number-columns-repeated="7"/>
        </table:table-row>
        <table:table-row table:style-name="ro1">
          <table:table-cell office:value-type="float" office:value="80.391" calcext:value-type="float">
            <text:p>80,39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75.409" calcext:value-type="float">
            <text:p>475,409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3950.511" calcext:value-type="float">
            <text:p>3950,511</text:p>
          </table:table-cell>
          <table:table-cell office:value-type="float" office:value="3900" calcext:value-type="float">
            <text:p>3900</text:p>
          </table:table-cell>
          <table:table-cell table:number-columns-repeated="7"/>
        </table:table-row>
        <table:table-row table:style-name="ro1">
          <table:table-cell office:value-type="float" office:value="79.922" calcext:value-type="float">
            <text:p>79,92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49.078" calcext:value-type="float">
            <text:p>449,078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3971.235" calcext:value-type="float">
            <text:p>3971,235</text:p>
          </table:table-cell>
          <table:table-cell office:value-type="float" office:value="3870" calcext:value-type="float">
            <text:p>3870</text:p>
          </table:table-cell>
          <table:table-cell table:number-columns-repeated="7"/>
        </table:table-row>
        <table:table-row table:style-name="ro1">
          <table:table-cell office:value-type="float" office:value="75.944" calcext:value-type="float">
            <text:p>75,94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52.46" calcext:value-type="float">
            <text:p>552,46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4066.549" calcext:value-type="float">
            <text:p>4066,549</text:p>
          </table:table-cell>
          <table:table-cell office:value-type="float" office:value="3830" calcext:value-type="float">
            <text:p>3830</text:p>
          </table:table-cell>
          <table:table-cell table:number-columns-repeated="7"/>
        </table:table-row>
        <table:table-row table:style-name="ro1">
          <table:table-cell office:value-type="float" office:value="93.475" calcext:value-type="float">
            <text:p>93,4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7.404" calcext:value-type="float">
            <text:p>487,404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3891.096" calcext:value-type="float">
            <text:p>3891,096</text:p>
          </table:table-cell>
          <table:table-cell office:value-type="float" office:value="3820" calcext:value-type="float">
            <text:p>3820</text:p>
          </table:table-cell>
          <table:table-cell table:number-columns-repeated="7"/>
        </table:table-row>
        <table:table-row table:style-name="ro1">
          <table:table-cell office:value-type="float" office:value="85.666" calcext:value-type="float">
            <text:p>85,66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19.171" calcext:value-type="float">
            <text:p>519,171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3908.305" calcext:value-type="float">
            <text:p>3908,305</text:p>
          </table:table-cell>
          <table:table-cell office:value-type="float" office:value="3810" calcext:value-type="float">
            <text:p>3810</text:p>
          </table:table-cell>
          <table:table-cell table:number-columns-repeated="7"/>
        </table:table-row>
        <table:table-row table:style-name="ro1">
          <table:table-cell office:value-type="float" office:value="81.416" calcext:value-type="float">
            <text:p>81,41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79.664" calcext:value-type="float">
            <text:p>479,664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3859.295" calcext:value-type="float">
            <text:p>3859,295</text:p>
          </table:table-cell>
          <table:table-cell office:value-type="float" office:value="3810" calcext:value-type="float">
            <text:p>3810</text:p>
          </table:table-cell>
          <table:table-cell table:number-columns-repeated="7"/>
        </table:table-row>
        <table:table-row table:style-name="ro1">
          <table:table-cell office:value-type="float" office:value="76.846" calcext:value-type="float">
            <text:p>76,84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85.063" calcext:value-type="float">
            <text:p>585,063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811.192" calcext:value-type="float">
            <text:p>4811,192</text:p>
          </table:table-cell>
          <table:table-cell office:value-type="float" office:value="3810" calcext:value-type="float">
            <text:p>3810</text:p>
          </table:table-cell>
          <table:table-cell table:number-columns-repeated="7"/>
        </table:table-row>
        <table:table-row table:style-name="ro1">
          <table:table-cell office:value-type="float" office:value="77.572" calcext:value-type="float">
            <text:p>77,5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78.264" calcext:value-type="float">
            <text:p>478,264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3850.284" calcext:value-type="float">
            <text:p>3850,284</text:p>
          </table:table-cell>
          <table:table-cell office:value-type="float" office:value="3800" calcext:value-type="float">
            <text:p>3800</text:p>
          </table:table-cell>
          <table:table-cell table:number-columns-repeated="7"/>
        </table:table-row>
        <table:table-row table:style-name="ro1">
          <table:table-cell office:value-type="float" office:value="83.484" calcext:value-type="float">
            <text:p>83,48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79.021" calcext:value-type="float">
            <text:p>479,021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3860.76" calcext:value-type="float">
            <text:p>3860,76</text:p>
          </table:table-cell>
          <table:table-cell office:value-type="float" office:value="3800" calcext:value-type="float">
            <text:p>3800</text:p>
          </table:table-cell>
          <table:table-cell table:number-columns-repeated="7"/>
        </table:table-row>
        <table:table-row table:style-name="ro1">
          <table:table-cell office:value-type="float" office:value="81.759" calcext:value-type="float">
            <text:p>81,75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68.32" calcext:value-type="float">
            <text:p>2368,32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3841.986" calcext:value-type="float">
            <text:p>3841,986</text:p>
          </table:table-cell>
          <table:table-cell office:value-type="float" office:value="3800" calcext:value-type="float">
            <text:p>3800</text:p>
          </table:table-cell>
          <table:table-cell table:number-columns-repeated="7"/>
        </table:table-row>
        <table:table-row table:style-name="ro1">
          <table:table-cell office:value-type="float" office:value="80.296" calcext:value-type="float">
            <text:p>80,29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24.448" calcext:value-type="float">
            <text:p>524,4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3832.162" calcext:value-type="float">
            <text:p>3832,162</text:p>
          </table:table-cell>
          <table:table-cell office:value-type="float" office:value="3790" calcext:value-type="float">
            <text:p>3790</text:p>
          </table:table-cell>
          <table:table-cell table:number-columns-repeated="7"/>
        </table:table-row>
        <table:table-row table:style-name="ro1">
          <table:table-cell office:value-type="float" office:value="77.225" calcext:value-type="float">
            <text:p>77,2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55.097" calcext:value-type="float">
            <text:p>455,097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415.099" calcext:value-type="float">
            <text:p>4415,099</text:p>
          </table:table-cell>
          <table:table-cell office:value-type="float" office:value="3780" calcext:value-type="float">
            <text:p>3780</text:p>
          </table:table-cell>
          <table:table-cell table:number-columns-repeated="7"/>
        </table:table-row>
        <table:table-row table:style-name="ro1">
          <table:table-cell office:value-type="float" office:value="78.937" calcext:value-type="float">
            <text:p>78,9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97.924" calcext:value-type="float">
            <text:p>497,924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3801.56" calcext:value-type="float">
            <text:p>3801,56</text:p>
          </table:table-cell>
          <table:table-cell office:value-type="float" office:value="3760" calcext:value-type="float">
            <text:p>3760</text:p>
          </table:table-cell>
          <table:table-cell table:number-columns-repeated="7"/>
        </table:table-row>
        <table:table-row table:style-name="ro1">
          <table:table-cell office:value-type="float" office:value="78.112" calcext:value-type="float">
            <text:p>78,1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2.488" calcext:value-type="float">
            <text:p>482,48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259.892" calcext:value-type="float">
            <text:p>4259,892</text:p>
          </table:table-cell>
          <table:table-cell office:value-type="float" office:value="3760" calcext:value-type="float">
            <text:p>3760</text:p>
          </table:table-cell>
          <table:table-cell table:number-columns-repeated="7"/>
        </table:table-row>
        <table:table-row table:style-name="ro1">
          <table:table-cell office:value-type="float" office:value="77.957" calcext:value-type="float">
            <text:p>77,95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18.402" calcext:value-type="float">
            <text:p>518,402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3807.303" calcext:value-type="float">
            <text:p>3807,303</text:p>
          </table:table-cell>
          <table:table-cell office:value-type="float" office:value="3760" calcext:value-type="float">
            <text:p>3760</text:p>
          </table:table-cell>
          <table:table-cell table:number-columns-repeated="7"/>
        </table:table-row>
        <table:table-row table:style-name="ro1">
          <table:table-cell office:value-type="float" office:value="81.69" calcext:value-type="float">
            <text:p>81,6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36.472" calcext:value-type="float">
            <text:p>536,472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3804.891" calcext:value-type="float">
            <text:p>3804,891</text:p>
          </table:table-cell>
          <table:table-cell office:value-type="float" office:value="3750" calcext:value-type="float">
            <text:p>3750</text:p>
          </table:table-cell>
          <table:table-cell table:number-columns-repeated="7"/>
        </table:table-row>
        <table:table-row table:style-name="ro1">
          <table:table-cell office:value-type="float" office:value="76.779" calcext:value-type="float">
            <text:p>76,77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60.533" calcext:value-type="float">
            <text:p>460,533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786.856" calcext:value-type="float">
            <text:p>3786,856</text:p>
          </table:table-cell>
          <table:table-cell office:value-type="float" office:value="3750" calcext:value-type="float">
            <text:p>3750</text:p>
          </table:table-cell>
          <table:table-cell table:number-columns-repeated="7"/>
        </table:table-row>
        <table:table-row table:style-name="ro1">
          <table:table-cell office:value-type="float" office:value="82.522" calcext:value-type="float">
            <text:p>82,52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34.182" calcext:value-type="float">
            <text:p>434,182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784.046" calcext:value-type="float">
            <text:p>3784,046</text:p>
          </table:table-cell>
          <table:table-cell office:value-type="float" office:value="3750" calcext:value-type="float">
            <text:p>3750</text:p>
          </table:table-cell>
          <table:table-cell table:number-columns-repeated="7"/>
        </table:table-row>
        <table:table-row table:style-name="ro1">
          <table:table-cell office:value-type="float" office:value="80.963" calcext:value-type="float">
            <text:p>80,96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5.219" calcext:value-type="float">
            <text:p>505,219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789.513" calcext:value-type="float">
            <text:p>3789,513</text:p>
          </table:table-cell>
          <table:table-cell office:value-type="float" office:value="3750" calcext:value-type="float">
            <text:p>3750</text:p>
          </table:table-cell>
          <table:table-cell table:number-columns-repeated="7"/>
        </table:table-row>
        <table:table-row table:style-name="ro1">
          <table:table-cell office:value-type="float" office:value="82.919" calcext:value-type="float">
            <text:p>82,91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43.257" calcext:value-type="float">
            <text:p>443,257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774.66" calcext:value-type="float">
            <text:p>3774,66</text:p>
          </table:table-cell>
          <table:table-cell office:value-type="float" office:value="3740" calcext:value-type="float">
            <text:p>3740</text:p>
          </table:table-cell>
          <table:table-cell table:number-columns-repeated="7"/>
        </table:table-row>
        <table:table-row table:style-name="ro1">
          <table:table-cell office:value-type="float" office:value="196.358" calcext:value-type="float">
            <text:p>196,35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65.101" calcext:value-type="float">
            <text:p>465,101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783.867" calcext:value-type="float">
            <text:p>3783,867</text:p>
          </table:table-cell>
          <table:table-cell office:value-type="float" office:value="3740" calcext:value-type="float">
            <text:p>3740</text:p>
          </table:table-cell>
          <table:table-cell table:number-columns-repeated="7"/>
        </table:table-row>
        <table:table-row table:style-name="ro1">
          <table:table-cell office:value-type="float" office:value="82.44" calcext:value-type="float">
            <text:p>82,4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3.88" calcext:value-type="float">
            <text:p>483,8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790.845" calcext:value-type="float">
            <text:p>3790,845</text:p>
          </table:table-cell>
          <table:table-cell office:value-type="float" office:value="3740" calcext:value-type="float">
            <text:p>3740</text:p>
          </table:table-cell>
          <table:table-cell table:number-columns-repeated="7"/>
        </table:table-row>
        <table:table-row table:style-name="ro1">
          <table:table-cell office:value-type="float" office:value="145.016" calcext:value-type="float">
            <text:p>145,01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56.199" calcext:value-type="float">
            <text:p>556,199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85.7" calcext:value-type="float">
            <text:p>3985,7</text:p>
          </table:table-cell>
          <table:table-cell office:value-type="float" office:value="3730" calcext:value-type="float">
            <text:p>3730</text:p>
          </table:table-cell>
          <table:table-cell table:number-columns-repeated="7"/>
        </table:table-row>
        <table:table-row table:style-name="ro1">
          <table:table-cell office:value-type="float" office:value="81.846" calcext:value-type="float">
            <text:p>81,84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98.127" calcext:value-type="float">
            <text:p>498,127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892.666" calcext:value-type="float">
            <text:p>3892,666</text:p>
          </table:table-cell>
          <table:table-cell office:value-type="float" office:value="3730" calcext:value-type="float">
            <text:p>3730</text:p>
          </table:table-cell>
          <table:table-cell table:number-columns-repeated="7"/>
        </table:table-row>
        <table:table-row table:style-name="ro1">
          <table:table-cell office:value-type="float" office:value="78.346" calcext:value-type="float">
            <text:p>78,34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41.989" calcext:value-type="float">
            <text:p>641,989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802.534" calcext:value-type="float">
            <text:p>3802,534</text:p>
          </table:table-cell>
          <table:table-cell office:value-type="float" office:value="3730" calcext:value-type="float">
            <text:p>3730</text:p>
          </table:table-cell>
          <table:table-cell table:number-columns-repeated="7"/>
        </table:table-row>
        <table:table-row table:style-name="ro1">
          <table:table-cell office:value-type="float" office:value="91.092" calcext:value-type="float">
            <text:p>91,0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60.727" calcext:value-type="float">
            <text:p>460,727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771.094" calcext:value-type="float">
            <text:p>3771,094</text:p>
          </table:table-cell>
          <table:table-cell office:value-type="float" office:value="3720" calcext:value-type="float">
            <text:p>3720</text:p>
          </table:table-cell>
          <table:table-cell table:number-columns-repeated="7"/>
        </table:table-row>
        <table:table-row table:style-name="ro1">
          <table:table-cell office:value-type="float" office:value="82.69" calcext:value-type="float">
            <text:p>82,6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23.948" calcext:value-type="float">
            <text:p>423,948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766.395" calcext:value-type="float">
            <text:p>3766,395</text:p>
          </table:table-cell>
          <table:table-cell office:value-type="float" office:value="3720" calcext:value-type="float">
            <text:p>3720</text:p>
          </table:table-cell>
          <table:table-cell table:number-columns-repeated="7"/>
        </table:table-row>
        <table:table-row table:style-name="ro1">
          <table:table-cell office:value-type="float" office:value="81.443" calcext:value-type="float">
            <text:p>81,44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73.436" calcext:value-type="float">
            <text:p>473,436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811.03" calcext:value-type="float">
            <text:p>3811,03</text:p>
          </table:table-cell>
          <table:table-cell office:value-type="float" office:value="3710" calcext:value-type="float">
            <text:p>3710</text:p>
          </table:table-cell>
          <table:table-cell table:number-columns-repeated="7"/>
        </table:table-row>
        <table:table-row table:style-name="ro1">
          <table:table-cell office:value-type="float" office:value="76.757" calcext:value-type="float">
            <text:p>76,75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75.722" calcext:value-type="float">
            <text:p>475,722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760.561" calcext:value-type="float">
            <text:p>3760,561</text:p>
          </table:table-cell>
          <table:table-cell office:value-type="float" office:value="3710" calcext:value-type="float">
            <text:p>3710</text:p>
          </table:table-cell>
          <table:table-cell table:number-columns-repeated="7"/>
        </table:table-row>
        <table:table-row table:style-name="ro1">
          <table:table-cell office:value-type="float" office:value="77.823" calcext:value-type="float">
            <text:p>77,8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31.743" calcext:value-type="float">
            <text:p>431,743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752.799" calcext:value-type="float">
            <text:p>3752,799</text:p>
          </table:table-cell>
          <table:table-cell office:value-type="float" office:value="3710" calcext:value-type="float">
            <text:p>3710</text:p>
          </table:table-cell>
          <table:table-cell table:number-columns-repeated="7"/>
        </table:table-row>
        <table:table-row table:style-name="ro1">
          <table:table-cell office:value-type="float" office:value="80.299" calcext:value-type="float">
            <text:p>80,29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191.905" calcext:value-type="float">
            <text:p>3191,905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745.955" calcext:value-type="float">
            <text:p>3745,955</text:p>
          </table:table-cell>
          <table:table-cell office:value-type="float" office:value="3710" calcext:value-type="float">
            <text:p>3710</text:p>
          </table:table-cell>
          <table:table-cell table:number-columns-repeated="7"/>
        </table:table-row>
        <table:table-row table:style-name="ro1">
          <table:table-cell office:value-type="float" office:value="91.066" calcext:value-type="float">
            <text:p>91,06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24.203" calcext:value-type="float">
            <text:p>424,203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757.541" calcext:value-type="float">
            <text:p>3757,541</text:p>
          </table:table-cell>
          <table:table-cell office:value-type="float" office:value="3710" calcext:value-type="float">
            <text:p>3710</text:p>
          </table:table-cell>
          <table:table-cell table:number-columns-repeated="7"/>
        </table:table-row>
        <table:table-row table:style-name="ro1">
          <table:table-cell office:value-type="float" office:value="80.495" calcext:value-type="float">
            <text:p>80,49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57.139" calcext:value-type="float">
            <text:p>557,139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767.168" calcext:value-type="float">
            <text:p>3767,168</text:p>
          </table:table-cell>
          <table:table-cell office:value-type="float" office:value="3710" calcext:value-type="float">
            <text:p>3710</text:p>
          </table:table-cell>
          <table:table-cell table:number-columns-repeated="7"/>
        </table:table-row>
        <table:table-row table:style-name="ro1">
          <table:table-cell office:value-type="float" office:value="79.93" calcext:value-type="float">
            <text:p>79,9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59.045" calcext:value-type="float">
            <text:p>459,045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741.255" calcext:value-type="float">
            <text:p>3741,255</text:p>
          </table:table-cell>
          <table:table-cell office:value-type="float" office:value="3700" calcext:value-type="float">
            <text:p>3700</text:p>
          </table:table-cell>
          <table:table-cell table:number-columns-repeated="7"/>
        </table:table-row>
        <table:table-row table:style-name="ro1">
          <table:table-cell office:value-type="float" office:value="215.432" calcext:value-type="float">
            <text:p>215,43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0.322" calcext:value-type="float">
            <text:p>510,322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749.955" calcext:value-type="float">
            <text:p>3749,955</text:p>
          </table:table-cell>
          <table:table-cell office:value-type="float" office:value="3700" calcext:value-type="float">
            <text:p>3700</text:p>
          </table:table-cell>
          <table:table-cell table:number-columns-repeated="7"/>
        </table:table-row>
        <table:table-row table:style-name="ro1">
          <table:table-cell office:value-type="float" office:value="75.002" calcext:value-type="float">
            <text:p>75,00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90.877" calcext:value-type="float">
            <text:p>490,877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788.506" calcext:value-type="float">
            <text:p>3788,506</text:p>
          </table:table-cell>
          <table:table-cell office:value-type="float" office:value="3690" calcext:value-type="float">
            <text:p>3690</text:p>
          </table:table-cell>
          <table:table-cell table:number-columns-repeated="7"/>
        </table:table-row>
        <table:table-row table:style-name="ro1">
          <table:table-cell office:value-type="float" office:value="76.511" calcext:value-type="float">
            <text:p>76,5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97.663" calcext:value-type="float">
            <text:p>497,663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829.778" calcext:value-type="float">
            <text:p>3829,778</text:p>
          </table:table-cell>
          <table:table-cell office:value-type="float" office:value="3690" calcext:value-type="float">
            <text:p>3690</text:p>
          </table:table-cell>
          <table:table-cell table:number-columns-repeated="7"/>
        </table:table-row>
        <table:table-row table:style-name="ro1">
          <table:table-cell office:value-type="float" office:value="75.929" calcext:value-type="float">
            <text:p>75,9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57.5" calcext:value-type="float">
            <text:p>557,5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732.812" calcext:value-type="float">
            <text:p>3732,812</text:p>
          </table:table-cell>
          <table:table-cell office:value-type="float" office:value="3690" calcext:value-type="float">
            <text:p>3690</text:p>
          </table:table-cell>
          <table:table-cell table:number-columns-repeated="7"/>
        </table:table-row>
        <table:table-row table:style-name="ro1">
          <table:table-cell office:value-type="float" office:value="81.344" calcext:value-type="float">
            <text:p>81,34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93.36" calcext:value-type="float">
            <text:p>493,36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735.497" calcext:value-type="float">
            <text:p>3735,497</text:p>
          </table:table-cell>
          <table:table-cell office:value-type="float" office:value="3690" calcext:value-type="float">
            <text:p>3690</text:p>
          </table:table-cell>
          <table:table-cell table:number-columns-repeated="7"/>
        </table:table-row>
        <table:table-row table:style-name="ro1">
          <table:table-cell office:value-type="float" office:value="76.548" calcext:value-type="float">
            <text:p>76,54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9.448" calcext:value-type="float">
            <text:p>519,448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716.901" calcext:value-type="float">
            <text:p>3716,901</text:p>
          </table:table-cell>
          <table:table-cell office:value-type="float" office:value="3680" calcext:value-type="float">
            <text:p>3680</text:p>
          </table:table-cell>
          <table:table-cell table:number-columns-repeated="7"/>
        </table:table-row>
        <table:table-row table:style-name="ro1">
          <table:table-cell office:value-type="float" office:value="83.206" calcext:value-type="float">
            <text:p>83,20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0.794" calcext:value-type="float">
            <text:p>510,794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880.552" calcext:value-type="float">
            <text:p>3880,552</text:p>
          </table:table-cell>
          <table:table-cell office:value-type="float" office:value="3680" calcext:value-type="float">
            <text:p>3680</text:p>
          </table:table-cell>
          <table:table-cell table:number-columns-repeated="7"/>
        </table:table-row>
        <table:table-row table:style-name="ro1">
          <table:table-cell office:value-type="float" office:value="74.924" calcext:value-type="float">
            <text:p>74,9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65.357" calcext:value-type="float">
            <text:p>465,357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723.413" calcext:value-type="float">
            <text:p>3723,413</text:p>
          </table:table-cell>
          <table:table-cell office:value-type="float" office:value="3680" calcext:value-type="float">
            <text:p>3680</text:p>
          </table:table-cell>
          <table:table-cell table:number-columns-repeated="7"/>
        </table:table-row>
        <table:table-row table:style-name="ro1">
          <table:table-cell office:value-type="float" office:value="77.164" calcext:value-type="float">
            <text:p>77,16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42.676" calcext:value-type="float">
            <text:p>442,676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720.275" calcext:value-type="float">
            <text:p>3720,275</text:p>
          </table:table-cell>
          <table:table-cell office:value-type="float" office:value="3680" calcext:value-type="float">
            <text:p>3680</text:p>
          </table:table-cell>
          <table:table-cell table:number-columns-repeated="7"/>
        </table:table-row>
        <table:table-row table:style-name="ro1">
          <table:table-cell office:value-type="float" office:value="79.12" calcext:value-type="float">
            <text:p>79,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91.654" calcext:value-type="float">
            <text:p>491,654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712.87" calcext:value-type="float">
            <text:p>3712,87</text:p>
          </table:table-cell>
          <table:table-cell office:value-type="float" office:value="3670" calcext:value-type="float">
            <text:p>3670</text:p>
          </table:table-cell>
          <table:table-cell table:number-columns-repeated="7"/>
        </table:table-row>
        <table:table-row table:style-name="ro1">
          <table:table-cell office:value-type="float" office:value="77.126" calcext:value-type="float">
            <text:p>77,12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27.159" calcext:value-type="float">
            <text:p>427,159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727.556" calcext:value-type="float">
            <text:p>3727,556</text:p>
          </table:table-cell>
          <table:table-cell office:value-type="float" office:value="3670" calcext:value-type="float">
            <text:p>3670</text:p>
          </table:table-cell>
          <table:table-cell table:number-columns-repeated="7"/>
        </table:table-row>
        <table:table-row table:style-name="ro1">
          <table:table-cell office:value-type="float" office:value="78.039" calcext:value-type="float">
            <text:p>78,03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59.1" calcext:value-type="float">
            <text:p>1359,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976.707" calcext:value-type="float">
            <text:p>3976,707</text:p>
          </table:table-cell>
          <table:table-cell office:value-type="float" office:value="3660" calcext:value-type="float">
            <text:p>3660</text:p>
          </table:table-cell>
          <table:table-cell table:number-columns-repeated="7"/>
        </table:table-row>
        <table:table-row table:style-name="ro1">
          <table:table-cell office:value-type="float" office:value="78.647" calcext:value-type="float">
            <text:p>78,64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15.52" calcext:value-type="float">
            <text:p>415,5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706.932" calcext:value-type="float">
            <text:p>3706,932</text:p>
          </table:table-cell>
          <table:table-cell office:value-type="float" office:value="3660" calcext:value-type="float">
            <text:p>3660</text:p>
          </table:table-cell>
          <table:table-cell table:number-columns-repeated="7"/>
        </table:table-row>
        <table:table-row table:style-name="ro1">
          <table:table-cell office:value-type="float" office:value="78.885" calcext:value-type="float">
            <text:p>78,88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09.002" calcext:value-type="float">
            <text:p>409,00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737.71" calcext:value-type="float">
            <text:p>3737,71</text:p>
          </table:table-cell>
          <table:table-cell office:value-type="float" office:value="3650" calcext:value-type="float">
            <text:p>3650</text:p>
          </table:table-cell>
          <table:table-cell table:number-columns-repeated="7"/>
        </table:table-row>
        <table:table-row table:style-name="ro1">
          <table:table-cell office:value-type="float" office:value="76.863" calcext:value-type="float">
            <text:p>76,86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26.569" calcext:value-type="float">
            <text:p>426,56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690.496" calcext:value-type="float">
            <text:p>3690,496</text:p>
          </table:table-cell>
          <table:table-cell office:value-type="float" office:value="3650" calcext:value-type="float">
            <text:p>3650</text:p>
          </table:table-cell>
          <table:table-cell table:number-columns-repeated="7"/>
        </table:table-row>
        <table:table-row table:style-name="ro1">
          <table:table-cell office:value-type="float" office:value="82.81" calcext:value-type="float">
            <text:p>82,8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54.378" calcext:value-type="float">
            <text:p>454,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965.926" calcext:value-type="float">
            <text:p>3965,926</text:p>
          </table:table-cell>
          <table:table-cell office:value-type="float" office:value="3650" calcext:value-type="float">
            <text:p>3650</text:p>
          </table:table-cell>
          <table:table-cell table:number-columns-repeated="7"/>
        </table:table-row>
        <table:table-row table:style-name="ro1">
          <table:table-cell office:value-type="float" office:value="81.883" calcext:value-type="float">
            <text:p>81,88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83.79" calcext:value-type="float">
            <text:p>483,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695.487" calcext:value-type="float">
            <text:p>3695,487</text:p>
          </table:table-cell>
          <table:table-cell office:value-type="float" office:value="3650" calcext:value-type="float">
            <text:p>3650</text:p>
          </table:table-cell>
          <table:table-cell table:number-columns-repeated="7"/>
        </table:table-row>
        <table:table-row table:style-name="ro1">
          <table:table-cell office:value-type="float" office:value="79.871" calcext:value-type="float">
            <text:p>79,87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77.265" calcext:value-type="float">
            <text:p>477,26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724.762" calcext:value-type="float">
            <text:p>3724,762</text:p>
          </table:table-cell>
          <table:table-cell office:value-type="float" office:value="3640" calcext:value-type="float">
            <text:p>3640</text:p>
          </table:table-cell>
          <table:table-cell table:number-columns-repeated="7"/>
        </table:table-row>
        <table:table-row table:style-name="ro1">
          <table:table-cell office:value-type="float" office:value="80.873" calcext:value-type="float">
            <text:p>80,87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82.156" calcext:value-type="float">
            <text:p>582,15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745.851" calcext:value-type="float">
            <text:p>3745,851</text:p>
          </table:table-cell>
          <table:table-cell office:value-type="float" office:value="3640" calcext:value-type="float">
            <text:p>3640</text:p>
          </table:table-cell>
          <table:table-cell table:number-columns-repeated="7"/>
        </table:table-row>
        <table:table-row table:style-name="ro1">
          <table:table-cell office:value-type="float" office:value="79.012" calcext:value-type="float">
            <text:p>79,0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04.838" calcext:value-type="float">
            <text:p>704,83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725.673" calcext:value-type="float">
            <text:p>3725,673</text:p>
          </table:table-cell>
          <table:table-cell office:value-type="float" office:value="3640" calcext:value-type="float">
            <text:p>3640</text:p>
          </table:table-cell>
          <table:table-cell table:number-columns-repeated="7"/>
        </table:table-row>
        <table:table-row table:style-name="ro1">
          <table:table-cell office:value-type="float" office:value="77.219" calcext:value-type="float">
            <text:p>77,21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86.07" calcext:value-type="float">
            <text:p>686,0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688.327" calcext:value-type="float">
            <text:p>3688,327</text:p>
          </table:table-cell>
          <table:table-cell office:value-type="float" office:value="3640" calcext:value-type="float">
            <text:p>3640</text:p>
          </table:table-cell>
          <table:table-cell table:number-columns-repeated="7"/>
        </table:table-row>
        <table:table-row table:style-name="ro1">
          <table:table-cell office:value-type="float" office:value="80.134" calcext:value-type="float">
            <text:p>80,13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43.898" calcext:value-type="float">
            <text:p>543,89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981.545" calcext:value-type="float">
            <text:p>3981,545</text:p>
          </table:table-cell>
          <table:table-cell office:value-type="float" office:value="3630" calcext:value-type="float">
            <text:p>3630</text:p>
          </table:table-cell>
          <table:table-cell table:number-columns-repeated="7"/>
        </table:table-row>
        <table:table-row table:style-name="ro1">
          <table:table-cell office:value-type="float" office:value="76.822" calcext:value-type="float">
            <text:p>76,8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53.106" calcext:value-type="float">
            <text:p>853,10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827.433" calcext:value-type="float">
            <text:p>3827,433</text:p>
          </table:table-cell>
          <table:table-cell office:value-type="float" office:value="3630" calcext:value-type="float">
            <text:p>3630</text:p>
          </table:table-cell>
          <table:table-cell table:number-columns-repeated="7"/>
        </table:table-row>
        <table:table-row table:style-name="ro1">
          <table:table-cell office:value-type="float" office:value="78.676" calcext:value-type="float">
            <text:p>78,67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0.445" calcext:value-type="float">
            <text:p>510,44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745.301" calcext:value-type="float">
            <text:p>3745,301</text:p>
          </table:table-cell>
          <table:table-cell office:value-type="float" office:value="3630" calcext:value-type="float">
            <text:p>3630</text:p>
          </table:table-cell>
          <table:table-cell table:number-columns-repeated="7"/>
        </table:table-row>
        <table:table-row table:style-name="ro1">
          <table:table-cell office:value-type="float" office:value="75.918" calcext:value-type="float">
            <text:p>75,91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82.559" calcext:value-type="float">
            <text:p>482,55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822.012" calcext:value-type="float">
            <text:p>3822,012</text:p>
          </table:table-cell>
          <table:table-cell office:value-type="float" office:value="3630" calcext:value-type="float">
            <text:p>3630</text:p>
          </table:table-cell>
          <table:table-cell table:number-columns-repeated="7"/>
        </table:table-row>
        <table:table-row table:style-name="ro1">
          <table:table-cell office:value-type="float" office:value="83.48" calcext:value-type="float">
            <text:p>83,4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79.91" calcext:value-type="float">
            <text:p>479,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869.576" calcext:value-type="float">
            <text:p>3869,576</text:p>
          </table:table-cell>
          <table:table-cell office:value-type="float" office:value="3630" calcext:value-type="float">
            <text:p>3630</text:p>
          </table:table-cell>
          <table:table-cell table:number-columns-repeated="7"/>
        </table:table-row>
        <table:table-row table:style-name="ro1">
          <table:table-cell office:value-type="float" office:value="79.462" calcext:value-type="float">
            <text:p>79,4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67.95" calcext:value-type="float">
            <text:p>467,9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671.053" calcext:value-type="float">
            <text:p>3671,053</text:p>
          </table:table-cell>
          <table:table-cell office:value-type="float" office:value="3630" calcext:value-type="float">
            <text:p>3630</text:p>
          </table:table-cell>
          <table:table-cell table:number-columns-repeated="7"/>
        </table:table-row>
        <table:table-row table:style-name="ro1">
          <table:table-cell office:value-type="float" office:value="77.085" calcext:value-type="float">
            <text:p>77,08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72.714" calcext:value-type="float">
            <text:p>572,71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672.629" calcext:value-type="float">
            <text:p>3672,629</text:p>
          </table:table-cell>
          <table:table-cell office:value-type="float" office:value="3630" calcext:value-type="float">
            <text:p>3630</text:p>
          </table:table-cell>
          <table:table-cell table:number-columns-repeated="7"/>
        </table:table-row>
        <table:table-row table:style-name="ro1">
          <table:table-cell office:value-type="float" office:value="85.778" calcext:value-type="float">
            <text:p>85,77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7.06" calcext:value-type="float">
            <text:p>517,0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718.979" calcext:value-type="float">
            <text:p>3718,979</text:p>
          </table:table-cell>
          <table:table-cell office:value-type="float" office:value="3620" calcext:value-type="float">
            <text:p>3620</text:p>
          </table:table-cell>
          <table:table-cell table:number-columns-repeated="7"/>
        </table:table-row>
        <table:table-row table:style-name="ro1">
          <table:table-cell office:value-type="float" office:value="76.643" calcext:value-type="float">
            <text:p>76,64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86.007" calcext:value-type="float">
            <text:p>486,00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663.503" calcext:value-type="float">
            <text:p>3663,503</text:p>
          </table:table-cell>
          <table:table-cell office:value-type="float" office:value="3620" calcext:value-type="float">
            <text:p>3620</text:p>
          </table:table-cell>
          <table:table-cell table:number-columns-repeated="7"/>
        </table:table-row>
        <table:table-row table:style-name="ro1">
          <table:table-cell office:value-type="float" office:value="76.464" calcext:value-type="float">
            <text:p>76,46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3.544" calcext:value-type="float">
            <text:p>513,54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703.984" calcext:value-type="float">
            <text:p>3703,984</text:p>
          </table:table-cell>
          <table:table-cell office:value-type="float" office:value="3620" calcext:value-type="float">
            <text:p>3620</text:p>
          </table:table-cell>
          <table:table-cell table:number-columns-repeated="7"/>
        </table:table-row>
        <table:table-row table:style-name="ro1">
          <table:table-cell office:value-type="float" office:value="80.796" calcext:value-type="float">
            <text:p>80,79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11.834" calcext:value-type="float">
            <text:p>611,83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695.278" calcext:value-type="float">
            <text:p>3695,278</text:p>
          </table:table-cell>
          <table:table-cell office:value-type="float" office:value="3610" calcext:value-type="float">
            <text:p>3610</text:p>
          </table:table-cell>
          <table:table-cell table:number-columns-repeated="7"/>
        </table:table-row>
        <table:table-row table:style-name="ro1">
          <table:table-cell office:value-type="float" office:value="84.671" calcext:value-type="float">
            <text:p>84,67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07.503" calcext:value-type="float">
            <text:p>507,50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729.809" calcext:value-type="float">
            <text:p>3729,809</text:p>
          </table:table-cell>
          <table:table-cell office:value-type="float" office:value="3610" calcext:value-type="float">
            <text:p>3610</text:p>
          </table:table-cell>
          <table:table-cell table:number-columns-repeated="7"/>
        </table:table-row>
        <table:table-row table:style-name="ro1">
          <table:table-cell office:value-type="float" office:value="78.924" calcext:value-type="float">
            <text:p>78,9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1.074" calcext:value-type="float">
            <text:p>511,0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717.542" calcext:value-type="float">
            <text:p>3717,542</text:p>
          </table:table-cell>
          <table:table-cell office:value-type="float" office:value="3610" calcext:value-type="float">
            <text:p>3610</text:p>
          </table:table-cell>
          <table:table-cell table:number-columns-repeated="7"/>
        </table:table-row>
        <table:table-row table:style-name="ro1">
          <table:table-cell office:value-type="float" office:value="78.755" calcext:value-type="float">
            <text:p>78,7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47.524" calcext:value-type="float">
            <text:p>447,52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682.164" calcext:value-type="float">
            <text:p>3682,164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office:value-type="float" office:value="76.538" calcext:value-type="float">
            <text:p>76,53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62.003" calcext:value-type="float">
            <text:p>462,00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670.783" calcext:value-type="float">
            <text:p>3670,783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office:value-type="float" office:value="89.072" calcext:value-type="float">
            <text:p>89,07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14.111" calcext:value-type="float">
            <text:p>414,11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658.471" calcext:value-type="float">
            <text:p>3658,471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office:value-type="float" office:value="130.732" calcext:value-type="float">
            <text:p>130,73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05.636" calcext:value-type="float">
            <text:p>405,63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830.294" calcext:value-type="float">
            <text:p>3830,294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office:value-type="float" office:value="81.388" calcext:value-type="float">
            <text:p>81,38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05.773" calcext:value-type="float">
            <text:p>405,773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770.514" calcext:value-type="float">
            <text:p>3770,514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office:value-type="float" office:value="78.999" calcext:value-type="float">
            <text:p>78,99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46.756" calcext:value-type="float">
            <text:p>446,75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723.572" calcext:value-type="float">
            <text:p>3723,572</text:p>
          </table:table-cell>
          <table:table-cell office:value-type="float" office:value="3590" calcext:value-type="float">
            <text:p>3590</text:p>
          </table:table-cell>
          <table:table-cell table:number-columns-repeated="7"/>
        </table:table-row>
        <table:table-row table:style-name="ro1">
          <table:table-cell office:value-type="float" office:value="178.152" calcext:value-type="float">
            <text:p>178,15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02.941" calcext:value-type="float">
            <text:p>402,94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796.096" calcext:value-type="float">
            <text:p>3796,096</text:p>
          </table:table-cell>
          <table:table-cell office:value-type="float" office:value="3590" calcext:value-type="float">
            <text:p>3590</text:p>
          </table:table-cell>
          <table:table-cell table:number-columns-repeated="7"/>
        </table:table-row>
        <table:table-row table:style-name="ro1">
          <table:table-cell office:value-type="float" office:value="82.008" calcext:value-type="float">
            <text:p>82,00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31.842" calcext:value-type="float">
            <text:p>431,842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774.071" calcext:value-type="float">
            <text:p>3774,071</text:p>
          </table:table-cell>
          <table:table-cell office:value-type="float" office:value="3590" calcext:value-type="float">
            <text:p>3590</text:p>
          </table:table-cell>
          <table:table-cell table:number-columns-repeated="7"/>
        </table:table-row>
        <table:table-row table:style-name="ro1">
          <table:table-cell office:value-type="float" office:value="83.838" calcext:value-type="float">
            <text:p>83,83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94.503" calcext:value-type="float">
            <text:p>394,503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648.713" calcext:value-type="float">
            <text:p>3648,713</text:p>
          </table:table-cell>
          <table:table-cell office:value-type="float" office:value="3590" calcext:value-type="float">
            <text:p>3590</text:p>
          </table:table-cell>
          <table:table-cell table:number-columns-repeated="7"/>
        </table:table-row>
        <table:table-row table:style-name="ro1">
          <table:table-cell office:value-type="float" office:value="80.216" calcext:value-type="float">
            <text:p>80,2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07.92" calcext:value-type="float">
            <text:p>407,92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689.087" calcext:value-type="float">
            <text:p>3689,087</text:p>
          </table:table-cell>
          <table:table-cell office:value-type="float" office:value="3590" calcext:value-type="float">
            <text:p>3590</text:p>
          </table:table-cell>
          <table:table-cell table:number-columns-repeated="7"/>
        </table:table-row>
        <table:table-row table:style-name="ro1">
          <table:table-cell office:value-type="float" office:value="93.776" calcext:value-type="float">
            <text:p>93,77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81.293" calcext:value-type="float">
            <text:p>481,293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4113.805" calcext:value-type="float">
            <text:p>4113,805</text:p>
          </table:table-cell>
          <table:table-cell office:value-type="float" office:value="3590" calcext:value-type="float">
            <text:p>3590</text:p>
          </table:table-cell>
          <table:table-cell table:number-columns-repeated="7"/>
        </table:table-row>
        <table:table-row table:style-name="ro1">
          <table:table-cell office:value-type="float" office:value="85.776" calcext:value-type="float">
            <text:p>85,77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81.67" calcext:value-type="float">
            <text:p>481,67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664.717" calcext:value-type="float">
            <text:p>3664,717</text:p>
          </table:table-cell>
          <table:table-cell office:value-type="float" office:value="3580" calcext:value-type="float">
            <text:p>3580</text:p>
          </table:table-cell>
          <table:table-cell table:number-columns-repeated="7"/>
        </table:table-row>
        <table:table-row table:style-name="ro1">
          <table:table-cell office:value-type="float" office:value="144.375" calcext:value-type="float">
            <text:p>144,3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33.692" calcext:value-type="float">
            <text:p>633,692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717.788" calcext:value-type="float">
            <text:p>3717,788</text:p>
          </table:table-cell>
          <table:table-cell office:value-type="float" office:value="3560" calcext:value-type="float">
            <text:p>3560</text:p>
          </table:table-cell>
          <table:table-cell table:number-columns-repeated="7"/>
        </table:table-row>
        <table:table-row table:style-name="ro1">
          <table:table-cell office:value-type="float" office:value="89.655" calcext:value-type="float">
            <text:p>89,6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57.786" calcext:value-type="float">
            <text:p>457,78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668.217" calcext:value-type="float">
            <text:p>3668,217</text:p>
          </table:table-cell>
          <table:table-cell office:value-type="float" office:value="3560" calcext:value-type="float">
            <text:p>3560</text:p>
          </table:table-cell>
          <table:table-cell table:number-columns-repeated="7"/>
        </table:table-row>
        <table:table-row table:style-name="ro1">
          <table:table-cell office:value-type="float" office:value="80.74" calcext:value-type="float">
            <text:p>80,7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27.934" calcext:value-type="float">
            <text:p>527,93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604.885" calcext:value-type="float">
            <text:p>3604,885</text:p>
          </table:table-cell>
          <table:table-cell office:value-type="float" office:value="3550" calcext:value-type="float">
            <text:p>3550</text:p>
          </table:table-cell>
          <table:table-cell table:number-columns-repeated="7"/>
        </table:table-row>
        <table:table-row table:style-name="ro1">
          <table:table-cell office:value-type="float" office:value="137.854" calcext:value-type="float">
            <text:p>137,85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26.281" calcext:value-type="float">
            <text:p>526,28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597.287" calcext:value-type="float">
            <text:p>3597,287</text:p>
          </table:table-cell>
          <table:table-cell office:value-type="float" office:value="3550" calcext:value-type="float">
            <text:p>3550</text:p>
          </table:table-cell>
          <table:table-cell table:number-columns-repeated="7"/>
        </table:table-row>
        <table:table-row table:style-name="ro1">
          <table:table-cell office:value-type="float" office:value="78.35" calcext:value-type="float">
            <text:p>78,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06.905" calcext:value-type="float">
            <text:p>506,905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606.375" calcext:value-type="float">
            <text:p>3606,375</text:p>
          </table:table-cell>
          <table:table-cell office:value-type="float" office:value="3550" calcext:value-type="float">
            <text:p>3550</text:p>
          </table:table-cell>
          <table:table-cell table:number-columns-repeated="7"/>
        </table:table-row>
        <table:table-row table:style-name="ro1">
          <table:table-cell office:value-type="float" office:value="76.879" calcext:value-type="float">
            <text:p>76,87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13.288" calcext:value-type="float">
            <text:p>413,288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775.377" calcext:value-type="float">
            <text:p>3775,377</text:p>
          </table:table-cell>
          <table:table-cell office:value-type="float" office:value="3540" calcext:value-type="float">
            <text:p>3540</text:p>
          </table:table-cell>
          <table:table-cell table:number-columns-repeated="7"/>
        </table:table-row>
        <table:table-row table:style-name="ro1">
          <table:table-cell office:value-type="float" office:value="78.368" calcext:value-type="float">
            <text:p>78,36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05.455" calcext:value-type="float">
            <text:p>405,455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4790.419" calcext:value-type="float">
            <text:p>4790,419</text:p>
          </table:table-cell>
          <table:table-cell office:value-type="float" office:value="3540" calcext:value-type="float">
            <text:p>3540</text:p>
          </table:table-cell>
          <table:table-cell table:number-columns-repeated="7"/>
        </table:table-row>
        <table:table-row table:style-name="ro1">
          <table:table-cell office:value-type="float" office:value="77.455" calcext:value-type="float">
            <text:p>77,4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32.674" calcext:value-type="float">
            <text:p>532,674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3616.892" calcext:value-type="float">
            <text:p>3616,892</text:p>
          </table:table-cell>
          <table:table-cell office:value-type="float" office:value="3540" calcext:value-type="float">
            <text:p>3540</text:p>
          </table:table-cell>
          <table:table-cell table:number-columns-repeated="7"/>
        </table:table-row>
        <table:table-row table:style-name="ro1">
          <table:table-cell office:value-type="float" office:value="77.938" calcext:value-type="float">
            <text:p>77,93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86.724" calcext:value-type="float">
            <text:p>986,724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3574.323" calcext:value-type="float">
            <text:p>3574,323</text:p>
          </table:table-cell>
          <table:table-cell office:value-type="float" office:value="3540" calcext:value-type="float">
            <text:p>3540</text:p>
          </table:table-cell>
          <table:table-cell table:number-columns-repeated="7"/>
        </table:table-row>
        <table:table-row table:style-name="ro1">
          <table:table-cell office:value-type="float" office:value="85.441" calcext:value-type="float">
            <text:p>85,44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79.327" calcext:value-type="float">
            <text:p>479,327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5753.36" calcext:value-type="float">
            <text:p>5753,36</text:p>
          </table:table-cell>
          <table:table-cell office:value-type="float" office:value="3530" calcext:value-type="float">
            <text:p>3530</text:p>
          </table:table-cell>
          <table:table-cell table:number-columns-repeated="7"/>
        </table:table-row>
        <table:table-row table:style-name="ro1">
          <table:table-cell office:value-type="float" office:value="74.833" calcext:value-type="float">
            <text:p>74,8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19.624" calcext:value-type="float">
            <text:p>419,624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3961.592" calcext:value-type="float">
            <text:p>3961,592</text:p>
          </table:table-cell>
          <table:table-cell office:value-type="float" office:value="3530" calcext:value-type="float">
            <text:p>3530</text:p>
          </table:table-cell>
          <table:table-cell table:number-columns-repeated="7"/>
        </table:table-row>
        <table:table-row table:style-name="ro1">
          <table:table-cell office:value-type="float" office:value="74.666" calcext:value-type="float">
            <text:p>74,66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11.986" calcext:value-type="float">
            <text:p>411,986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3543.61" calcext:value-type="float">
            <text:p>3543,6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</table:table>
      <table:table table:name="RESULT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24238559" calcext:value-type="float">
            <text:p>0,024238559</text:p>
          </table:table-cell>
          <table:table-cell office:value-type="float" office:value="1.941292422" calcext:value-type="float">
            <text:p>1,941292422</text:p>
          </table:table-cell>
          <table:table-cell office:value-type="float" office:value="833.2309215" calcext:value-type="float">
            <text:p>833,2309215</text:p>
          </table:table-cell>
        </table:table-row>
        <table:table-row table:style-name="ro1">
          <table:table-cell table:number-columns-repeated="2"/>
          <table:table-cell office:value-type="float" office:value="0.004690406" calcext:value-type="float">
            <text:p>0,004690406</text:p>
          </table:table-cell>
          <table:table-cell office:value-type="float" office:value="0.055011744" calcext:value-type="float">
            <text:p>0,055011744</text:p>
          </table:table-cell>
          <table:table-cell office:value-type="float" office:value="44.79296913" calcext:value-type="float">
            <text:p>44,79296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2365201" calcext:value-type="float">
            <text:p>0,02365201</text:p>
          </table:table-cell>
          <table:table-cell office:value-type="float" office:value="1.926356436" calcext:value-type="float">
            <text:p>1,926356436</text:p>
          </table:table-cell>
          <table:table-cell office:value-type="float" office:value="922.1683819" calcext:value-type="float">
            <text:p>922,1683819</text:p>
          </table:table-cell>
        </table:table-row>
        <table:table-row table:style-name="ro1">
          <table:table-cell table:number-columns-repeated="2"/>
          <table:table-cell office:value-type="float" office:value="0.001208375" calcext:value-type="float">
            <text:p>0,001208375</text:p>
          </table:table-cell>
          <table:table-cell office:value-type="float" office:value="0.047748739" calcext:value-type="float">
            <text:p>0,047748739</text:p>
          </table:table-cell>
          <table:table-cell office:value-type="float" office:value="24.46575885" calcext:value-type="float">
            <text:p>24,46575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24200468" calcext:value-type="float">
            <text:p>0,024200468</text:p>
          </table:table-cell>
          <table:table-cell office:value-type="float" office:value="1.96407749" calcext:value-type="float">
            <text:p>1,96407749</text:p>
          </table:table-cell>
          <table:table-cell office:value-type="float" office:value="958.5561843" calcext:value-type="float">
            <text:p>958,5561843</text:p>
          </table:table-cell>
        </table:table-row>
        <table:table-row table:style-name="ro1">
          <table:table-cell table:number-columns-repeated="2"/>
          <table:table-cell office:value-type="float" office:value="0.00179376" calcext:value-type="float">
            <text:p>0,00179376</text:p>
          </table:table-cell>
          <table:table-cell office:value-type="float" office:value="0.04784891" calcext:value-type="float">
            <text:p>0,04784891</text:p>
          </table:table-cell>
          <table:table-cell office:value-type="float" office:value="13.65343281" calcext:value-type="float">
            <text:p>13,65343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23026594" calcext:value-type="float">
            <text:p>0,023026594</text:p>
          </table:table-cell>
          <table:table-cell office:value-type="float" office:value="1.822968677" calcext:value-type="float">
            <text:p>1,822968677</text:p>
          </table:table-cell>
          <table:table-cell office:value-type="float" office:value="447.3665452" calcext:value-type="float">
            <text:p>447,3665452</text:p>
          </table:table-cell>
        </table:table-row>
        <table:table-row table:style-name="ro1">
          <table:table-cell table:number-columns-repeated="2"/>
          <table:table-cell office:value-type="float" office:value="0.00126857" calcext:value-type="float">
            <text:p>0,00126857</text:p>
          </table:table-cell>
          <table:table-cell office:value-type="float" office:value="0.039917621" calcext:value-type="float">
            <text:p>0,039917621</text:p>
          </table:table-cell>
          <table:table-cell office:value-type="float" office:value="6.31333437" calcext:value-type="float">
            <text:p>6,31333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24443451" calcext:value-type="float">
            <text:p>0,024443451</text:p>
          </table:table-cell>
          <table:table-cell office:value-type="float" office:value="1.97582159" calcext:value-type="float">
            <text:p>1,97582159</text:p>
          </table:table-cell>
          <table:table-cell office:value-type="float" office:value="244.2601813" calcext:value-type="float">
            <text:p>244,2601813</text:p>
          </table:table-cell>
        </table:table-row>
        <table:table-row table:style-name="ro1">
          <table:table-cell table:number-columns-repeated="2"/>
          <table:table-cell office:value-type="float" office:value="0.0014505" calcext:value-type="float">
            <text:p>0,0014505</text:p>
          </table:table-cell>
          <table:table-cell office:value-type="float" office:value="0.05404375" calcext:value-type="float">
            <text:p>0,05404375</text:p>
          </table:table-cell>
          <table:table-cell office:value-type="float" office:value="2.143854063" calcext:value-type="float">
            <text:p>2,143854063</text:p>
          </table:table-cell>
        </table:table-row>
      </table:table>
      <table:named-expressions/>
      <table:database-ranges>
        <table:database-range table:name="__Anonymous_Sheet_DB__0" table:target-range-address="'PY37-128MB'.G5:'PY37-128MB'.H2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PY37-256MB'.G5:'PY37-256MB'.H32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PY37-512MB'.G5:'PY37-512MB'.H4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PY37-1024MB'.G5:'PY37-1024MB'.H4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PY37-2048MB'.G5:'PY37-2048MB'.H1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14:22:11.508018945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21T18:48:56.063915775</dc:date>
    <meta:editing-duration>PT11H49M49S</meta:editing-duration>
    <meta:editing-cycles>27</meta:editing-cycles>
    <meta:generator>LibreOffice/5.1.6.2$Linux_X86_64 LibreOffice_project/10m0$Build-2</meta:generator>
    <meta:document-statistic meta:table-count="6" meta:cell-count="2646" meta:object-count="0"/>
  </office:meta>
</office:document-meta>
</file>